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Pitch</text:p>
          </table:table-cell>
          <table:table-cell table:style-name="ce2" office:value-type="string" calcext:value-type="string">
            <text:p>RPM</text:p>
          </table:table-cell>
          <table:table-cell table:style-name="ce2" office:value-type="string" calcext:value-type="string">
            <text:p>Thrust (g)</text:p>
          </table:table-cell>
          <table:table-cell table:style-name="ce2" office:value-type="string" calcext:value-type="string">
            <text:p>Torque (N.M)</text:p>
          </table:table-cell>
          <table:table-cell table:style-name="ce2" office:value-type="string" calcext:value-type="string">
            <text:p>Motor Voltage (V)</text:p>
          </table:table-cell>
          <table:table-cell table:style-name="ce2" office:value-type="string" calcext:value-type="string">
            <text:p>Motor Current (A)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Cp</text:p>
          </table:table-cell>
          <table:table-cell table:style-name="ce1"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4114" calcext:value-type="float">
            <text:p>4114</text:p>
          </table:table-cell>
          <table:table-cell office:value-type="float" office:value="344.9" calcext:value-type="float">
            <text:p>344.9</text:p>
          </table:table-cell>
          <table:table-cell office:value-type="float" office:value="0.06" calcext:value-type="float">
            <text:p>0.06</text:p>
          </table:table-cell>
          <table:table-cell office:value-type="float" office:value="15" calcext:value-type="float">
            <text:p>15</text:p>
          </table:table-cell>
          <table:table-cell office:value-type="float" office:value="2.67" calcext:value-type="float">
            <text:p>2.67</text:p>
          </table:table-cell>
          <table:table-cell table:formula="of:=[.D2]/1000*9.81 /(1.225 * (([.C2]/60)^2) * (([.A2]*0.0254)^4))" office:value-type="float" office:value="0.0964038619155677" calcext:value-type="float">
            <text:p>0.0964038619</text:p>
          </table:table-cell>
          <table:table-cell table:formula="of:=([.G2]*[.F2]) / (1.225*(([.C2]/60)^3)*(([.A2]*0.0254)^5))" office:value-type="float" office:value="0.0595655713545365" calcext:value-type="float">
            <text:p>0.0595655714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4305" calcext:value-type="float">
            <text:p>4305</text:p>
          </table:table-cell>
          <table:table-cell office:value-type="float" office:value="379.6" calcext:value-type="float">
            <text:p>379.6</text:p>
          </table:table-cell>
          <table:table-cell office:value-type="float" office:value="0.07" calcext:value-type="float">
            <text:p>0.07</text:p>
          </table:table-cell>
          <table:table-cell office:value-type="float" office:value="15" calcext:value-type="float">
            <text:p>15</text:p>
          </table:table-cell>
          <table:table-cell office:value-type="float" office:value="3.05" calcext:value-type="float">
            <text:p>3.05</text:p>
          </table:table-cell>
          <table:table-cell table:formula="of:=[.D3]/1000*9.81 /(1.225 * (([.C3]/60)^2) * (([.A3]*0.0254)^4))" office:value-type="float" office:value="0.0968968601785883" calcext:value-type="float">
            <text:p>0.0968968602</text:p>
          </table:table-cell>
          <table:table-cell table:formula="of:=([.G3]*[.F3]) / (1.225*(([.C3]/60)^3)*(([.A3]*0.0254)^5))" office:value-type="float" office:value="0.059382336901262" calcext:value-type="float">
            <text:p>0.0593823369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4513" calcext:value-type="float">
            <text:p>4513</text:p>
          </table:table-cell>
          <table:table-cell office:value-type="float" office:value="437.8" calcext:value-type="float">
            <text:p>437.8</text:p>
          </table:table-cell>
          <table:table-cell office:value-type="float" office:value="0.07" calcext:value-type="float">
            <text:p>0.07</text:p>
          </table:table-cell>
          <table:table-cell office:value-type="float" office:value="15" calcext:value-type="float">
            <text:p>15</text:p>
          </table:table-cell>
          <table:table-cell office:value-type="float" office:value="3.47" calcext:value-type="float">
            <text:p>3.47</text:p>
          </table:table-cell>
          <table:table-cell table:formula="of:=[.D4]/1000*9.81 /(1.225 * (([.C4]/60)^2) * (([.A4]*0.0254)^4))" office:value-type="float" office:value="0.101689216816492" calcext:value-type="float">
            <text:p>0.1016892168</text:p>
          </table:table-cell>
          <table:table-cell table:formula="of:=([.G4]*[.F4]) / (1.225*(([.C4]/60)^3)*(([.A4]*0.0254)^5))" office:value-type="float" office:value="0.0586422178331101" calcext:value-type="float">
            <text:p>0.0586422178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4713" calcext:value-type="float">
            <text:p>4713</text:p>
          </table:table-cell>
          <table:table-cell office:value-type="float" office:value="478.6" calcext:value-type="float">
            <text:p>478.6</text:p>
          </table:table-cell>
          <table:table-cell office:value-type="float" office:value="0.08" calcext:value-type="float">
            <text:p>0.08</text:p>
          </table:table-cell>
          <table:table-cell office:value-type="float" office:value="15" calcext:value-type="float">
            <text:p>15</text:p>
          </table:table-cell>
          <table:table-cell office:value-type="float" office:value="3.92" calcext:value-type="float">
            <text:p>3.92</text:p>
          </table:table-cell>
          <table:table-cell table:formula="of:=[.D5]/1000*9.81 /(1.225 * (([.C5]/60)^2) * (([.A5]*0.0254)^4))" office:value-type="float" office:value="0.101931315018459" calcext:value-type="float">
            <text:p>0.101931315</text:p>
          </table:table-cell>
          <table:table-cell table:formula="of:=([.G5]*[.F5]) / (1.225*(([.C5]/60)^3)*(([.A5]*0.0254)^5))" office:value-type="float" office:value="0.0581661957283886" calcext:value-type="float">
            <text:p>0.0581661957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4924" calcext:value-type="float">
            <text:p>4924</text:p>
          </table:table-cell>
          <table:table-cell office:value-type="float" office:value="510.2" calcext:value-type="float">
            <text:p>510.2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4.31" calcext:value-type="float">
            <text:p>4.31</text:p>
          </table:table-cell>
          <table:table-cell table:formula="of:=[.D6]/1000*9.81 /(1.225 * (([.C6]/60)^2) * (([.A6]*0.0254)^4))" office:value-type="float" office:value="0.0995483756808592" calcext:value-type="float">
            <text:p>0.0995483757</text:p>
          </table:table-cell>
          <table:table-cell table:formula="of:=([.G6]*[.F6]) / (1.225*(([.C6]/60)^3)*(([.A6]*0.0254)^5))" office:value-type="float" office:value="0.0560789727935409" calcext:value-type="float">
            <text:p>0.0560789728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120" calcext:value-type="float">
            <text:p>5120</text:p>
          </table:table-cell>
          <table:table-cell office:value-type="float" office:value="554.1" calcext:value-type="float">
            <text:p>554.1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4.81" calcext:value-type="float">
            <text:p>4.81</text:p>
          </table:table-cell>
          <table:table-cell table:formula="of:=[.D7]/1000*9.81 /(1.225 * (([.C7]/60)^2) * (([.A7]*0.0254)^4))" office:value-type="float" office:value="0.0999949437758304" calcext:value-type="float">
            <text:p>0.0999949438</text:p>
          </table:table-cell>
          <table:table-cell table:formula="of:=([.G7]*[.F7]) / (1.225*(([.C7]/60)^3)*(([.A7]*0.0254)^5))" office:value-type="float" office:value="0.0556688315753372" calcext:value-type="float">
            <text:p>0.055668831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308" calcext:value-type="float">
            <text:p>5308</text:p>
          </table:table-cell>
          <table:table-cell office:value-type="float" office:value="594.9" calcext:value-type="float">
            <text:p>594.9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5.48" calcext:value-type="float">
            <text:p>5.48</text:p>
          </table:table-cell>
          <table:table-cell table:formula="of:=[.D8]/1000*9.81 /(1.225 * (([.C8]/60)^2) * (([.A8]*0.0254)^4))" office:value-type="float" office:value="0.0998876861156544" calcext:value-type="float">
            <text:p>0.0998876861</text:p>
          </table:table-cell>
          <table:table-cell table:formula="of:=([.G8]*[.F8]) / (1.225*(([.C8]/60)^3)*(([.A8]*0.0254)^5))" office:value-type="float" office:value="0.0569199786511513" calcext:value-type="float">
            <text:p>0.0569199787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512" calcext:value-type="float">
            <text:p>5512</text:p>
          </table:table-cell>
          <table:table-cell office:value-type="float" office:value="655.1" calcext:value-type="float">
            <text:p>655.1</text:p>
          </table:table-cell>
          <table:table-cell office:value-type="float" office:value="0.11" calcext:value-type="float">
            <text:p>0.11</text:p>
          </table:table-cell>
          <table:table-cell office:value-type="float" office:value="15" calcext:value-type="float">
            <text:p>15</text:p>
          </table:table-cell>
          <table:table-cell office:value-type="float" office:value="6.07" calcext:value-type="float">
            <text:p>6.07</text:p>
          </table:table-cell>
          <table:table-cell table:formula="of:=[.D9]/1000*9.81 /(1.225 * (([.C9]/60)^2) * (([.A9]*0.0254)^4))" office:value-type="float" office:value="0.102004420748099" calcext:value-type="float">
            <text:p>0.1020044207</text:p>
          </table:table-cell>
          <table:table-cell table:formula="of:=([.G9]*[.F9]) / (1.225*(([.C9]/60)^3)*(([.A9]*0.0254)^5))" office:value-type="float" office:value="0.0563038350273839" calcext:value-type="float">
            <text:p>0.056303835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719" calcext:value-type="float">
            <text:p>5719</text:p>
          </table:table-cell>
          <table:table-cell office:value-type="float" office:value="726.5" calcext:value-type="float">
            <text:p>726.5</text:p>
          </table:table-cell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office:value-type="float" office:value="6.86" calcext:value-type="float">
            <text:p>6.86</text:p>
          </table:table-cell>
          <table:table-cell table:formula="of:=[.D10]/1000*9.81 /(1.225 * (([.C10]/60)^2) * (([.A10]*0.0254)^4))" office:value-type="float" office:value="0.105081251828045" calcext:value-type="float">
            <text:p>0.1050812518</text:p>
          </table:table-cell>
          <table:table-cell table:formula="of:=([.G10]*[.F10]) / (1.225*(([.C10]/60)^3)*(([.A10]*0.0254)^5))" office:value-type="float" office:value="0.0569692810459781" calcext:value-type="float">
            <text:p>0.056969281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5920" calcext:value-type="float">
            <text:p>5920</text:p>
          </table:table-cell>
          <table:table-cell office:value-type="float" office:value="769.4" calcext:value-type="float">
            <text:p>769.4</text:p>
          </table:table-cell>
          <table:table-cell office:value-type="float" office:value="0.12" calcext:value-type="float">
            <text:p>0.12</text:p>
          </table:table-cell>
          <table:table-cell office:value-type="float" office:value="15" calcext:value-type="float">
            <text:p>15</text:p>
          </table:table-cell>
          <table:table-cell office:value-type="float" office:value="7.56" calcext:value-type="float">
            <text:p>7.56</text:p>
          </table:table-cell>
          <table:table-cell table:formula="of:=[.D11]/1000*9.81 /(1.225 * (([.C11]/60)^2) * (([.A11]*0.0254)^4))" office:value-type="float" office:value="0.103857671361084" calcext:value-type="float">
            <text:p>0.1038576714</text:p>
          </table:table-cell>
          <table:table-cell table:formula="of:=([.G11]*[.F11]) / (1.225*(([.C11]/60)^3)*(([.A11]*0.0254)^5))" office:value-type="float" office:value="0.0566022360214209" calcext:value-type="float">
            <text:p>0.05660223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6120" calcext:value-type="float">
            <text:p>6120</text:p>
          </table:table-cell>
          <table:table-cell office:value-type="float" office:value="829.6" calcext:value-type="float">
            <text:p>829.6</text:p>
          </table:table-cell>
          <table:table-cell office:value-type="float" office:value="0.13" calcext:value-type="float">
            <text:p>0.13</text:p>
          </table:table-cell>
          <table:table-cell office:value-type="float" office:value="15" calcext:value-type="float">
            <text:p>15</text:p>
          </table:table-cell>
          <table:table-cell office:value-type="float" office:value="8.31" calcext:value-type="float">
            <text:p>8.31</text:p>
          </table:table-cell>
          <table:table-cell table:formula="of:=[.D12]/1000*9.81 /(1.225 * (([.C12]/60)^2) * (([.A12]*0.0254)^4))" office:value-type="float" office:value="0.104784178142252" calcext:value-type="float">
            <text:p>0.1047841781</text:p>
          </table:table-cell>
          <table:table-cell table:formula="of:=([.G12]*[.F12]) / (1.225*(([.C12]/60)^3)*(([.A12]*0.0254)^5))" office:value-type="float" office:value="0.0563149457348312" calcext:value-type="float">
            <text:p>0.0563149457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6314" calcext:value-type="float">
            <text:p>6314</text:p>
          </table:table-cell>
          <table:table-cell office:value-type="float" office:value="882.7" calcext:value-type="float">
            <text:p>882.7</text:p>
          </table:table-cell>
          <table:table-cell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  <table:table-cell office:value-type="float" office:value="9.11" calcext:value-type="float">
            <text:p>9.11</text:p>
          </table:table-cell>
          <table:table-cell table:formula="of:=[.D13]/1000*9.81 /(1.225 * (([.C13]/60)^2) * (([.A13]*0.0254)^4))" office:value-type="float" office:value="0.104745116422675" calcext:value-type="float">
            <text:p>0.1047451164</text:p>
          </table:table-cell>
          <table:table-cell table:formula="of:=([.G13]*[.F13]) / (1.225*(([.C13]/60)^3)*(([.A13]*0.0254)^5))" office:value-type="float" office:value="0.0562187981411249" calcext:value-type="float">
            <text:p>0.0562187981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6527" calcext:value-type="float">
            <text:p>6527</text:p>
          </table:table-cell>
          <table:table-cell office:value-type="float" office:value="951" calcext:value-type="float">
            <text:p>951</text:p>
          </table:table-cell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office:value-type="float" office:value="10.14" calcext:value-type="float">
            <text:p>10.14</text:p>
          </table:table-cell>
          <table:table-cell table:formula="of:=[.D14]/1000*9.81 /(1.225 * (([.C14]/60)^2) * (([.A14]*0.0254)^4))" office:value-type="float" office:value="0.105604665158835" calcext:value-type="float">
            <text:p>0.1056046652</text:p>
          </table:table-cell>
          <table:table-cell table:formula="of:=([.G14]*[.F14]) / (1.225*(([.C14]/60)^3)*(([.A14]*0.0254)^5))" office:value-type="float" office:value="0.056646623666223" calcext:value-type="float">
            <text:p>0.0566466237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6708" calcext:value-type="float">
            <text:p>6708</text:p>
          </table:table-cell>
          <table:table-cell office:value-type="float" office:value="976.5" calcext:value-type="float">
            <text:p>976.5</text:p>
          </table:table-cell>
          <table:table-cell office:value-type="float" office:value="0.16" calcext:value-type="float">
            <text:p>0.16</text:p>
          </table:table-cell>
          <table:table-cell office:value-type="float" office:value="15" calcext:value-type="float">
            <text:p>15</text:p>
          </table:table-cell>
          <table:table-cell office:value-type="float" office:value="10.86" calcext:value-type="float">
            <text:p>10.86</text:p>
          </table:table-cell>
          <table:table-cell table:formula="of:=[.D15]/1000*9.81 /(1.225 * (([.C15]/60)^2) * (([.A15]*0.0254)^4))" office:value-type="float" office:value="0.102663473042467" calcext:value-type="float">
            <text:p>0.102663473</text:p>
          </table:table-cell>
          <table:table-cell table:formula="of:=([.G15]*[.F15]) / (1.225*(([.C15]/60)^3)*(([.A15]*0.0254)^5))" office:value-type="float" office:value="0.0558891591941029" calcext:value-type="float">
            <text:p>0.0558891592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6903" calcext:value-type="float">
            <text:p>6903</text:p>
          </table:table-cell>
          <table:table-cell office:value-type="float" office:value="1032.7" calcext:value-type="float">
            <text:p>1032.7</text:p>
          </table:table-cell>
          <table:table-cell office:value-type="float" office:value="0.18" calcext:value-type="float">
            <text:p>0.18</text:p>
          </table:table-cell>
          <table:table-cell office:value-type="float" office:value="15" calcext:value-type="float">
            <text:p>15</text:p>
          </table:table-cell>
          <table:table-cell office:value-type="float" office:value="12.05" calcext:value-type="float">
            <text:p>12.05</text:p>
          </table:table-cell>
          <table:table-cell table:formula="of:=[.D16]/1000*9.81 /(1.225 * (([.C16]/60)^2) * (([.A16]*0.0254)^4))" office:value-type="float" office:value="0.102524637539309" calcext:value-type="float">
            <text:p>0.1025246375</text:p>
          </table:table-cell>
          <table:table-cell table:formula="of:=([.G16]*[.F16]) / (1.225*(([.C16]/60)^3)*(([.A16]*0.0254)^5))" office:value-type="float" office:value="0.0569049884279552" calcext:value-type="float">
            <text:p>0.056904988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3420" calcext:value-type="float">
            <text:p>3420</text:p>
          </table:table-cell>
          <table:table-cell office:value-type="float" office:value="254.7" calcext:value-type="float">
            <text:p>254.7</text:p>
          </table:table-cell>
          <table:table-cell office:value-type="float" office:value="0.03" calcext:value-type="float">
            <text:p>0.03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table:formula="of:=[.D18]/1000*9.81 /(1.225 * (([.C18]/60)^2) * (([.A18]*0.0254)^4))" office:value-type="float" office:value="0.0727364836163868" calcext:value-type="float">
            <text:p>0.0727364836</text:p>
          </table:table-cell>
          <table:table-cell table:formula="of:=([.G18]*[.F18]) / (1.225*(([.C18]/60)^3)*(([.A18]*0.0254)^5))" office:value-type="float" office:value="0.0335115508496928" calcext:value-type="float">
            <text:p>0.0335115508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3612" calcext:value-type="float">
            <text:p>3612</text:p>
          </table:table-cell>
          <table:table-cell office:value-type="float" office:value="299.8" calcext:value-type="float">
            <text:p>299.8</text:p>
          </table:table-cell>
          <table:table-cell office:value-type="float" office:value="0.03" calcext:value-type="float">
            <text:p>0.03</text:p>
          </table:table-cell>
          <table:table-cell office:value-type="float" office:value="25" calcext:value-type="float">
            <text:p>25</text:p>
          </table:table-cell>
          <table:table-cell office:value-type="float" office:value="0.89" calcext:value-type="float">
            <text:p>0.89</text:p>
          </table:table-cell>
          <table:table-cell table:formula="of:=[.D19]/1000*9.81 /(1.225 * (([.C19]/60)^2) * (([.A19]*0.0254)^4))" office:value-type="float" office:value="0.0767558903917899" calcext:value-type="float">
            <text:p>0.0767558904</text:p>
          </table:table-cell>
          <table:table-cell table:formula="of:=([.G19]*[.F19]) / (1.225*(([.C19]/60)^3)*(([.A19]*0.0254)^5))" office:value-type="float" office:value="0.0316467881282791" calcext:value-type="float">
            <text:p>0.0316467881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3811" calcext:value-type="float">
            <text:p>3811</text:p>
          </table:table-cell>
          <table:table-cell office:value-type="float" office:value="303.8" calcext:value-type="float">
            <text:p>303.8</text:p>
          </table:table-cell>
          <table:table-cell office:value-type="float" office:value="0.04" calcext:value-type="float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0.99" calcext:value-type="float">
            <text:p>0.99</text:p>
          </table:table-cell>
          <table:table-cell table:formula="of:=[.D20]/1000*9.81 /(1.225 * (([.C20]/60)^2) * (([.A20]*0.0254)^4))" office:value-type="float" office:value="0.069869146931143" calcext:value-type="float">
            <text:p>0.0698691469</text:p>
          </table:table-cell>
          <table:table-cell table:formula="of:=([.G20]*[.F20]) / (1.225*(([.C20]/60)^3)*(([.A20]*0.0254)^5))" office:value-type="float" office:value="0.0299709980944783" calcext:value-type="float">
            <text:p>0.0299709981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4013" calcext:value-type="float">
            <text:p>4013</text:p>
          </table:table-cell>
          <table:table-cell office:value-type="float" office:value="314.4" calcext:value-type="float">
            <text:p>314.4</text:p>
          </table:table-cell>
          <table:table-cell office:value-type="float" office:value="0.04" calcext:value-type="float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1.15" calcext:value-type="float">
            <text:p>1.15</text:p>
          </table:table-cell>
          <table:table-cell table:formula="of:=[.D21]/1000*9.81 /(1.225 * (([.C21]/60)^2) * (([.A21]*0.0254)^4))" office:value-type="float" office:value="0.0652108388224578" calcext:value-type="float">
            <text:p>0.0652108388</text:p>
          </table:table-cell>
          <table:table-cell table:formula="of:=([.G21]*[.F21]) / (1.225*(([.C21]/60)^3)*(([.A21]*0.0254)^5))" office:value-type="float" office:value="0.0298176366978042" calcext:value-type="float">
            <text:p>0.0298176367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4211" calcext:value-type="float">
            <text:p>4211</text:p>
          </table:table-cell>
          <table:table-cell office:value-type="float" office:value="368.8" calcext:value-type="float">
            <text:p>368.8</text:p>
          </table:table-cell>
          <table:table-cell office:value-type="float" office:value="0.04" calcext:value-type="float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1.28" calcext:value-type="float">
            <text:p>1.28</text:p>
          </table:table-cell>
          <table:table-cell table:formula="of:=[.D22]/1000*9.81 /(1.225 * (([.C22]/60)^2) * (([.A22]*0.0254)^4))" office:value-type="float" office:value="0.0694697919624734" calcext:value-type="float">
            <text:p>0.069469792</text:p>
          </table:table-cell>
          <table:table-cell table:formula="of:=([.G22]*[.F22]) / (1.225*(([.C22]/60)^3)*(([.A22]*0.0254)^5))" office:value-type="float" office:value="0.0287234831325238" calcext:value-type="float">
            <text:p>0.0287234831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4419" calcext:value-type="float">
            <text:p>4419</text:p>
          </table:table-cell>
          <table:table-cell office:value-type="float" office:value="433.8" calcext:value-type="float">
            <text:p>433.8</text:p>
          </table:table-cell>
          <table:table-cell office:value-type="float" office:value="0.04" calcext:value-type="float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1.44" calcext:value-type="float">
            <text:p>1.44</text:p>
          </table:table-cell>
          <table:table-cell table:formula="of:=[.D23]/1000*9.81 /(1.225 * (([.C23]/60)^2) * (([.A23]*0.0254)^4))" office:value-type="float" office:value="0.0742022566537856" calcext:value-type="float">
            <text:p>0.0742022567</text:p>
          </table:table-cell>
          <table:table-cell table:formula="of:=([.G23]*[.F23]) / (1.225*(([.C23]/60)^3)*(([.A23]*0.0254)^5))" office:value-type="float" office:value="0.0279623292544391" calcext:value-type="float">
            <text:p>0.0279623293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4613" calcext:value-type="float">
            <text:p>4613</text:p>
          </table:table-cell>
          <table:table-cell office:value-type="float" office:value="472.2" calcext:value-type="float">
            <text:p>472.2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1.56" calcext:value-type="float">
            <text:p>1.56</text:p>
          </table:table-cell>
          <table:table-cell table:formula="of:=[.D24]/1000*9.81 /(1.225 * (([.C24]/60)^2) * (([.A24]*0.0254)^4))" office:value-type="float" office:value="0.074119868868641" calcext:value-type="float">
            <text:p>0.0741198689</text:p>
          </table:table-cell>
          <table:table-cell table:formula="of:=([.G24]*[.F24]) / (1.225*(([.C24]/60)^3)*(([.A24]*0.0254)^5))" office:value-type="float" office:value="0.0266291370190438" calcext:value-type="float">
            <text:p>0.026629137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4816" calcext:value-type="float">
            <text:p>4816</text:p>
          </table:table-cell>
          <table:table-cell office:value-type="float" office:value="554.5" calcext:value-type="float">
            <text:p>554.5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1.74" calcext:value-type="float">
            <text:p>1.74</text:p>
          </table:table-cell>
          <table:table-cell table:formula="of:=[.D25]/1000*9.81 /(1.225 * (([.C25]/60)^2) * (([.A25]*0.0254)^4))" office:value-type="float" office:value="0.0798553767095204" calcext:value-type="float">
            <text:p>0.0798553767</text:p>
          </table:table-cell>
          <table:table-cell table:formula="of:=([.G25]*[.F25]) / (1.225*(([.C25]/60)^3)*(([.A25]*0.0254)^5))" office:value-type="float" office:value="0.02610193304541" calcext:value-type="float">
            <text:p>0.026101933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016" calcext:value-type="float">
            <text:p>5016</text:p>
          </table:table-cell>
          <table:table-cell office:value-type="float" office:value="583.7" calcext:value-type="float">
            <text:p>583.7</text:p>
          </table:table-cell>
          <table:table-cell office:value-type="float" office:value="0.06" calcext:value-type="float">
            <text:p>0.06</text:p>
          </table:table-cell>
          <table:table-cell office:value-type="float" office:value="25" calcext:value-type="float">
            <text:p>25</text:p>
          </table:table-cell>
          <table:table-cell office:value-type="float" office:value="1.93" calcext:value-type="float">
            <text:p>1.93</text:p>
          </table:table-cell>
          <table:table-cell table:formula="of:=[.D26]/1000*9.81 /(1.225 * (([.C26]/60)^2) * (([.A26]*0.0254)^4))" office:value-type="float" office:value="0.0774908110542391" calcext:value-type="float">
            <text:p>0.0774908111</text:p>
          </table:table-cell>
          <table:table-cell table:formula="of:=([.G26]*[.F26]) / (1.225*(([.C26]/60)^3)*(([.A26]*0.0254)^5))" office:value-type="float" office:value="0.025625218861193" calcext:value-type="float">
            <text:p>0.0256252189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209" calcext:value-type="float">
            <text:p>5209</text:p>
          </table:table-cell>
          <table:table-cell office:value-type="float" office:value="630.1" calcext:value-type="float">
            <text:p>630.1</text:p>
          </table:table-cell>
          <table:table-cell office:value-type="float" office:value="0.06" calcext:value-type="float">
            <text:p>0.06</text:p>
          </table:table-cell>
          <table:table-cell office:value-type="float" office:value="25" calcext:value-type="float">
            <text:p>25</text:p>
          </table:table-cell>
          <table:table-cell office:value-type="float" office:value="2.15" calcext:value-type="float">
            <text:p>2.15</text:p>
          </table:table-cell>
          <table:table-cell table:formula="of:=[.D27]/1000*9.81 /(1.225 * (([.C27]/60)^2) * (([.A27]*0.0254)^4))" office:value-type="float" office:value="0.0775668818772996" calcext:value-type="float">
            <text:p>0.0775668819</text:p>
          </table:table-cell>
          <table:table-cell table:formula="of:=([.G27]*[.F27]) / (1.225*(([.C27]/60)^3)*(([.A27]*0.0254)^5))" office:value-type="float" office:value="0.025489319754494" calcext:value-type="float">
            <text:p>0.0254893198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410" calcext:value-type="float">
            <text:p>5410</text:p>
          </table:table-cell>
          <table:table-cell office:value-type="float" office:value="700.4" calcext:value-type="float">
            <text:p>700.4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2.35" calcext:value-type="float">
            <text:p>2.35</text:p>
          </table:table-cell>
          <table:table-cell table:formula="of:=[.D28]/1000*9.81 /(1.225 * (([.C28]/60)^2) * (([.A28]*0.0254)^4))" office:value-type="float" office:value="0.079933195648981" calcext:value-type="float">
            <text:p>0.0799331956</text:p>
          </table:table-cell>
          <table:table-cell table:formula="of:=([.G28]*[.F28]) / (1.225*(([.C28]/60)^3)*(([.A28]*0.0254)^5))" office:value-type="float" office:value="0.0248690344953913" calcext:value-type="float">
            <text:p>0.0248690345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619" calcext:value-type="float">
            <text:p>5619</text:p>
          </table:table-cell>
          <table:table-cell office:value-type="float" office:value="719" calcext:value-type="float">
            <text:p>719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  <table:table-cell office:value-type="float" office:value="2.52" calcext:value-type="float">
            <text:p>2.52</text:p>
          </table:table-cell>
          <table:table-cell table:formula="of:=[.D29]/1000*9.81 /(1.225 * (([.C29]/60)^2) * (([.A29]*0.0254)^4))" office:value-type="float" office:value="0.0760652671624219" calcext:value-type="float">
            <text:p>0.0760652672</text:p>
          </table:table-cell>
          <table:table-cell table:formula="of:=([.G29]*[.F29]) / (1.225*(([.C29]/60)^3)*(([.A29]*0.0254)^5))" office:value-type="float" office:value="0.0238016082174171" calcext:value-type="float">
            <text:p>0.0238016082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821" calcext:value-type="float">
            <text:p>5821</text:p>
          </table:table-cell>
          <table:table-cell office:value-type="float" office:value="774.7" calcext:value-type="float">
            <text:p>774.7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2.81" calcext:value-type="float">
            <text:p>2.81</text:p>
          </table:table-cell>
          <table:table-cell table:formula="of:=[.D30]/1000*9.81 /(1.225 * (([.C30]/60)^2) * (([.A30]*0.0254)^4))" office:value-type="float" office:value="0.0763684412200072" calcext:value-type="float">
            <text:p>0.0763684412</text:p>
          </table:table-cell>
          <table:table-cell table:formula="of:=([.G30]*[.F30]) / (1.225*(([.C30]/60)^3)*(([.A30]*0.0254)^5))" office:value-type="float" office:value="0.0238724163283807" calcext:value-type="float">
            <text:p>0.0238724163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6016" calcext:value-type="float">
            <text:p>6016</text:p>
          </table:table-cell>
          <table:table-cell office:value-type="float" office:value="802.6" calcext:value-type="float">
            <text:p>802.6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3.04" calcext:value-type="float">
            <text:p>3.04</text:p>
          </table:table-cell>
          <table:table-cell table:formula="of:=[.D31]/1000*9.81 /(1.225 * (([.C31]/60)^2) * (([.A31]*0.0254)^4))" office:value-type="float" office:value="0.0740728524351907" calcext:value-type="float">
            <text:p>0.0740728524</text:p>
          </table:table-cell>
          <table:table-cell table:formula="of:=([.G31]*[.F31]) / (1.225*(([.C31]/60)^3)*(([.A31]*0.0254)^5))" office:value-type="float" office:value="0.0233955337999578" calcext:value-type="float">
            <text:p>0.0233955338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6221" calcext:value-type="float">
            <text:p>6221</text:p>
          </table:table-cell>
          <table:table-cell office:value-type="float" office:value="874.2" calcext:value-type="float">
            <text:p>874.2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3.33" calcext:value-type="float">
            <text:p>3.33</text:p>
          </table:table-cell>
          <table:table-cell table:formula="of:=[.D32]/1000*9.81 /(1.225 * (([.C32]/60)^2) * (([.A32]*0.0254)^4))" office:value-type="float" office:value="0.0754511681929946" calcext:value-type="float">
            <text:p>0.0754511682</text:p>
          </table:table-cell>
          <table:table-cell table:formula="of:=([.G32]*[.F32]) / (1.225*(([.C32]/60)^3)*(([.A32]*0.0254)^5))" office:value-type="float" office:value="0.0231764271920441" calcext:value-type="float">
            <text:p>0.0231764272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6419" calcext:value-type="float">
            <text:p>6419</text:p>
          </table:table-cell>
          <table:table-cell office:value-type="float" office:value="967" calcext:value-type="float">
            <text:p>967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3.74" calcext:value-type="float">
            <text:p>3.74</text:p>
          </table:table-cell>
          <table:table-cell table:formula="of:=[.D33]/1000*9.81 /(1.225 * (([.C33]/60)^2) * (([.A33]*0.0254)^4))" office:value-type="float" office:value="0.0783911961881991" calcext:value-type="float">
            <text:p>0.0783911962</text:p>
          </table:table-cell>
          <table:table-cell table:formula="of:=([.G33]*[.F33]) / (1.225*(([.C33]/60)^3)*(([.A33]*0.0254)^5))" office:value-type="float" office:value="0.0236947610238546" calcext:value-type="float">
            <text:p>0.023694761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6624" calcext:value-type="float">
            <text:p>6624</text:p>
          </table:table-cell>
          <table:table-cell office:value-type="float" office:value="1041.3" calcext:value-type="float">
            <text:p>1041.3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4.04" calcext:value-type="float">
            <text:p>4.04</text:p>
          </table:table-cell>
          <table:table-cell table:formula="of:=[.D34]/1000*9.81 /(1.225 * (([.C34]/60)^2) * (([.A34]*0.0254)^4))" office:value-type="float" office:value="0.079270352535081" calcext:value-type="float">
            <text:p>0.0792703525</text:p>
          </table:table-cell>
          <table:table-cell table:formula="of:=([.G34]*[.F34]) / (1.225*(([.C34]/60)^3)*(([.A34]*0.0254)^5))" office:value-type="float" office:value="0.0232918106873781" calcext:value-type="float">
            <text:p>0.0232918107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6784" calcext:value-type="float">
            <text:p>6784</text:p>
          </table:table-cell>
          <table:table-cell office:value-type="float" office:value="1113" calcext:value-type="float">
            <text:p>1113</text:p>
          </table:table-cell>
          <table:table-cell office:value-type="float" office:value="0.12" calcext:value-type="float">
            <text:p>0.12</text:p>
          </table:table-cell>
          <table:table-cell office:value-type="float" office:value="25" calcext:value-type="float">
            <text:p>25</text:p>
          </table:table-cell>
          <table:table-cell office:value-type="float" office:value="4.28" calcext:value-type="float">
            <text:p>4.28</text:p>
          </table:table-cell>
          <table:table-cell table:formula="of:=[.D35]/1000*9.81 /(1.225 * (([.C35]/60)^2) * (([.A35]*0.0254)^4))" office:value-type="float" office:value="0.0807791082664374" calcext:value-type="float">
            <text:p>0.0807791083</text:p>
          </table:table-cell>
          <table:table-cell table:formula="of:=([.G35]*[.F35]) / (1.225*(([.C35]/60)^3)*(([.A35]*0.0254)^5))" office:value-type="float" office:value="0.0229704291489737" calcext:value-type="float">
            <text:p>0.0229704291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6833" calcext:value-type="float">
            <text:p>6833</text:p>
          </table:table-cell>
          <table:table-cell office:value-type="float" office:value="1082.4" calcext:value-type="float">
            <text:p>1082.4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4.31" calcext:value-type="float">
            <text:p>4.31</text:p>
          </table:table-cell>
          <table:table-cell table:formula="of:=[.D36]/1000*9.81 /(1.225 * (([.C36]/60)^2) * (([.A36]*0.0254)^4))" office:value-type="float" office:value="0.0774355720322872" calcext:value-type="float">
            <text:p>0.077435572</text:p>
          </table:table-cell>
          <table:table-cell table:formula="of:=([.G36]*[.F36]) / (1.225*(([.C36]/60)^3)*(([.A36]*0.0254)^5))" office:value-type="float" office:value="0.0226373646039773" calcext:value-type="float">
            <text:p>0.0226373646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7215" calcext:value-type="float">
            <text:p>7215</text:p>
          </table:table-cell>
          <table:table-cell office:value-type="float" office:value="1240.3" calcext:value-type="float">
            <text:p>1240.3</text:p>
          </table:table-cell>
          <table:table-cell office:value-type="float" office:value="0.12" calcext:value-type="float">
            <text:p>0.12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.2</text:p>
          </table:table-cell>
          <table:table-cell table:formula="of:=[.D37]/1000*9.81 /(1.225 * (([.C37]/60)^2) * (([.A37]*0.0254)^4))" office:value-type="float" office:value="0.079584710647523" calcext:value-type="float">
            <text:p>0.0795847106</text:p>
          </table:table-cell>
          <table:table-cell table:formula="of:=([.G37]*[.F37]) / (1.225*(([.C37]/60)^3)*(([.A37]*0.0254)^5))" office:value-type="float" office:value="0.0231994236184576" calcext:value-type="float">
            <text:p>0.0231994236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7629" calcext:value-type="float">
            <text:p>7629</text:p>
          </table:table-cell>
          <table:table-cell office:value-type="float" office:value="1383.6" calcext:value-type="float">
            <text:p>1383.6</text:p>
          </table:table-cell>
          <table:table-cell office:value-type="float" office:value="0.14" calcext:value-type="float">
            <text:p>0.14</text:p>
          </table:table-cell>
          <table:table-cell office:value-type="float" office:value="25" calcext:value-type="float">
            <text:p>25</text:p>
          </table:table-cell>
          <table:table-cell office:value-type="float" office:value="6.05" calcext:value-type="float">
            <text:p>6.05</text:p>
          </table:table-cell>
          <table:table-cell table:formula="of:=[.D38]/1000*9.81 /(1.225 * (([.C38]/60)^2) * (([.A38]*0.0254)^4))" office:value-type="float" office:value="0.0794055562358242" calcext:value-type="float">
            <text:p>0.0794055562</text:p>
          </table:table-cell>
          <table:table-cell table:formula="of:=([.G38]*[.F38]) / (1.225*(([.C38]/60)^3)*(([.A38]*0.0254)^5))" office:value-type="float" office:value="0.0228315495611796" calcext:value-type="float">
            <text:p>0.0228315496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8050" calcext:value-type="float">
            <text:p>8050</text:p>
          </table:table-cell>
          <table:table-cell office:value-type="float" office:value="1521.5" calcext:value-type="float">
            <text:p>1521.5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6.97" calcext:value-type="float">
            <text:p>6.97</text:p>
          </table:table-cell>
          <table:table-cell table:formula="of:=[.D39]/1000*9.81 /(1.225 * (([.C39]/60)^2) * (([.A39]*0.0254)^4))" office:value-type="float" office:value="0.0784252234439998" calcext:value-type="float">
            <text:p>0.0784252234</text:p>
          </table:table-cell>
          <table:table-cell table:formula="of:=([.G39]*[.F39]) / (1.225*(([.C39]/60)^3)*(([.A39]*0.0254)^5))" office:value-type="float" office:value="0.0223886545199191" calcext:value-type="float">
            <text:p>0.0223886545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2614" calcext:value-type="float">
            <text:p>2614</text:p>
          </table:table-cell>
          <table:table-cell office:value-type="float" office:value="187.8" calcext:value-type="float">
            <text:p>187.8</text:p>
          </table:table-cell>
          <table:table-cell office:value-type="float" office:value="0.03" calcext:value-type="float">
            <text:p>0.03</text:p>
          </table:table-cell>
          <table:table-cell office:value-type="float" office:value="25" calcext:value-type="float">
            <text:p>25</text:p>
          </table:table-cell>
          <table:table-cell office:value-type="float" office:value="0.66" calcext:value-type="float">
            <text:p>0.66</text:p>
          </table:table-cell>
          <table:table-cell table:formula="of:=[.D41]/1000*9.81 /(1.225 * (([.C41]/60)^2) * (([.A41]*0.0254)^4))" office:value-type="float" office:value="0.0666517513044339" calcext:value-type="float">
            <text:p>0.0666517513</text:p>
          </table:table-cell>
          <table:table-cell table:formula="of:=([.G41]*[.F41]) / (1.225*(([.C41]/60)^3)*(([.A41]*0.0254)^5))" office:value-type="float" office:value="0.0414953576650348" calcext:value-type="float">
            <text:p>0.041495357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2816" calcext:value-type="float">
            <text:p>2816</text:p>
          </table:table-cell>
          <table:table-cell office:value-type="float" office:value="189.8" calcext:value-type="float">
            <text:p>189.8</text:p>
          </table:table-cell>
          <table:table-cell office:value-type="float" office:value="0.03" calcext:value-type="float">
            <text:p>0.03</text:p>
          </table:table-cell>
          <table:table-cell office:value-type="float" office:value="25" calcext:value-type="float">
            <text:p>25</text:p>
          </table:table-cell>
          <table:table-cell office:value-type="float" office:value="0.75" calcext:value-type="float">
            <text:p>0.75</text:p>
          </table:table-cell>
          <table:table-cell table:formula="of:=[.D42]/1000*9.81 /(1.225 * (([.C42]/60)^2) * (([.A42]*0.0254)^4))" office:value-type="float" office:value="0.0580440958887867" calcext:value-type="float">
            <text:p>0.0580440959</text:p>
          </table:table-cell>
          <table:table-cell table:formula="of:=([.G42]*[.F42]) / (1.225*(([.C42]/60)^3)*(([.A42]*0.0254)^5))" office:value-type="float" office:value="0.037716869443458" calcext:value-type="float">
            <text:p>0.0377168694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014" calcext:value-type="float">
            <text:p>3014</text:p>
          </table:table-cell>
          <table:table-cell office:value-type="float" office:value="228.6" calcext:value-type="float">
            <text:p>228.6</text:p>
          </table:table-cell>
          <table:table-cell office:value-type="float" office:value="0.04" calcext:value-type="float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0.87" calcext:value-type="float">
            <text:p>0.87</text:p>
          </table:table-cell>
          <table:table-cell table:formula="of:=[.D43]/1000*9.81 /(1.225 * (([.C43]/60)^2) * (([.A43]*0.0254)^4))" office:value-type="float" office:value="0.0610262767001721" calcext:value-type="float">
            <text:p>0.0610262767</text:p>
          </table:table-cell>
          <table:table-cell table:formula="of:=([.G43]*[.F43]) / (1.225*(([.C43]/60)^3)*(([.A43]*0.0254)^5))" office:value-type="float" office:value="0.0356830390448222" calcext:value-type="float">
            <text:p>0.035683039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205" calcext:value-type="float">
            <text:p>3205</text:p>
          </table:table-cell>
          <table:table-cell office:value-type="float" office:value="274.5" calcext:value-type="float">
            <text:p>274.5</text:p>
          </table:table-cell>
          <table:table-cell office:value-type="float" office:value="0.04" calcext:value-type="float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table:formula="of:=[.D44]/1000*9.81 /(1.225 * (([.C44]/60)^2) * (([.A44]*0.0254)^4))" office:value-type="float" office:value="0.0648057326488987" calcext:value-type="float">
            <text:p>0.0648057326</text:p>
          </table:table-cell>
          <table:table-cell table:formula="of:=([.G44]*[.F44]) / (1.225*(([.C44]/60)^3)*(([.A44]*0.0254)^5))" office:value-type="float" office:value="0.0334283007356687" calcext:value-type="float">
            <text:p>0.033428300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414" calcext:value-type="float">
            <text:p>3414</text:p>
          </table:table-cell>
          <table:table-cell office:value-type="float" office:value="286.7" calcext:value-type="float">
            <text:p>286.7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1.17" calcext:value-type="float">
            <text:p>1.17</text:p>
          </table:table-cell>
          <table:table-cell table:formula="of:=[.D45]/1000*9.81 /(1.225 * (([.C45]/60)^2) * (([.A45]*0.0254)^4))" office:value-type="float" office:value="0.0596523837598039" calcext:value-type="float">
            <text:p>0.0596523838</text:p>
          </table:table-cell>
          <table:table-cell table:formula="of:=([.G45]*[.F45]) / (1.225*(([.C45]/60)^3)*(([.A45]*0.0254)^5))" office:value-type="float" office:value="0.0330192829538864" calcext:value-type="float">
            <text:p>0.033019283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612" calcext:value-type="float">
            <text:p>3612</text:p>
          </table:table-cell>
          <table:table-cell office:value-type="float" office:value="336.7" calcext:value-type="float">
            <text:p>336.7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1.31" calcext:value-type="float">
            <text:p>1.31</text:p>
          </table:table-cell>
          <table:table-cell table:formula="of:=[.D46]/1000*9.81 /(1.225 * (([.C46]/60)^2) * (([.A46]*0.0254)^4))" office:value-type="float" office:value="0.0625856514082543" calcext:value-type="float">
            <text:p>0.0625856514</text:p>
          </table:table-cell>
          <table:table-cell table:formula="of:=([.G46]*[.F46]) / (1.225*(([.C46]/60)^3)*(([.A46]*0.0254)^5))" office:value-type="float" office:value="0.0312176636611623" calcext:value-type="float">
            <text:p>0.031217663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3809" calcext:value-type="float">
            <text:p>3809</text:p>
          </table:table-cell>
          <table:table-cell office:value-type="float" office:value="367.3" calcext:value-type="float">
            <text:p>367.3</text:p>
          </table:table-cell>
          <table:table-cell office:value-type="float" office:value="0.06" calcext:value-type="float">
            <text:p>0.06</text:p>
          </table:table-cell>
          <table:table-cell office:value-type="float" office:value="25" calcext:value-type="float">
            <text:p>25</text:p>
          </table:table-cell>
          <table:table-cell office:value-type="float" office:value="1.45" calcext:value-type="float">
            <text:p>1.45</text:p>
          </table:table-cell>
          <table:table-cell table:formula="of:=[.D47]/1000*9.81 /(1.225 * (([.C47]/60)^2) * (([.A47]*0.0254)^4))" office:value-type="float" office:value="0.0613940278341514" calcext:value-type="float">
            <text:p>0.0613940278</text:p>
          </table:table-cell>
          <table:table-cell table:formula="of:=([.G47]*[.F47]) / (1.225*(([.C47]/60)^3)*(([.A47]*0.0254)^5))" office:value-type="float" office:value="0.0294650654921431" calcext:value-type="float">
            <text:p>0.0294650655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4021" calcext:value-type="float">
            <text:p>4021</text:p>
          </table:table-cell>
          <table:table-cell office:value-type="float" office:value="439.8" calcext:value-type="float">
            <text:p>439.8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  <table:table-cell office:value-type="float" office:value="1.74" calcext:value-type="float">
            <text:p>1.74</text:p>
          </table:table-cell>
          <table:table-cell table:formula="of:=[.D48]/1000*9.81 /(1.225 * (([.C48]/60)^2) * (([.A48]*0.0254)^4))" office:value-type="float" office:value="0.0659650996071983" calcext:value-type="float">
            <text:p>0.0659650996</text:p>
          </table:table-cell>
          <table:table-cell table:formula="of:=([.G48]*[.F48]) / (1.225*(([.C48]/60)^3)*(([.A48]*0.0254)^5))" office:value-type="float" office:value="0.0300551815340702" calcext:value-type="float">
            <text:p>0.0300551815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4213" calcext:value-type="float">
            <text:p>4213</text:p>
          </table:table-cell>
          <table:table-cell office:value-type="float" office:value="437.8" calcext:value-type="float">
            <text:p>437.8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  <table:table-cell office:value-type="float" office:value="1.94" calcext:value-type="float">
            <text:p>1.94</text:p>
          </table:table-cell>
          <table:table-cell table:formula="of:=[.D49]/1000*9.81 /(1.225 * (([.C49]/60)^2) * (([.A49]*0.0254)^4))" office:value-type="float" office:value="0.0598163601796791" calcext:value-type="float">
            <text:p>0.0598163602</text:p>
          </table:table-cell>
          <table:table-cell table:formula="of:=([.G49]*[.F49]) / (1.225*(([.C49]/60)^3)*(([.A49]*0.0254)^5))" office:value-type="float" office:value="0.0291339706944716" calcext:value-type="float">
            <text:p>0.029133970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4414" calcext:value-type="float">
            <text:p>4414</text:p>
          </table:table-cell>
          <table:table-cell office:value-type="float" office:value="481.6" calcext:value-type="float">
            <text:p>481.6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2.18" calcext:value-type="float">
            <text:p>2.18</text:p>
          </table:table-cell>
          <table:table-cell table:formula="of:=[.D50]/1000*9.81 /(1.225 * (([.C50]/60)^2) * (([.A50]*0.0254)^4))" office:value-type="float" office:value="0.0599444478617873" calcext:value-type="float">
            <text:p>0.0599444479</text:p>
          </table:table-cell>
          <table:table-cell table:formula="of:=([.G50]*[.F50]) / (1.225*(([.C50]/60)^3)*(([.A50]*0.0254)^5))" office:value-type="float" office:value="0.0284663531998652" calcext:value-type="float">
            <text:p>0.0284663532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4613" calcext:value-type="float">
            <text:p>4613</text:p>
          </table:table-cell>
          <table:table-cell office:value-type="float" office:value="563.3" calcext:value-type="float">
            <text:p>563.3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2.48" calcext:value-type="float">
            <text:p>2.48</text:p>
          </table:table-cell>
          <table:table-cell table:formula="of:=[.D51]/1000*9.81 /(1.225 * (([.C51]/60)^2) * (([.A51]*0.0254)^4))" office:value-type="float" office:value="0.0641948200456955" calcext:value-type="float">
            <text:p>0.06419482</text:p>
          </table:table-cell>
          <table:table-cell table:formula="of:=([.G51]*[.F51]) / (1.225*(([.C51]/60)^3)*(([.A51]*0.0254)^5))" office:value-type="float" office:value="0.0283709346560573" calcext:value-type="float">
            <text:p>0.028370934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4818" calcext:value-type="float">
            <text:p>4818</text:p>
          </table:table-cell>
          <table:table-cell office:value-type="float" office:value="582.7" calcext:value-type="float">
            <text:p>582.7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2.79" calcext:value-type="float">
            <text:p>2.79</text:p>
          </table:table-cell>
          <table:table-cell table:formula="of:=[.D52]/1000*9.81 /(1.225 * (([.C52]/60)^2) * (([.A52]*0.0254)^4))" office:value-type="float" office:value="0.0608749434109831" calcext:value-type="float">
            <text:p>0.0608749434</text:p>
          </table:table-cell>
          <table:table-cell table:formula="of:=([.G52]*[.F52]) / (1.225*(([.C52]/60)^3)*(([.A52]*0.0254)^5))" office:value-type="float" office:value="0.0280140656954973" calcext:value-type="float">
            <text:p>0.028014065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5017" calcext:value-type="float">
            <text:p>5017</text:p>
          </table:table-cell>
          <table:table-cell office:value-type="float" office:value="656.1" calcext:value-type="float">
            <text:p>656.1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3.09" calcext:value-type="float">
            <text:p>3.09</text:p>
          </table:table-cell>
          <table:table-cell table:formula="of:=[.D53]/1000*9.81 /(1.225 * (([.C53]/60)^2) * (([.A53]*0.0254)^4))" office:value-type="float" office:value="0.0632133751822008" calcext:value-type="float">
            <text:p>0.0632133752</text:p>
          </table:table-cell>
          <table:table-cell table:formula="of:=([.G53]*[.F53]) / (1.225*(([.C53]/60)^3)*(([.A53]*0.0254)^5))" office:value-type="float" office:value="0.0274788468013548" calcext:value-type="float">
            <text:p>0.0274788468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5216" calcext:value-type="float">
            <text:p>5216</text:p>
          </table:table-cell>
          <table:table-cell office:value-type="float" office:value="768.4" calcext:value-type="float">
            <text:p>768.4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3.35" calcext:value-type="float">
            <text:p>3.35</text:p>
          </table:table-cell>
          <table:table-cell table:formula="of:=[.D54]/1000*9.81 /(1.225 * (([.C54]/60)^2) * (([.A54]*0.0254)^4))" office:value-type="float" office:value="0.0684919190126358" calcext:value-type="float">
            <text:p>0.068491919</text:p>
          </table:table-cell>
          <table:table-cell table:formula="of:=([.G54]*[.F54]) / (1.225*(([.C54]/60)^3)*(([.A54]*0.0254)^5))" office:value-type="float" office:value="0.0265096738949953" calcext:value-type="float">
            <text:p>0.0265096739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5410" calcext:value-type="float">
            <text:p>5410</text:p>
          </table:table-cell>
          <table:table-cell office:value-type="float" office:value="833.7" calcext:value-type="float">
            <text:p>833.7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3.74" calcext:value-type="float">
            <text:p>3.74</text:p>
          </table:table-cell>
          <table:table-cell table:formula="of:=[.D55]/1000*9.81 /(1.225 * (([.C55]/60)^2) * (([.A55]*0.0254)^4))" office:value-type="float" office:value="0.0690784230919674" calcext:value-type="float">
            <text:p>0.0690784231</text:p>
          </table:table-cell>
          <table:table-cell table:formula="of:=([.G55]*[.F55]) / (1.225*(([.C55]/60)^3)*(([.A55]*0.0254)^5))" office:value-type="float" office:value="0.0265248009413727" calcext:value-type="float">
            <text:p>0.0265248009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5417" calcext:value-type="float">
            <text:p>5417</text:p>
          </table:table-cell>
          <table:table-cell office:value-type="float" office:value="838.8" calcext:value-type="float">
            <text:p>838.8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3.85" calcext:value-type="float">
            <text:p>3.85</text:p>
          </table:table-cell>
          <table:table-cell table:formula="of:=[.D56]/1000*9.81 /(1.225 * (([.C56]/60)^2) * (([.A56]*0.0254)^4))" office:value-type="float" office:value="0.0693214908725225" calcext:value-type="float">
            <text:p>0.0693214909</text:p>
          </table:table-cell>
          <table:table-cell table:formula="of:=([.G56]*[.F56]) / (1.225*(([.C56]/60)^3)*(([.A56]*0.0254)^5))" office:value-type="float" office:value="0.0271992262260737" calcext:value-type="float">
            <text:p>0.0271992262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5611" calcext:value-type="float">
            <text:p>5611</text:p>
          </table:table-cell>
          <table:table-cell office:value-type="float" office:value="906.1" calcext:value-type="float">
            <text:p>906.1</text:p>
          </table:table-cell>
          <table:table-cell office:value-type="float" office:value="0.12" calcext:value-type="float">
            <text:p>0.12</text:p>
          </table:table-cell>
          <table:table-cell office:value-type="float" office:value="25" calcext:value-type="float">
            <text:p>25</text:p>
          </table:table-cell>
          <table:table-cell office:value-type="float" office:value="4.19" calcext:value-type="float">
            <text:p>4.19</text:p>
          </table:table-cell>
          <table:table-cell table:formula="of:=[.D57]/1000*9.81 /(1.225 * (([.C57]/60)^2) * (([.A57]*0.0254)^4))" office:value-type="float" office:value="0.0697947469077758" calcext:value-type="float">
            <text:p>0.0697947469</text:p>
          </table:table-cell>
          <table:table-cell table:formula="of:=([.G57]*[.F57]) / (1.225*(([.C57]/60)^3)*(([.A57]*0.0254)^5))" office:value-type="float" office:value="0.0266357876169228" calcext:value-type="float">
            <text:p>0.0266357876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5815" calcext:value-type="float">
            <text:p>5815</text:p>
          </table:table-cell>
          <table:table-cell office:value-type="float" office:value="949" calcext:value-type="float">
            <text:p>949</text:p>
          </table:table-cell>
          <table:table-cell office:value-type="float" office:value="0.14" calcext:value-type="float">
            <text:p>0.14</text:p>
          </table:table-cell>
          <table:table-cell office:value-type="float" office:value="25" calcext:value-type="float">
            <text:p>25</text:p>
          </table:table-cell>
          <table:table-cell office:value-type="float" office:value="4.57" calcext:value-type="float">
            <text:p>4.57</text:p>
          </table:table-cell>
          <table:table-cell table:formula="of:=[.D58]/1000*9.81 /(1.225 * (([.C58]/60)^2) * (([.A58]*0.0254)^4))" office:value-type="float" office:value="0.0680603092408994" calcext:value-type="float">
            <text:p>0.0680603092</text:p>
          </table:table-cell>
          <table:table-cell table:formula="of:=([.G58]*[.F58]) / (1.225*(([.C58]/60)^3)*(([.A58]*0.0254)^5))" office:value-type="float" office:value="0.0260999316107729" calcext:value-type="float">
            <text:p>0.0260999316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6016" calcext:value-type="float">
            <text:p>6016</text:p>
          </table:table-cell>
          <table:table-cell office:value-type="float" office:value="1065.3" calcext:value-type="float">
            <text:p>1065.3</text:p>
          </table:table-cell>
          <table:table-cell office:value-type="float" office:value="0.16" calcext:value-type="float">
            <text:p>0.16</text:p>
          </table:table-cell>
          <table:table-cell office:value-type="float" office:value="25" calcext:value-type="float">
            <text:p>25</text:p>
          </table:table-cell>
          <table:table-cell office:value-type="float" office:value="5.09" calcext:value-type="float">
            <text:p>5.09</text:p>
          </table:table-cell>
          <table:table-cell table:formula="of:=[.D59]/1000*9.81 /(1.225 * (([.C59]/60)^2) * (([.A59]*0.0254)^4))" office:value-type="float" office:value="0.0713811294764473" calcext:value-type="float">
            <text:p>0.0713811295</text:p>
          </table:table-cell>
          <table:table-cell table:formula="of:=([.G59]*[.F59]) / (1.225*(([.C59]/60)^3)*(([.A59]*0.0254)^5))" office:value-type="float" office:value="0.0262522557236163" calcext:value-type="float">
            <text:p>0.026252255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6212" calcext:value-type="float">
            <text:p>6212</text:p>
          </table:table-cell>
          <table:table-cell office:value-type="float" office:value="1135.7" calcext:value-type="float">
            <text:p>1135.7</text:p>
          </table:table-cell>
          <table:table-cell office:value-type="float" office:value="0.16" calcext:value-type="float">
            <text:p>0.16</text:p>
          </table:table-cell>
          <table:table-cell office:value-type="float" office:value="25" calcext:value-type="float">
            <text:p>25</text:p>
          </table:table-cell>
          <table:table-cell office:value-type="float" office:value="5.55" calcext:value-type="float">
            <text:p>5.55</text:p>
          </table:table-cell>
          <table:table-cell table:formula="of:=[.D60]/1000*9.81 /(1.225 * (([.C60]/60)^2) * (([.A60]*0.0254)^4))" office:value-type="float" office:value="0.0713720014132001" calcext:value-type="float">
            <text:p>0.0713720014</text:p>
          </table:table-cell>
          <table:table-cell table:formula="of:=([.G60]*[.F60]) / (1.225*(([.C60]/60)^3)*(([.A60]*0.0254)^5))" office:value-type="float" office:value="0.0259998575446125" calcext:value-type="float">
            <text:p>0.0259998575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6413" calcext:value-type="float">
            <text:p>6413</text:p>
          </table:table-cell>
          <table:table-cell office:value-type="float" office:value="1167.3" calcext:value-type="float">
            <text:p>1167.3</text:p>
          </table:table-cell>
          <table:table-cell office:value-type="float" office:value="0.18" calcext:value-type="float">
            <text:p>0.18</text:p>
          </table:table-cell>
          <table:table-cell office:value-type="float" office:value="25" calcext:value-type="float">
            <text:p>25</text:p>
          </table:table-cell>
          <table:table-cell office:value-type="float" office:value="6.01" calcext:value-type="float">
            <text:p>6.01</text:p>
          </table:table-cell>
          <table:table-cell table:formula="of:=[.D61]/1000*9.81 /(1.225 * (([.C61]/60)^2) * (([.A61]*0.0254)^4))" office:value-type="float" office:value="0.0688314866036294" calcext:value-type="float">
            <text:p>0.0688314866</text:p>
          </table:table-cell>
          <table:table-cell table:formula="of:=([.G61]*[.F61]) / (1.225*(([.C61]/60)^3)*(([.A61]*0.0254)^5))" office:value-type="float" office:value="0.0255895753356651" calcext:value-type="float">
            <text:p>0.0255895753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6612" calcext:value-type="float">
            <text:p>6612</text:p>
          </table:table-cell>
          <table:table-cell office:value-type="float" office:value="1257.1" calcext:value-type="float">
            <text:p>1257.1</text:p>
          </table:table-cell>
          <table:table-cell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  <table:table-cell office:value-type="float" office:value="6.7" calcext:value-type="float">
            <text:p>6.7</text:p>
          </table:table-cell>
          <table:table-cell table:formula="of:=[.D62]/1000*9.81 /(1.225 * (([.C62]/60)^2) * (([.A62]*0.0254)^4))" office:value-type="float" office:value="0.0697318649409064" calcext:value-type="float">
            <text:p>0.0697318649</text:p>
          </table:table-cell>
          <table:table-cell table:formula="of:=([.G62]*[.F62]) / (1.225*(([.C62]/60)^3)*(([.A62]*0.0254)^5))" office:value-type="float" office:value="0.0260284672573387" calcext:value-type="float">
            <text:p>0.0260284673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6805" calcext:value-type="float">
            <text:p>6805</text:p>
          </table:table-cell>
          <table:table-cell office:value-type="float" office:value="1340.8" calcext:value-type="float">
            <text:p>1340.8</text:p>
          </table:table-cell>
          <table:table-cell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.2</text:p>
          </table:table-cell>
          <table:table-cell table:formula="of:=[.D63]/1000*9.81 /(1.225 * (([.C63]/60)^2) * (([.A63]*0.0254)^4))" office:value-type="float" office:value="0.0702158060830616" calcext:value-type="float">
            <text:p>0.0702158061</text:p>
          </table:table-cell>
          <table:table-cell table:formula="of:=([.G63]*[.F63]) / (1.225*(([.C63]/60)^3)*(([.A63]*0.0254)^5))" office:value-type="float" office:value="0.025657860188365" calcext:value-type="float">
            <text:p>0.0256578602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7012" calcext:value-type="float">
            <text:p>7012</text:p>
          </table:table-cell>
          <table:table-cell office:value-type="float" office:value="1419.4" calcext:value-type="float">
            <text:p>1419.4</text:p>
          </table:table-cell>
          <table:table-cell office:value-type="float" office:value="0.21" calcext:value-type="float">
            <text:p>0.21</text:p>
          </table:table-cell>
          <table:table-cell office:value-type="float" office:value="25" calcext:value-type="float">
            <text:p>25</text:p>
          </table:table-cell>
          <table:table-cell office:value-type="float" office:value="8.05" calcext:value-type="float">
            <text:p>8.05</text:p>
          </table:table-cell>
          <table:table-cell table:formula="of:=[.D64]/1000*9.81 /(1.225 * (([.C64]/60)^2) * (([.A64]*0.0254)^4))" office:value-type="float" office:value="0.0700080739833959" calcext:value-type="float">
            <text:p>0.070008074</text:p>
          </table:table-cell>
          <table:table-cell table:formula="of:=([.G64]*[.F64]) / (1.225*(([.C64]/60)^3)*(([.A64]*0.0254)^5))" office:value-type="float" office:value="0.0262205915029187" calcext:value-type="float">
            <text:p>0.0262205915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7224" calcext:value-type="float">
            <text:p>7224</text:p>
          </table:table-cell>
          <table:table-cell office:value-type="float" office:value="1444.9" calcext:value-type="float">
            <text:p>1444.9</text:p>
          </table:table-cell>
          <table:table-cell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office:value-type="float" office:value="8.58" calcext:value-type="float">
            <text:p>8.58</text:p>
          </table:table-cell>
          <table:table-cell table:formula="of:=[.D65]/1000*9.81 /(1.225 * (([.C65]/60)^2) * (([.A65]*0.0254)^4))" office:value-type="float" office:value="0.0671443478762895" calcext:value-type="float">
            <text:p>0.0671443479</text:p>
          </table:table-cell>
          <table:table-cell table:formula="of:=([.G65]*[.F65]) / (1.225*(([.C65]/60)^3)*(([.A65]*0.0254)^5))" office:value-type="float" office:value="0.0255579727302264" calcext:value-type="float">
            <text:p>0.0255579727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.5" calcext:value-type="float">
            <text:p>4.5</text:p>
          </table:table-cell>
          <table:table-cell office:value-type="float" office:value="7607" calcext:value-type="float">
            <text:p>7607</text:p>
          </table:table-cell>
          <table:table-cell office:value-type="float" office:value="1667.3" calcext:value-type="float">
            <text:p>1667.3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10.24" calcext:value-type="float">
            <text:p>10.24</text:p>
          </table:table-cell>
          <table:table-cell table:formula="of:=[.D66]/1000*9.81 /(1.225 * (([.C66]/60)^2) * (([.A66]*0.0254)^4))" office:value-type="float" office:value="0.0698737515619184" calcext:value-type="float">
            <text:p>0.0698737516</text:p>
          </table:table-cell>
          <table:table-cell table:formula="of:=([.G66]*[.F66]) / (1.225*(([.C66]/60)^3)*(([.A66]*0.0254)^5))" office:value-type="float" office:value="0.026123540393527" calcext:value-type="float">
            <text:p>0.026123540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10" calcext:value-type="float">
            <text:p>3010</text:p>
          </table:table-cell>
          <table:table-cell office:value-type="float" office:value="376.7" calcext:value-type="float">
            <text:p>376.7</text:p>
          </table:table-cell>
          <table:table-cell office:value-type="float" office:value="0.04" calcext:value-type="float">
            <text:p>0.04</text:p>
          </table:table-cell>
          <table:table-cell office:value-type="float" office:value="25" calcext:value-type="float">
            <text:p>25</text:p>
          </table:table-cell>
          <table:table-cell office:value-type="float" office:value="1.06" calcext:value-type="float">
            <text:p>1.06</text:p>
          </table:table-cell>
          <table:table-cell table:formula="of:=[.D68]/1000*9.81 /(1.225 * (([.C68]/60)^2) * (([.A68]*0.0254)^4))" office:value-type="float" office:value="0.0749637043655848" calcext:value-type="float">
            <text:p>0.0749637044</text:p>
          </table:table-cell>
          <table:table-cell table:formula="of:=([.G68]*[.F68]) / (1.225*(([.C68]/60)^3)*(([.A68]*0.0254)^5))" office:value-type="float" office:value="0.030133896211089" calcext:value-type="float">
            <text:p>0.0301338962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215" calcext:value-type="float">
            <text:p>3215</text:p>
          </table:table-cell>
          <table:table-cell office:value-type="float" office:value="460.3" calcext:value-type="float">
            <text:p>460.3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1.22" calcext:value-type="float">
            <text:p>1.22</text:p>
          </table:table-cell>
          <table:table-cell table:formula="of:=[.D69]/1000*9.81 /(1.225 * (([.C69]/60)^2) * (([.A69]*0.0254)^4))" office:value-type="float" office:value="0.0802911042100691" calcext:value-type="float">
            <text:p>0.0802911042</text:p>
          </table:table-cell>
          <table:table-cell table:formula="of:=([.G69]*[.F69]) / (1.225*(([.C69]/60)^3)*(([.A69]*0.0254)^5))" office:value-type="float" office:value="0.0284620258349812" calcext:value-type="float">
            <text:p>0.0284620258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410" calcext:value-type="float">
            <text:p>3410</text:p>
          </table:table-cell>
          <table:table-cell office:value-type="float" office:value="500.1" calcext:value-type="float">
            <text:p>500.1</text:p>
          </table:table-cell>
          <table:table-cell office:value-type="float" office:value="0.06" calcext:value-type="float">
            <text:p>0.06</text:p>
          </table:table-cell>
          <table:table-cell office:value-type="float" office:value="25" calcext:value-type="float">
            <text:p>25</text:p>
          </table:table-cell>
          <table:table-cell office:value-type="float" office:value="1.42" calcext:value-type="float">
            <text:p>1.42</text:p>
          </table:table-cell>
          <table:table-cell table:formula="of:=[.D70]/1000*9.81 /(1.225 * (([.C70]/60)^2) * (([.A70]*0.0254)^4))" office:value-type="float" office:value="0.077541912239169" calcext:value-type="float">
            <text:p>0.0775419122</text:p>
          </table:table-cell>
          <table:table-cell table:formula="of:=([.G70]*[.F70]) / (1.225*(([.C70]/60)^3)*(([.A70]*0.0254)^5))" office:value-type="float" office:value="0.0277634937706938" calcext:value-type="float">
            <text:p>0.0277634938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617" calcext:value-type="float">
            <text:p>3617</text:p>
          </table:table-cell>
          <table:table-cell office:value-type="float" office:value="554.5" calcext:value-type="float">
            <text:p>554.5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  <table:table-cell office:value-type="float" office:value="1.63" calcext:value-type="float">
            <text:p>1.63</text:p>
          </table:table-cell>
          <table:table-cell table:formula="of:=[.D71]/1000*9.81 /(1.225 * (([.C71]/60)^2) * (([.A71]*0.0254)^4))" office:value-type="float" office:value="0.0764175206897464" calcext:value-type="float">
            <text:p>0.0764175207</text:p>
          </table:table-cell>
          <table:table-cell table:formula="of:=([.G71]*[.F71]) / (1.225*(([.C71]/60)^3)*(([.A71]*0.0254)^5))" office:value-type="float" office:value="0.0267049019501696" calcext:value-type="float">
            <text:p>0.026704902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812" calcext:value-type="float">
            <text:p>3812</text:p>
          </table:table-cell>
          <table:table-cell office:value-type="float" office:value="599.6" calcext:value-type="float">
            <text:p>599.6</text:p>
          </table:table-cell>
          <table:table-cell office:value-type="float" office:value="0.08" calcext:value-type="float">
            <text:p>0.08</text:p>
          </table:table-cell>
          <table:table-cell office:value-type="float" office:value="25" calcext:value-type="float">
            <text:p>25</text:p>
          </table:table-cell>
          <table:table-cell office:value-type="float" office:value="1.87" calcext:value-type="float">
            <text:p>1.87</text:p>
          </table:table-cell>
          <table:table-cell table:formula="of:=[.D72]/1000*9.81 /(1.225 * (([.C72]/60)^2) * (([.A72]*0.0254)^4))" office:value-type="float" office:value="0.0743950860598085" calcext:value-type="float">
            <text:p>0.0743950861</text:p>
          </table:table-cell>
          <table:table-cell table:formula="of:=([.G72]*[.F72]) / (1.225*(([.C72]/60)^3)*(([.A72]*0.0254)^5))" office:value-type="float" office:value="0.0261716943852845" calcext:value-type="float">
            <text:p>0.0261716944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016" calcext:value-type="float">
            <text:p>4016</text:p>
          </table:table-cell>
          <table:table-cell office:value-type="float" office:value="700.4" calcext:value-type="float">
            <text:p>700.4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2.15" calcext:value-type="float">
            <text:p>2.15</text:p>
          </table:table-cell>
          <table:table-cell table:formula="of:=[.D73]/1000*9.81 /(1.225 * (([.C73]/60)^2) * (([.A73]*0.0254)^4))" office:value-type="float" office:value="0.0782973636885614" calcext:value-type="float">
            <text:p>0.0782973637</text:p>
          </table:table-cell>
          <table:table-cell table:formula="of:=([.G73]*[.F73]) / (1.225*(([.C73]/60)^3)*(([.A73]*0.0254)^5))" office:value-type="float" office:value="0.0257339384055894" calcext:value-type="float">
            <text:p>0.0257339384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219" calcext:value-type="float">
            <text:p>4219</text:p>
          </table:table-cell>
          <table:table-cell office:value-type="float" office:value="809.2" calcext:value-type="float">
            <text:p>809.2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2.49" calcext:value-type="float">
            <text:p>2.49</text:p>
          </table:table-cell>
          <table:table-cell table:formula="of:=[.D74]/1000*9.81 /(1.225 * (([.C74]/60)^2) * (([.A74]*0.0254)^4))" office:value-type="float" office:value="0.0819643942448915" calcext:value-type="float">
            <text:p>0.0819643942</text:p>
          </table:table-cell>
          <table:table-cell table:formula="of:=([.G74]*[.F74]) / (1.225*(([.C74]/60)^3)*(([.A74]*0.0254)^5))" office:value-type="float" office:value="0.0257051226601319" calcext:value-type="float">
            <text:p>0.0257051227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410" calcext:value-type="float">
            <text:p>4410</text:p>
          </table:table-cell>
          <table:table-cell office:value-type="float" office:value="837" calcext:value-type="float">
            <text:p>837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office:value-type="float" office:value="2.73" calcext:value-type="float">
            <text:p>2.73</text:p>
          </table:table-cell>
          <table:table-cell table:formula="of:=[.D75]/1000*9.81 /(1.225 * (([.C75]/60)^2) * (([.A75]*0.0254)^4))" office:value-type="float" office:value="0.0775955274055746" calcext:value-type="float">
            <text:p>0.0775955274</text:p>
          </table:table-cell>
          <table:table-cell table:formula="of:=([.G75]*[.F75]) / (1.225*(([.C75]/60)^3)*(([.A75]*0.0254)^5))" office:value-type="float" office:value="0.0246771947361832" calcext:value-type="float">
            <text:p>0.0246771947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623" calcext:value-type="float">
            <text:p>4623</text:p>
          </table:table-cell>
          <table:table-cell office:value-type="float" office:value="956.4" calcext:value-type="float">
            <text:p>956.4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3.18" calcext:value-type="float">
            <text:p>3.18</text:p>
          </table:table-cell>
          <table:table-cell table:formula="of:=[.D76]/1000*9.81 /(1.225 * (([.C76]/60)^2) * (([.A76]*0.0254)^4))" office:value-type="float" office:value="0.0806826568293705" calcext:value-type="float">
            <text:p>0.0806826568</text:p>
          </table:table-cell>
          <table:table-cell table:formula="of:=([.G76]*[.F76]) / (1.225*(([.C76]/60)^3)*(([.A76]*0.0254)^5))" office:value-type="float" office:value="0.0249519418308125" calcext:value-type="float">
            <text:p>0.0249519418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807" calcext:value-type="float">
            <text:p>4807</text:p>
          </table:table-cell>
          <table:table-cell office:value-type="float" office:value="1029.4" calcext:value-type="float">
            <text:p>1029.4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3.42" calcext:value-type="float">
            <text:p>3.42</text:p>
          </table:table-cell>
          <table:table-cell table:formula="of:=[.D77]/1000*9.81 /(1.225 * (([.C77]/60)^2) * (([.A77]*0.0254)^4))" office:value-type="float" office:value="0.0803201165348984" calcext:value-type="float">
            <text:p>0.0803201165</text:p>
          </table:table-cell>
          <table:table-cell table:formula="of:=([.G77]*[.F77]) / (1.225*(([.C77]/60)^3)*(([.A77]*0.0254)^5))" office:value-type="float" office:value="0.0238700126576385" calcext:value-type="float">
            <text:p>0.0238700127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24" calcext:value-type="float">
            <text:p>5024</text:p>
          </table:table-cell>
          <table:table-cell office:value-type="float" office:value="1067.9" calcext:value-type="float">
            <text:p>1067.9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3.92" calcext:value-type="float">
            <text:p>3.92</text:p>
          </table:table-cell>
          <table:table-cell table:formula="of:=[.D78]/1000*9.81 /(1.225 * (([.C78]/60)^2) * (([.A78]*0.0254)^4))" office:value-type="float" office:value="0.076281589733227" calcext:value-type="float">
            <text:p>0.0762815897</text:p>
          </table:table-cell>
          <table:table-cell table:formula="of:=([.G78]*[.F78]) / (1.225*(([.C78]/60)^3)*(([.A78]*0.0254)^5))" office:value-type="float" office:value="0.0239654773870409" calcext:value-type="float">
            <text:p>0.0239654774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206" calcext:value-type="float">
            <text:p>5206</text:p>
          </table:table-cell>
          <table:table-cell office:value-type="float" office:value="1185.9" calcext:value-type="float">
            <text:p>1185.9</text:p>
          </table:table-cell>
          <table:table-cell office:value-type="float" office:value="0.14" calcext:value-type="float">
            <text:p>0.14</text:p>
          </table:table-cell>
          <table:table-cell office:value-type="float" office:value="25" calcext:value-type="float">
            <text:p>25</text:p>
          </table:table-cell>
          <table:table-cell office:value-type="float" office:value="4.38" calcext:value-type="float">
            <text:p>4.38</text:p>
          </table:table-cell>
          <table:table-cell table:formula="of:=[.D79]/1000*9.81 /(1.225 * (([.C79]/60)^2) * (([.A79]*0.0254)^4))" office:value-type="float" office:value="0.0788911254645276" calcext:value-type="float">
            <text:p>0.0788911255</text:p>
          </table:table-cell>
          <table:table-cell table:formula="of:=([.G79]*[.F79]) / (1.225*(([.C79]/60)^3)*(([.A79]*0.0254)^5))" office:value-type="float" office:value="0.0240663666468767" calcext:value-type="float">
            <text:p>0.0240663666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423" calcext:value-type="float">
            <text:p>5423</text:p>
          </table:table-cell>
          <table:table-cell office:value-type="float" office:value="1274.8" calcext:value-type="float">
            <text:p>1274.8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4.95" calcext:value-type="float">
            <text:p>4.95</text:p>
          </table:table-cell>
          <table:table-cell table:formula="of:=[.D80]/1000*9.81 /(1.225 * (([.C80]/60)^2) * (([.A80]*0.0254)^4))" office:value-type="float" office:value="0.0781540082121494" calcext:value-type="float">
            <text:p>0.0781540082</text:p>
          </table:table-cell>
          <table:table-cell table:formula="of:=([.G80]*[.F80]) / (1.225*(([.C80]/60)^3)*(([.A80]*0.0254)^5))" office:value-type="float" office:value="0.0240621979511396" calcext:value-type="float">
            <text:p>0.024062198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617" calcext:value-type="float">
            <text:p>5617</text:p>
          </table:table-cell>
          <table:table-cell office:value-type="float" office:value="1392.9" calcext:value-type="float">
            <text:p>1392.9</text:p>
          </table:table-cell>
          <table:table-cell office:value-type="float" office:value="0.16" calcext:value-type="float">
            <text:p>0.16</text:p>
          </table:table-cell>
          <table:table-cell office:value-type="float" office:value="25" calcext:value-type="float">
            <text:p>25</text:p>
          </table:table-cell>
          <table:table-cell office:value-type="float" office:value="5.51" calcext:value-type="float">
            <text:p>5.51</text:p>
          </table:table-cell>
          <table:table-cell table:formula="of:=[.D81]/1000*9.81 /(1.225 * (([.C81]/60)^2) * (([.A81]*0.0254)^4))" office:value-type="float" office:value="0.079597513428219" calcext:value-type="float">
            <text:p>0.0795975134</text:p>
          </table:table-cell>
          <table:table-cell table:formula="of:=([.G81]*[.F81]) / (1.225*(([.C81]/60)^3)*(([.A81]*0.0254)^5))" office:value-type="float" office:value="0.0241038955569052" calcext:value-type="float">
            <text:p>0.0241038956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819" calcext:value-type="float">
            <text:p>5819</text:p>
          </table:table-cell>
          <table:table-cell office:value-type="float" office:value="1529.5" calcext:value-type="float">
            <text:p>1529.5</text:p>
          </table:table-cell>
          <table:table-cell office:value-type="float" office:value="0.18" calcext:value-type="float">
            <text:p>0.18</text:p>
          </table:table-cell>
          <table:table-cell office:value-type="float" office:value="25" calcext:value-type="float">
            <text:p>25</text:p>
          </table:table-cell>
          <table:table-cell office:value-type="float" office:value="6.03" calcext:value-type="float">
            <text:p>6.03</text:p>
          </table:table-cell>
          <table:table-cell table:formula="of:=[.D82]/1000*9.81 /(1.225 * (([.C82]/60)^2) * (([.A82]*0.0254)^4))" office:value-type="float" office:value="0.0814406398659851" calcext:value-type="float">
            <text:p>0.0814406399</text:p>
          </table:table-cell>
          <table:table-cell table:formula="of:=([.G82]*[.F82]) / (1.225*(([.C82]/60)^3)*(([.A82]*0.0254)^5))" office:value-type="float" office:value="0.0237258155728734" calcext:value-type="float">
            <text:p>0.0237258156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018" calcext:value-type="float">
            <text:p>6018</text:p>
          </table:table-cell>
          <table:table-cell office:value-type="float" office:value="1629" calcext:value-type="float">
            <text:p>1629</text:p>
          </table:table-cell>
          <table:table-cell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  <table:table-cell office:value-type="float" office:value="6.61" calcext:value-type="float">
            <text:p>6.61</text:p>
          </table:table-cell>
          <table:table-cell table:formula="of:=[.D83]/1000*9.81 /(1.225 * (([.C83]/60)^2) * (([.A83]*0.0254)^4))" office:value-type="float" office:value="0.0810970633001184" calcext:value-type="float">
            <text:p>0.0810970633</text:p>
          </table:table-cell>
          <table:table-cell table:formula="of:=([.G83]*[.F83]) / (1.225*(([.C83]/60)^3)*(([.A83]*0.0254)^5))" office:value-type="float" office:value="0.0235122298640495" calcext:value-type="float">
            <text:p>0.0235122299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216" calcext:value-type="float">
            <text:p>6216</text:p>
          </table:table-cell>
          <table:table-cell office:value-type="float" office:value="1735.1" calcext:value-type="float">
            <text:p>1735.1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office:value-type="float" office:value="7.31" calcext:value-type="float">
            <text:p>7.31</text:p>
          </table:table-cell>
          <table:table-cell table:formula="of:=[.D84]/1000*9.81 /(1.225 * (([.C84]/60)^2) * (([.A84]*0.0254)^4))" office:value-type="float" office:value="0.0809638046724565" calcext:value-type="float">
            <text:p>0.0809638047</text:p>
          </table:table-cell>
          <table:table-cell table:formula="of:=([.G84]*[.F84]) / (1.225*(([.C84]/60)^3)*(([.A84]*0.0254)^5))" office:value-type="float" office:value="0.0235957219159428" calcext:value-type="float">
            <text:p>0.0235957219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13" calcext:value-type="float">
            <text:p>6413</text:p>
          </table:table-cell>
          <table:table-cell office:value-type="float" office:value="1790.8" calcext:value-type="float">
            <text:p>1790.8</text:p>
          </table:table-cell>
          <table:table-cell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office:value-type="float" office:value="7.75" calcext:value-type="float">
            <text:p>7.75</text:p>
          </table:table-cell>
          <table:table-cell table:formula="of:=[.D85]/1000*9.81 /(1.225 * (([.C85]/60)^2) * (([.A85]*0.0254)^4))" office:value-type="float" office:value="0.0785078377272394" calcext:value-type="float">
            <text:p>0.0785078377</text:p>
          </table:table-cell>
          <table:table-cell table:formula="of:=([.G85]*[.F85]) / (1.225*(([.C85]/60)^3)*(([.A85]*0.0254)^5))" office:value-type="float" office:value="0.0227806909536546" calcext:value-type="float">
            <text:p>0.022780691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615" calcext:value-type="float">
            <text:p>6615</text:p>
          </table:table-cell>
          <table:table-cell office:value-type="float" office:value="1915.5" calcext:value-type="float">
            <text:p>1915.5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8.78" calcext:value-type="float">
            <text:p>8.78</text:p>
          </table:table-cell>
          <table:table-cell table:formula="of:=[.D86]/1000*9.81 /(1.225 * (([.C86]/60)^2) * (([.A86]*0.0254)^4))" office:value-type="float" office:value="0.0789243237729341" calcext:value-type="float">
            <text:p>0.0789243238</text:p>
          </table:table-cell>
          <table:table-cell table:formula="of:=([.G86]*[.F86]) / (1.225*(([.C86]/60)^3)*(([.A86]*0.0254)^5))" office:value-type="float" office:value="0.023515481729338" calcext:value-type="float">
            <text:p>0.0235154817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815" calcext:value-type="float">
            <text:p>6815</text:p>
          </table:table-cell>
          <table:table-cell office:value-type="float" office:value="2074.7" calcext:value-type="float">
            <text:p>2074.7</text:p>
          </table:table-cell>
          <table:table-cell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office:value-type="float" office:value="9.61" calcext:value-type="float">
            <text:p>9.61</text:p>
          </table:table-cell>
          <table:table-cell table:formula="of:=[.D87]/1000*9.81 /(1.225 * (([.C87]/60)^2) * (([.A87]*0.0254)^4))" office:value-type="float" office:value="0.0805400689107665" calcext:value-type="float">
            <text:p>0.0805400689</text:p>
          </table:table-cell>
          <table:table-cell table:formula="of:=([.G87]*[.F87]) / (1.225*(([.C87]/60)^3)*(([.A87]*0.0254)^5))" office:value-type="float" office:value="0.0235382795711181" calcext:value-type="float">
            <text:p>0.0235382796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015" calcext:value-type="float">
            <text:p>7015</text:p>
          </table:table-cell>
          <table:table-cell office:value-type="float" office:value="2187.4" calcext:value-type="float">
            <text:p>2187.4</text:p>
          </table:table-cell>
          <table:table-cell office:value-type="float" office:value="0.27" calcext:value-type="float">
            <text:p>0.27</text:p>
          </table:table-cell>
          <table:table-cell office:value-type="float" office:value="25" calcext:value-type="float">
            <text:p>25</text:p>
          </table:table-cell>
          <table:table-cell office:value-type="float" office:value="10.56" calcext:value-type="float">
            <text:p>10.56</text:p>
          </table:table-cell>
          <table:table-cell table:formula="of:=[.D88]/1000*9.81 /(1.225 * (([.C88]/60)^2) * (([.A88]*0.0254)^4))" office:value-type="float" office:value="0.0801422013169017" calcext:value-type="float">
            <text:p>0.0801422013</text:p>
          </table:table-cell>
          <table:table-cell table:formula="of:=([.G88]*[.F88]) / (1.225*(([.C88]/60)^3)*(([.A88]*0.0254)^5))" office:value-type="float" office:value="0.0237153643735951" calcext:value-type="float">
            <text:p>0.0237153644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212" calcext:value-type="float">
            <text:p>7212</text:p>
          </table:table-cell>
          <table:table-cell office:value-type="float" office:value="2374.5" calcext:value-type="float">
            <text:p>2374.5</text:p>
          </table:table-cell>
          <table:table-cell office:value-type="float" office:value="0.29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11.46" calcext:value-type="float">
            <text:p>11.46</text:p>
          </table:table-cell>
          <table:table-cell table:formula="of:=[.D89]/1000*9.81 /(1.225 * (([.C89]/60)^2) * (([.A89]*0.0254)^4))" office:value-type="float" office:value="0.0823093454531142" calcext:value-type="float">
            <text:p>0.0823093455</text:p>
          </table:table-cell>
          <table:table-cell table:formula="of:=([.G89]*[.F89]) / (1.225*(([.C89]/60)^3)*(([.A89]*0.0254)^5))" office:value-type="float" office:value="0.0236846173760165" calcext:value-type="float">
            <text:p>0.023684617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258.2" calcext:value-type="float">
            <text:p>258.2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0.83" calcext:value-type="float">
            <text:p>0.83</text:p>
          </table:table-cell>
          <table:table-cell table:formula="of:=[.D91]/1000*9.81 /(1.225 * (([.C91]/60)^2) * (([.A91]*0.0254)^4))" office:value-type="float" office:value="0.0874378841423844" calcext:value-type="float">
            <text:p>0.0874378841</text:p>
          </table:table-cell>
          <table:table-cell table:formula="of:=([.G91]*[.F91]) / (1.225*(([.C91]/60)^3)*(([.A91]*0.0254)^5))" office:value-type="float" office:value="0.0561206526351729" calcext:value-type="float">
            <text:p>0.056120652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15" calcext:value-type="float">
            <text:p>2115</text:p>
          </table:table-cell>
          <table:table-cell office:value-type="float" office:value="296.9" calcext:value-type="float">
            <text:p>296.9</text:p>
          </table:table-cell>
          <table:table-cell office:value-type="float" office:value="0.05" calcext:value-type="float">
            <text:p>0.05</text:p>
          </table:table-cell>
          <table:table-cell office:value-type="float" office:value="25" calcext:value-type="float">
            <text:p>25</text:p>
          </table:table-cell>
          <table:table-cell office:value-type="float" office:value="0.82" calcext:value-type="float">
            <text:p>0.82</text:p>
          </table:table-cell>
          <table:table-cell table:formula="of:=[.D92]/1000*9.81 /(1.225 * (([.C92]/60)^2) * (([.A92]*0.0254)^4))" office:value-type="float" office:value="0.0908081798728866" calcext:value-type="float">
            <text:p>0.0908081799</text:p>
          </table:table-cell>
          <table:table-cell table:formula="of:=([.G92]*[.F92]) / (1.225*(([.C92]/60)^3)*(([.A92]*0.0254)^5))" office:value-type="float" office:value="0.0475899808449878" calcext:value-type="float">
            <text:p>0.047589980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207" calcext:value-type="float">
            <text:p>2207</text:p>
          </table:table-cell>
          <table:table-cell office:value-type="float" office:value="330.6" calcext:value-type="float">
            <text:p>330.6</text:p>
          </table:table-cell>
          <table:table-cell office:value-type="float" office:value="0.06" calcext:value-type="float">
            <text:p>0.06</text:p>
          </table:table-cell>
          <table:table-cell office:value-type="float" office:value="25" calcext:value-type="float">
            <text:p>25</text:p>
          </table:table-cell>
          <table:table-cell office:value-type="float" office:value="0.99" calcext:value-type="float">
            <text:p>0.99</text:p>
          </table:table-cell>
          <table:table-cell table:formula="of:=[.D93]/1000*9.81 /(1.225 * (([.C93]/60)^2) * (([.A93]*0.0254)^4))" office:value-type="float" office:value="0.0928610734425652" calcext:value-type="float">
            <text:p>0.0928610734</text:p>
          </table:table-cell>
          <table:table-cell table:formula="of:=([.G93]*[.F93]) / (1.225*(([.C93]/60)^3)*(([.A93]*0.0254)^5))" office:value-type="float" office:value="0.0505662779868219" calcext:value-type="float">
            <text:p>0.05056627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314" calcext:value-type="float">
            <text:p>2314</text:p>
          </table:table-cell>
          <table:table-cell office:value-type="float" office:value="365.3" calcext:value-type="float">
            <text:p>365.3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  <table:table-cell office:value-type="float" office:value="1.13" calcext:value-type="float">
            <text:p>1.13</text:p>
          </table:table-cell>
          <table:table-cell table:formula="of:=[.D94]/1000*9.81 /(1.225 * (([.C94]/60)^2) * (([.A94]*0.0254)^4))" office:value-type="float" office:value="0.0933379976188859" calcext:value-type="float">
            <text:p>0.0933379976</text:p>
          </table:table-cell>
          <table:table-cell table:formula="of:=([.G94]*[.F94]) / (1.225*(([.C94]/60)^3)*(([.A94]*0.0254)^5))" office:value-type="float" office:value="0.0500750247224658" calcext:value-type="float">
            <text:p>0.0500750247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09" calcext:value-type="float">
            <text:p>2409</text:p>
          </table:table-cell>
          <table:table-cell office:value-type="float" office:value="420.4" calcext:value-type="float">
            <text:p>420.4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  <table:table-cell office:value-type="float" office:value="1.24" calcext:value-type="float">
            <text:p>1.24</text:p>
          </table:table-cell>
          <table:table-cell table:formula="of:=[.D95]/1000*9.81 /(1.225 * (([.C95]/60)^2) * (([.A95]*0.0254)^4))" office:value-type="float" office:value="0.0991116312451875" calcext:value-type="float">
            <text:p>0.0991116312</text:p>
          </table:table-cell>
          <table:table-cell table:formula="of:=([.G95]*[.F95]) / (1.225*(([.C95]/60)^3)*(([.A95]*0.0254)^5))" office:value-type="float" office:value="0.0487016951538225" calcext:value-type="float">
            <text:p>0.048701695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448" calcext:value-type="float">
            <text:p>448</text:p>
          </table:table-cell>
          <table:table-cell office:value-type="float" office:value="0.07" calcext:value-type="float">
            <text:p>0.07</text:p>
          </table:table-cell>
          <table:table-cell office:value-type="float" office:value="25" calcext:value-type="float">
            <text:p>25</text:p>
          </table:table-cell>
          <table:table-cell office:value-type="float" office:value="1.34" calcext:value-type="float">
            <text:p>1.34</text:p>
          </table:table-cell>
          <table:table-cell table:formula="of:=[.D96]/1000*9.81 /(1.225 * (([.C96]/60)^2) * (([.A96]*0.0254)^4))" office:value-type="float" office:value="0.0980693989057747" calcext:value-type="float">
            <text:p>0.0980693989</text:p>
          </table:table-cell>
          <table:table-cell table:formula="of:=([.G96]*[.F96]) / (1.225*(([.C96]/60)^3)*(([.A96]*0.0254)^5))" office:value-type="float" office:value="0.0470887937078888" calcext:value-type="float">
            <text:p>0.0470887937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11" calcext:value-type="float">
            <text:p>2611</text:p>
          </table:table-cell>
          <table:table-cell office:value-type="float" office:value="505.1" calcext:value-type="float">
            <text:p>505.1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1.46" calcext:value-type="float">
            <text:p>1.46</text:p>
          </table:table-cell>
          <table:table-cell table:formula="of:=[.D97]/1000*9.81 /(1.225 * (([.C97]/60)^2) * (([.A97]*0.0254)^4))" office:value-type="float" office:value="0.101367594734148" calcext:value-type="float">
            <text:p>0.1013675947</text:p>
          </table:table-cell>
          <table:table-cell table:formula="of:=([.G97]*[.F97]) / (1.225*(([.C97]/60)^3)*(([.A97]*0.0254)^5))" office:value-type="float" office:value="0.0450365415827333" calcext:value-type="float">
            <text:p>0.045036541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726" calcext:value-type="float">
            <text:p>2726</text:p>
          </table:table-cell>
          <table:table-cell office:value-type="float" office:value="515.3" calcext:value-type="float">
            <text:p>515.3</text:p>
          </table:table-cell>
          <table:table-cell office:value-type="float" office:value="0.09" calcext:value-type="float">
            <text:p>0.09</text:p>
          </table:table-cell>
          <table:table-cell office:value-type="float" office:value="25" calcext:value-type="float">
            <text:p>25</text:p>
          </table:table-cell>
          <table:table-cell office:value-type="float" office:value="1.61" calcext:value-type="float">
            <text:p>1.61</text:p>
          </table:table-cell>
          <table:table-cell table:formula="of:=[.D98]/1000*9.81 /(1.225 * (([.C98]/60)^2) * (([.A98]*0.0254)^4))" office:value-type="float" office:value="0.094873288902297" calcext:value-type="float">
            <text:p>0.0948732889</text:p>
          </table:table-cell>
          <table:table-cell table:formula="of:=([.G98]*[.F98]) / (1.225*(([.C98]/60)^3)*(([.A98]*0.0254)^5))" office:value-type="float" office:value="0.0436396354791858" calcext:value-type="float">
            <text:p>0.043639635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820" calcext:value-type="float">
            <text:p>2820</text:p>
          </table:table-cell>
          <table:table-cell office:value-type="float" office:value="530.6" calcext:value-type="float">
            <text:p>530.6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1.77" calcext:value-type="float">
            <text:p>1.77</text:p>
          </table:table-cell>
          <table:table-cell table:formula="of:=[.D99]/1000*9.81 /(1.225 * (([.C99]/60)^2) * (([.A99]*0.0254)^4))" office:value-type="float" office:value="0.0912860774176875" calcext:value-type="float">
            <text:p>0.0912860774</text:p>
          </table:table-cell>
          <table:table-cell table:formula="of:=([.G99]*[.F99]) / (1.225*(([.C99]/60)^3)*(([.A99]*0.0254)^5))" office:value-type="float" office:value="0.0433369890354795" calcext:value-type="float">
            <text:p>0.04333698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919" calcext:value-type="float">
            <text:p>2919</text:p>
          </table:table-cell>
          <table:table-cell office:value-type="float" office:value="628.6" calcext:value-type="float">
            <text:p>628.6</text:p>
          </table:table-cell>
          <table:table-cell office:value-type="float" office:value="0.11" calcext:value-type="float">
            <text:p>0.11</text:p>
          </table:table-cell>
          <table:table-cell office:value-type="float" office:value="25" calcext:value-type="float">
            <text:p>25</text:p>
          </table:table-cell>
          <table:table-cell office:value-type="float" office:value="1.91" calcext:value-type="float">
            <text:p>1.91</text:p>
          </table:table-cell>
          <table:table-cell table:style-name="ce5" table:formula="of:=[.D100]/1000*9.81 /(1.225 * (([.C100]/60)^2) * (([.A100]*0.0254)^4))" office:value-type="float" office:value="0.100934980498691" calcext:value-type="float">
            <text:p>0.1009349805</text:p>
          </table:table-cell>
          <table:table-cell table:formula="of:=([.G100]*[.F100]) / (1.225*(([.C100]/60)^3)*(([.A100]*0.0254)^5))" office:value-type="float" office:value="0.0421661427825621" calcext:value-type="float">
            <text:p>0.042166142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04" calcext:value-type="float">
            <text:p>3004</text:p>
          </table:table-cell>
          <table:table-cell office:value-type="float" office:value="643.9" calcext:value-type="float">
            <text:p>643.9</text:p>
          </table:table-cell>
          <table:table-cell office:value-type="float" office:value="0.12" calcext:value-type="float">
            <text:p>0.12</text:p>
          </table:table-cell>
          <table:table-cell office:value-type="float" office:value="25" calcext:value-type="float">
            <text:p>25</text:p>
          </table:table-cell>
          <table:table-cell office:value-type="float" office:value="2.07" calcext:value-type="float">
            <text:p>2.07</text:p>
          </table:table-cell>
          <table:table-cell table:formula="of:=[.D101]/1000*9.81 /(1.225 * (([.C101]/60)^2) * (([.A101]*0.0254)^4))" office:value-type="float" office:value="0.09762343508992" calcext:value-type="float">
            <text:p>0.0976234351</text:p>
          </table:table-cell>
          <table:table-cell table:formula="of:=([.G101]*[.F101]) / (1.225*(([.C101]/60)^3)*(([.A101]*0.0254)^5))" office:value-type="float" office:value="0.0419279233943631" calcext:value-type="float">
            <text:p>0.041927923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103" calcext:value-type="float">
            <text:p>3103</text:p>
          </table:table-cell>
          <table:table-cell office:value-type="float" office:value="688.8" calcext:value-type="float">
            <text:p>688.8</text:p>
          </table:table-cell>
          <table:table-cell office:value-type="float" office:value="0.12" calcext:value-type="float">
            <text:p>0.12</text:p>
          </table:table-cell>
          <table:table-cell office:value-type="float" office:value="25" calcext:value-type="float">
            <text:p>25</text:p>
          </table:table-cell>
          <table:table-cell office:value-type="float" office:value="2.23" calcext:value-type="float">
            <text:p>2.23</text:p>
          </table:table-cell>
          <table:table-cell table:style-name="ce1" table:formula="of:=[.D102]/1000*9.81 /(1.225 * (([.C102]/60)^2) * (([.A102]*0.0254)^4))" office:value-type="float" office:value="0.097873496588155" calcext:value-type="float">
            <text:p>0.0978734966</text:p>
          </table:table-cell>
          <table:table-cell table:formula="of:=([.G102]*[.F102]) / (1.225*(([.C102]/60)^3)*(([.A102]*0.0254)^5))" office:value-type="float" office:value="0.0409819226264413" calcext:value-type="float">
            <text:p>0.040981922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225" calcext:value-type="float">
            <text:p>3225</text:p>
          </table:table-cell>
          <table:table-cell office:value-type="float" office:value="705.1" calcext:value-type="float">
            <text:p>705.1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2.45" calcext:value-type="float">
            <text:p>2.45</text:p>
          </table:table-cell>
          <table:table-cell table:style-name="ce5" table:formula="of:=[.D103]/1000*9.81 /(1.225 * (([.C103]/60)^2) * (([.A103]*0.0254)^4))" office:value-type="float" office:value="0.0927527497280568" calcext:value-type="float">
            <text:p>0.0927527497</text:p>
          </table:table-cell>
          <table:table-cell table:formula="of:=([.G103]*[.F103]) / (1.225*(([.C103]/60)^3)*(([.A103]*0.0254)^5))" office:value-type="float" office:value="0.0401060342348694" calcext:value-type="float">
            <text:p>0.040106034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318" calcext:value-type="float">
            <text:p>3318</text:p>
          </table:table-cell>
          <table:table-cell office:value-type="float" office:value="750" calcext:value-type="float">
            <text:p>750</text:p>
          </table:table-cell>
          <table:table-cell office:value-type="float" office:value="0.14" calcext:value-type="float">
            <text:p>0.14</text:p>
          </table:table-cell>
          <table:table-cell office:value-type="float" office:value="25" calcext:value-type="float">
            <text:p>25</text:p>
          </table:table-cell>
          <table:table-cell office:value-type="float" office:value="2.59" calcext:value-type="float">
            <text:p>2.59</text:p>
          </table:table-cell>
          <table:table-cell table:formula="of:=[.D104]/1000*9.81 /(1.225 * (([.C104]/60)^2) * (([.A104]*0.0254)^4))" office:value-type="float" office:value="0.0932060314266739" calcext:value-type="float">
            <text:p>0.0932060314</text:p>
          </table:table-cell>
          <table:table-cell table:formula="of:=([.G104]*[.F104]) / (1.225*(([.C104]/60)^3)*(([.A104]*0.0254)^5))" office:value-type="float" office:value="0.03893170391132" calcext:value-type="float">
            <text:p>0.038931703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406" calcext:value-type="float">
            <text:p>3406</text:p>
          </table:table-cell>
          <table:table-cell office:value-type="float" office:value="800" calcext:value-type="float">
            <text:p>800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2.82" calcext:value-type="float">
            <text:p>2.82</text:p>
          </table:table-cell>
          <table:table-cell table:formula="of:=[.D105]/1000*9.81 /(1.225 * (([.C105]/60)^2) * (([.A105]*0.0254)^4))" office:value-type="float" office:value="0.0943487642924262" calcext:value-type="float">
            <text:p>0.0943487643</text:p>
          </table:table-cell>
          <table:table-cell table:formula="of:=([.G105]*[.F105]) / (1.225*(([.C105]/60)^3)*(([.A105]*0.0254)^5))" office:value-type="float" office:value="0.0391875371766546" calcext:value-type="float">
            <text:p>0.039187537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11" calcext:value-type="float">
            <text:p>3511</text:p>
          </table:table-cell>
          <table:table-cell office:value-type="float" office:value="831.6" calcext:value-type="float">
            <text:p>831.6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3.08" calcext:value-type="float">
            <text:p>3.08</text:p>
          </table:table-cell>
          <table:table-cell table:formula="of:=[.D106]/1000*9.81 /(1.225 * (([.C106]/60)^2) * (([.A106]*0.0254)^4))" office:value-type="float" office:value="0.0922971601189586" calcext:value-type="float">
            <text:p>0.0922971601</text:p>
          </table:table-cell>
          <table:table-cell table:formula="of:=([.G106]*[.F106]) / (1.225*(([.C106]/60)^3)*(([.A106]*0.0254)^5))" office:value-type="float" office:value="0.0390742832917419" calcext:value-type="float">
            <text:p>0.039074283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08" calcext:value-type="float">
            <text:p>3508</text:p>
          </table:table-cell>
          <table:table-cell office:value-type="float" office:value="820.4" calcext:value-type="float">
            <text:p>820.4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3.05" calcext:value-type="float">
            <text:p>3.05</text:p>
          </table:table-cell>
          <table:table-cell table:formula="of:=[.D107]/1000*9.81 /(1.225 * (([.C107]/60)^2) * (([.A107]*0.0254)^4))" office:value-type="float" office:value="0.0912099040898658" calcext:value-type="float">
            <text:p>0.0912099041</text:p>
          </table:table-cell>
          <table:table-cell table:formula="of:=([.G107]*[.F107]) / (1.225*(([.C107]/60)^3)*(([.A107]*0.0254)^5))" office:value-type="float" office:value="0.0387930456965673" calcext:value-type="float">
            <text:p>0.0387930457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07" calcext:value-type="float">
            <text:p>3507</text:p>
          </table:table-cell>
          <table:table-cell office:value-type="float" office:value="821.4" calcext:value-type="float">
            <text:p>821.4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3.06" calcext:value-type="float">
            <text:p>3.06</text:p>
          </table:table-cell>
          <table:table-cell table:formula="of:=[.D108]/1000*9.81 /(1.225 * (([.C108]/60)^2) * (([.A108]*0.0254)^4))" office:value-type="float" office:value="0.091373168188894" calcext:value-type="float">
            <text:p>0.0913731682</text:p>
          </table:table-cell>
          <table:table-cell table:formula="of:=([.G108]*[.F108]) / (1.225*(([.C108]/60)^3)*(([.A108]*0.0254)^5))" office:value-type="float" office:value="0.0389535391197678" calcext:value-type="float">
            <text:p>0.0389535391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611" calcext:value-type="float">
            <text:p>3611</text:p>
          </table:table-cell>
          <table:table-cell office:value-type="float" office:value="891.8" calcext:value-type="float">
            <text:p>891.8</text:p>
          </table:table-cell>
          <table:table-cell office:value-type="float" office:value="0.16" calcext:value-type="float">
            <text:p>0.16</text:p>
          </table:table-cell>
          <table:table-cell office:value-type="float" office:value="25" calcext:value-type="float">
            <text:p>25</text:p>
          </table:table-cell>
          <table:table-cell office:value-type="float" office:value="3.34" calcext:value-type="float">
            <text:p>3.34</text:p>
          </table:table-cell>
          <table:table-cell table:formula="of:=[.D109]/1000*9.81 /(1.225 * (([.C109]/60)^2) * (([.A109]*0.0254)^4))" office:value-type="float" office:value="0.0935724515471357" calcext:value-type="float">
            <text:p>0.0935724515</text:p>
          </table:table-cell>
          <table:table-cell table:formula="of:=([.G109]*[.F109]) / (1.225*(([.C109]/60)^3)*(([.A109]*0.0254)^5))" office:value-type="float" office:value="0.0389490432687462" calcext:value-type="float">
            <text:p>0.038949043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float" office:value="938.8" calcext:value-type="float">
            <text:p>938.8</text:p>
          </table:table-cell>
          <table:table-cell office:value-type="float" office:value="0.17" calcext:value-type="float">
            <text:p>0.17</text:p>
          </table:table-cell>
          <table:table-cell office:value-type="float" office:value="25" calcext:value-type="float">
            <text:p>25</text:p>
          </table:table-cell>
          <table:table-cell office:value-type="float" office:value="3.52" calcext:value-type="float">
            <text:p>3.52</text:p>
          </table:table-cell>
          <table:table-cell table:formula="of:=[.D110]/1000*9.81 /(1.225 * (([.C110]/60)^2) * (([.A110]*0.0254)^4))" office:value-type="float" office:value="0.0938221000208105" calcext:value-type="float">
            <text:p>0.0938221</text:p>
          </table:table-cell>
          <table:table-cell table:formula="of:=([.G110]*[.F110]) / (1.225*(([.C110]/60)^3)*(([.A110]*0.0254)^5))" office:value-type="float" office:value="0.0381566540081149" calcext:value-type="float">
            <text:p>0.03815665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830" calcext:value-type="float">
            <text:p>3830</text:p>
          </table:table-cell>
          <table:table-cell office:value-type="float" office:value="1008.2" calcext:value-type="float">
            <text:p>1008.2</text:p>
          </table:table-cell>
          <table:table-cell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  <table:table-cell office:value-type="float" office:value="3.88" calcext:value-type="float">
            <text:p>3.88</text:p>
          </table:table-cell>
          <table:table-cell table:formula="of:=[.D111]/1000*9.81 /(1.225 * (([.C111]/60)^2) * (([.A111]*0.0254)^4))" office:value-type="float" office:value="0.0940339461887256" calcext:value-type="float">
            <text:p>0.0940339462</text:p>
          </table:table-cell>
          <table:table-cell table:formula="of:=([.G111]*[.F111]) / (1.225*(([.C111]/60)^3)*(([.A111]*0.0254)^5))" office:value-type="float" office:value="0.0379199884541738" calcext:value-type="float">
            <text:p>0.037919988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16" calcext:value-type="float">
            <text:p>3916</text:p>
          </table:table-cell>
          <table:table-cell office:value-type="float" office:value="1052" calcext:value-type="float">
            <text:p>1052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4.15" calcext:value-type="float">
            <text:p>4.15</text:p>
          </table:table-cell>
          <table:table-cell table:formula="of:=[.D112]/1000*9.81 /(1.225 * (([.C112]/60)^2) * (([.A112]*0.0254)^4))" office:value-type="float" office:value="0.0938568318164086" calcext:value-type="float">
            <text:p>0.0938568318</text:p>
          </table:table-cell>
          <table:table-cell table:formula="of:=([.G112]*[.F112]) / (1.225*(([.C112]/60)^3)*(([.A112]*0.0254)^5))" office:value-type="float" office:value="0.0379448499745948" calcext:value-type="float">
            <text:p>0.0379448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20" calcext:value-type="float">
            <text:p>4020</text:p>
          </table:table-cell>
          <table:table-cell office:value-type="float" office:value="1112.2" calcext:value-type="float">
            <text:p>1112.2</text:p>
          </table:table-cell>
          <table:table-cell office:value-type="float" office:value="0.2" calcext:value-type="float">
            <text:p>0.2</text:p>
          </table:table-cell>
          <table:table-cell office:value-type="float" office:value="25" calcext:value-type="float">
            <text:p>25</text:p>
          </table:table-cell>
          <table:table-cell office:value-type="float" office:value="4.42" calcext:value-type="float">
            <text:p>4.42</text:p>
          </table:table-cell>
          <table:table-cell table:formula="of:=[.D113]/1000*9.81 /(1.225 * (([.C113]/60)^2) * (([.A113]*0.0254)^4))" office:value-type="float" office:value="0.0941599677993415" calcext:value-type="float">
            <text:p>0.0941599678</text:p>
          </table:table-cell>
          <table:table-cell table:formula="of:=([.G113]*[.F113]) / (1.225*(([.C113]/60)^3)*(([.A113]*0.0254)^5))" office:value-type="float" office:value="0.0373574223866663" calcext:value-type="float">
            <text:p>0.037357422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105" calcext:value-type="float">
            <text:p>4105</text:p>
          </table:table-cell>
          <table:table-cell office:value-type="float" office:value="1133.7" calcext:value-type="float">
            <text:p>1133.7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office:value-type="float" office:value="4.71" calcext:value-type="float">
            <text:p>4.71</text:p>
          </table:table-cell>
          <table:table-cell table:formula="of:=[.D114]/1000*9.81 /(1.225 * (([.C114]/60)^2) * (([.A114]*0.0254)^4))" office:value-type="float" office:value="0.0920465129375515" calcext:value-type="float">
            <text:p>0.0920465129</text:p>
          </table:table-cell>
          <table:table-cell table:formula="of:=([.G114]*[.F114]) / (1.225*(([.C114]/60)^3)*(([.A114]*0.0254)^5))" office:value-type="float" office:value="0.0373864488356712" calcext:value-type="float">
            <text:p>0.037386448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20" calcext:value-type="float">
            <text:p>4220</text:p>
          </table:table-cell>
          <table:table-cell office:value-type="float" office:value="1171.4" calcext:value-type="float">
            <text:p>1171.4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5.04" calcext:value-type="float">
            <text:p>5.04</text:p>
          </table:table-cell>
          <table:table-cell table:formula="of:=[.D115]/1000*9.81 /(1.225 * (([.C115]/60)^2) * (([.A115]*0.0254)^4))" office:value-type="float" office:value="0.0899944722538269" calcext:value-type="float">
            <text:p>0.0899944723</text:p>
          </table:table-cell>
          <table:table-cell table:formula="of:=([.G115]*[.F115]) / (1.225*(([.C115]/60)^3)*(([.A115]*0.0254)^5))" office:value-type="float" office:value="0.0368235772730438" calcext:value-type="float">
            <text:p>0.036823577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328" calcext:value-type="float">
            <text:p>4328</text:p>
          </table:table-cell>
          <table:table-cell office:value-type="float" office:value="1199" calcext:value-type="float">
            <text:p>1199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5.36" calcext:value-type="float">
            <text:p>5.36</text:p>
          </table:table-cell>
          <table:table-cell table:formula="of:=[.D116]/1000*9.81 /(1.225 * (([.C116]/60)^2) * (([.A116]*0.0254)^4))" office:value-type="float" office:value="0.0875750100131382" calcext:value-type="float">
            <text:p>0.08757501</text:p>
          </table:table-cell>
          <table:table-cell table:formula="of:=([.G116]*[.F116]) / (1.225*(([.C116]/60)^3)*(([.A116]*0.0254)^5))" office:value-type="float" office:value="0.0363024408225491" calcext:value-type="float">
            <text:p>0.036302440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413" calcext:value-type="float">
            <text:p>4413</text:p>
          </table:table-cell>
          <table:table-cell office:value-type="float" office:value="1249" calcext:value-type="float">
            <text:p>1249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5.74" calcext:value-type="float">
            <text:p>5.74</text:p>
          </table:table-cell>
          <table:table-cell table:formula="of:=[.D117]/1000*9.81 /(1.225 * (([.C117]/60)^2) * (([.A117]*0.0254)^4))" office:value-type="float" office:value="0.087746560152211" calcext:value-type="float">
            <text:p>0.0877465602</text:p>
          </table:table-cell>
          <table:table-cell table:formula="of:=([.G117]*[.F117]) / (1.225*(([.C117]/60)^3)*(([.A117]*0.0254)^5))" office:value-type="float" office:value="0.0366727014404021" calcext:value-type="float">
            <text:p>0.036672701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525" calcext:value-type="float">
            <text:p>4525</text:p>
          </table:table-cell>
          <table:table-cell office:value-type="float" office:value="1306.1" calcext:value-type="float">
            <text:p>1306.1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6.06" calcext:value-type="float">
            <text:p>6.06</text:p>
          </table:table-cell>
          <table:table-cell table:formula="of:=[.D118]/1000*9.81 /(1.225 * (([.C118]/60)^2) * (([.A118]*0.0254)^4))" office:value-type="float" office:value="0.087271969931877" calcext:value-type="float">
            <text:p>0.0872719699</text:p>
          </table:table-cell>
          <table:table-cell table:formula="of:=([.G118]*[.F118]) / (1.225*(([.C118]/60)^3)*(([.A118]*0.0254)^5))" office:value-type="float" office:value="0.0359128330242928" calcext:value-type="float">
            <text:p>0.03591283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623" calcext:value-type="float">
            <text:p>4623</text:p>
          </table:table-cell>
          <table:table-cell office:value-type="float" office:value="1391.8" calcext:value-type="float">
            <text:p>1391.8</text:p>
          </table:table-cell>
          <table:table-cell office:value-type="float" office:value="0.26" calcext:value-type="float">
            <text:p>0.26</text:p>
          </table:table-cell>
          <table:table-cell office:value-type="float" office:value="25" calcext:value-type="float">
            <text:p>25</text:p>
          </table:table-cell>
          <table:table-cell office:value-type="float" office:value="6.64" calcext:value-type="float">
            <text:p>6.64</text:p>
          </table:table-cell>
          <table:table-cell table:formula="of:=[.D119]/1000*9.81 /(1.225 * (([.C119]/60)^2) * (([.A119]*0.0254)^4))" office:value-type="float" office:value="0.0890973038216961" calcext:value-type="float">
            <text:p>0.0890973038</text:p>
          </table:table-cell>
          <table:table-cell table:formula="of:=([.G119]*[.F119]) / (1.225*(([.C119]/60)^3)*(([.A119]*0.0254)^5))" office:value-type="float" office:value="0.0369002400823032" calcext:value-type="float">
            <text:p>0.0369002401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701" calcext:value-type="float">
            <text:p>4701</text:p>
          </table:table-cell>
          <table:table-cell office:value-type="float" office:value="1402" calcext:value-type="float">
            <text:p>1402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.8</text:p>
          </table:table-cell>
          <table:table-cell table:formula="of:=[.D120]/1000*9.81 /(1.225 * (([.C120]/60)^2) * (([.A120]*0.0254)^4))" office:value-type="float" office:value="0.0867966628928906" calcext:value-type="float">
            <text:p>0.0867966629</text:p>
          </table:table-cell>
          <table:table-cell table:formula="of:=([.G120]*[.F120]) / (1.225*(([.C120]/60)^3)*(([.A120]*0.0254)^5))" office:value-type="float" office:value="0.0359394107164679" calcext:value-type="float">
            <text:p>0.0359394107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4830" calcext:value-type="float">
            <text:p>4830</text:p>
          </table:table-cell>
          <table:table-cell office:value-type="float" office:value="1469.4" calcext:value-type="float">
            <text:p>1469.4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office:value-type="float" office:value="7.49" calcext:value-type="float">
            <text:p>7.49</text:p>
          </table:table-cell>
          <table:table-cell table:style-name="ce5" table:formula="of:=[.D121]/1000*9.81 /(1.225 * (([.C121]/60)^2) * (([.A121]*0.0254)^4))" office:value-type="float" office:value="0.0861749997360061" calcext:value-type="float">
            <text:p>0.0861749997</text:p>
          </table:table-cell>
          <table:table-cell table:formula="of:=([.G121]*[.F121]) / (1.225*(([.C121]/60)^3)*(([.A121]*0.0254)^5))" office:value-type="float" office:value="0.0364983488794717" calcext:value-type="float">
            <text:p>0.036498348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916" calcext:value-type="float">
            <text:p>4916</text:p>
          </table:table-cell>
          <table:table-cell office:value-type="float" office:value="1592.9" calcext:value-type="float">
            <text:p>1592.9</text:p>
          </table:table-cell>
          <table:table-cell office:value-type="float" office:value="0.31" calcext:value-type="float">
            <text:p>0.31</text:p>
          </table:table-cell>
          <table:table-cell office:value-type="float" office:value="25" calcext:value-type="float">
            <text:p>25</text:p>
          </table:table-cell>
          <table:table-cell office:value-type="float" office:value="7.85" calcext:value-type="float">
            <text:p>7.85</text:p>
          </table:table-cell>
          <table:table-cell table:formula="of:=[.D122]/1000*9.81 /(1.225 * (([.C122]/60)^2) * (([.A122]*0.0254)^4))" office:value-type="float" office:value="0.090177933853988" calcext:value-type="float">
            <text:p>0.0901779339</text:p>
          </table:table-cell>
          <table:table-cell table:formula="of:=([.G122]*[.F122]) / (1.225*(([.C122]/60)^3)*(([.A122]*0.0254)^5))" office:value-type="float" office:value="0.0362799622792223" calcext:value-type="float">
            <text:p>0.036279962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03" calcext:value-type="float">
            <text:p>5003</text:p>
          </table:table-cell>
          <table:table-cell office:value-type="float" office:value="1679.6" calcext:value-type="float">
            <text:p>1679.6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float" office:value="8.27" calcext:value-type="float">
            <text:p>8.27</text:p>
          </table:table-cell>
          <table:table-cell table:formula="of:=[.D123]/1000*9.81 /(1.225 * (([.C123]/60)^2) * (([.A123]*0.0254)^4))" office:value-type="float" office:value="0.0918079683704235" calcext:value-type="float">
            <text:p>0.0918079684</text:p>
          </table:table-cell>
          <table:table-cell table:formula="of:=([.G123]*[.F123]) / (1.225*(([.C123]/60)^3)*(([.A123]*0.0254)^5))" office:value-type="float" office:value="0.0362615858672802" calcext:value-type="float">
            <text:p>0.036261585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08" calcext:value-type="float">
            <text:p>5208</text:p>
          </table:table-cell>
          <table:table-cell office:value-type="float" office:value="1763.3" calcext:value-type="float">
            <text:p>1763.3</text:p>
          </table:table-cell>
          <table:table-cell office:value-type="float" office:value="0.35" calcext:value-type="float">
            <text:p>0.35</text:p>
          </table:table-cell>
          <table:table-cell office:value-type="float" office:value="25" calcext:value-type="float">
            <text:p>25</text:p>
          </table:table-cell>
          <table:table-cell office:value-type="float" office:value="9.23" calcext:value-type="float">
            <text:p>9.23</text:p>
          </table:table-cell>
          <table:table-cell table:formula="of:=[.D124]/1000*9.81 /(1.225 * (([.C124]/60)^2) * (([.A124]*0.0254)^4))" office:value-type="float" office:value="0.0889446382530919" calcext:value-type="float">
            <text:p>0.0889446383</text:p>
          </table:table-cell>
          <table:table-cell table:formula="of:=([.G124]*[.F124]) / (1.225*(([.C124]/60)^3)*(([.A124]*0.0254)^5))" office:value-type="float" office:value="0.0358774499359875" calcext:value-type="float">
            <text:p>0.035877449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333" calcext:value-type="float">
            <text:p>5333</text:p>
          </table:table-cell>
          <table:table-cell office:value-type="float" office:value="1795.9" calcext:value-type="float">
            <text:p>1795.9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9.79" calcext:value-type="float">
            <text:p>9.79</text:p>
          </table:table-cell>
          <table:table-cell table:formula="of:=[.D125]/1000*9.81 /(1.225 * (([.C125]/60)^2) * (([.A125]*0.0254)^4))" office:value-type="float" office:value="0.086392193288455" calcext:value-type="float">
            <text:p>0.0863921933</text:p>
          </table:table-cell>
          <table:table-cell table:formula="of:=([.G125]*[.F125]) / (1.225*(([.C125]/60)^3)*(([.A125]*0.0254)^5))" office:value-type="float" office:value="0.0354405728851728" calcext:value-type="float">
            <text:p>0.035440572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509" calcext:value-type="float">
            <text:p>5509</text:p>
          </table:table-cell>
          <table:table-cell office:value-type="float" office:value="1935.7" calcext:value-type="float">
            <text:p>1935.7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10.92" calcext:value-type="float">
            <text:p>10.92</text:p>
          </table:table-cell>
          <table:table-cell table:formula="of:=[.D126]/1000*9.81 /(1.225 * (([.C126]/60)^2) * (([.A126]*0.0254)^4))" office:value-type="float" office:value="0.0872625745532787" calcext:value-type="float">
            <text:p>0.0872625746</text:p>
          </table:table-cell>
          <table:table-cell table:formula="of:=([.G126]*[.F126]) / (1.225*(([.C126]/60)^3)*(([.A126]*0.0254)^5))" office:value-type="float" office:value="0.0358622153385286" calcext:value-type="float">
            <text:p>0.035862215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608" calcext:value-type="float">
            <text:p>5608</text:p>
          </table:table-cell>
          <table:table-cell office:value-type="float" office:value="1993.9" calcext:value-type="float">
            <text:p>1993.9</text:p>
          </table:table-cell>
          <table:table-cell office:value-type="float" office:value="0.4" calcext:value-type="float">
            <text:p>0.4</text:p>
          </table:table-cell>
          <table:table-cell office:value-type="float" office:value="25" calcext:value-type="float">
            <text:p>25</text:p>
          </table:table-cell>
          <table:table-cell office:value-type="float" office:value="11.56" calcext:value-type="float">
            <text:p>11.56</text:p>
          </table:table-cell>
          <table:table-cell table:formula="of:=[.D127]/1000*9.81 /(1.225 * (([.C127]/60)^2) * (([.A127]*0.0254)^4))" office:value-type="float" office:value="0.0867406915307543" calcext:value-type="float">
            <text:p>0.0867406915</text:p>
          </table:table-cell>
          <table:table-cell table:formula="of:=([.G127]*[.F127]) / (1.225*(([.C127]/60)^3)*(([.A127]*0.0254)^5))" office:value-type="float" office:value="0.0359887375219926" calcext:value-type="float">
            <text:p>0.035988737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738" calcext:value-type="float">
            <text:p>5738</text:p>
          </table:table-cell>
          <table:table-cell office:value-type="float" office:value="2103.1" calcext:value-type="float">
            <text:p>2103.1</text:p>
          </table:table-cell>
          <table:table-cell office:value-type="float" office:value="0.42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12.46" calcext:value-type="float">
            <text:p>12.46</text:p>
          </table:table-cell>
          <table:table-cell table:formula="of:=[.D128]/1000*9.81 /(1.225 * (([.C128]/60)^2) * (([.A128]*0.0254)^4))" office:value-type="float" office:value="0.0873925380534224" calcext:value-type="float">
            <text:p>0.0873925381</text:p>
          </table:table-cell>
          <table:table-cell table:formula="of:=([.G128]*[.F128]) / (1.225*(([.C128]/60)^3)*(([.A128]*0.0254)^5))" office:value-type="float" office:value="0.036213391795832" calcext:value-type="float">
            <text:p>0.036213391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22" calcext:value-type="float">
            <text:p>5822</text:p>
          </table:table-cell>
          <table:table-cell office:value-type="float" office:value="2187.8" calcext:value-type="float">
            <text:p>2187.8</text:p>
          </table:table-cell>
          <table:table-cell office:value-type="float" office:value="0.43" calcext:value-type="float">
            <text:p>0.43</text:p>
          </table:table-cell>
          <table:table-cell office:value-type="float" office:value="25" calcext:value-type="float">
            <text:p>25</text:p>
          </table:table-cell>
          <table:table-cell office:value-type="float" office:value="13.01" calcext:value-type="float">
            <text:p>13.01</text:p>
          </table:table-cell>
          <table:table-cell table:formula="of:=[.D129]/1000*9.81 /(1.225 * (([.C129]/60)^2) * (([.A129]*0.0254)^4))" office:value-type="float" office:value="0.0883077323201909" calcext:value-type="float">
            <text:p>0.0883077323</text:p>
          </table:table-cell>
          <table:table-cell table:formula="of:=([.G129]*[.F129]) / (1.225*(([.C129]/60)^3)*(([.A129]*0.0254)^5))" office:value-type="float" office:value="0.0361987426717824" calcext:value-type="float">
            <text:p>0.0361987427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903" calcext:value-type="float">
            <text:p>5903</text:p>
          </table:table-cell>
          <table:table-cell office:value-type="float" office:value="2223.5" calcext:value-type="float">
            <text:p>2223.5</text:p>
          </table:table-cell>
          <table:table-cell office:value-type="float" office:value="0.44" calcext:value-type="float">
            <text:p>0.44</text:p>
          </table:table-cell>
          <table:table-cell office:value-type="float" office:value="25" calcext:value-type="float">
            <text:p>25</text:p>
          </table:table-cell>
          <table:table-cell office:value-type="float" office:value="13.48" calcext:value-type="float">
            <text:p>13.48</text:p>
          </table:table-cell>
          <table:table-cell table:formula="of:=[.D130]/1000*9.81 /(1.225 * (([.C130]/60)^2) * (([.A130]*0.0254)^4))" office:value-type="float" office:value="0.087302581156098" calcext:value-type="float">
            <text:p>0.0873025812</text:p>
          </table:table-cell>
          <table:table-cell table:formula="of:=([.G130]*[.F130]) / (1.225*(([.C130]/60)^3)*(([.A130]*0.0254)^5))" office:value-type="float" office:value="0.0359835772027998" calcext:value-type="float">
            <text:p>0.035983577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025" calcext:value-type="float">
            <text:p>6025</text:p>
          </table:table-cell>
          <table:table-cell office:value-type="float" office:value="2345.9" calcext:value-type="float">
            <text:p>2345.9</text:p>
          </table:table-cell>
          <table:table-cell office:value-type="float" office:value="0.47" calcext:value-type="float">
            <text:p>0.47</text:p>
          </table:table-cell>
          <table:table-cell office:value-type="float" office:value="25" calcext:value-type="float">
            <text:p>25</text:p>
          </table:table-cell>
          <table:table-cell office:value-type="float" office:value="14.44" calcext:value-type="float">
            <text:p>14.44</text:p>
          </table:table-cell>
          <table:table-cell table:formula="of:=[.D131]/1000*9.81 /(1.225 * (([.C131]/60)^2) * (([.A131]*0.0254)^4))" office:value-type="float" office:value="0.0884160094204403" calcext:value-type="float">
            <text:p>0.0884160094</text:p>
          </table:table-cell>
          <table:table-cell table:formula="of:=([.G131]*[.F131]) / (1.225*(([.C131]/60)^3)*(([.A131]*0.0254)^5))" office:value-type="float" office:value="0.0362517379712266" calcext:value-type="float">
            <text:p>0.03625173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127" calcext:value-type="float">
            <text:p>6127</text:p>
          </table:table-cell>
          <table:table-cell office:value-type="float" office:value="2398" calcext:value-type="float">
            <text:p>2398</text:p>
          </table:table-cell>
          <table:table-cell office:value-type="float" office:value="0.47" calcext:value-type="float">
            <text:p>0.4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D132]/1000*9.81 /(1.225 * (([.C132]/60)^2) * (([.A132]*0.0254)^4))" office:value-type="float" office:value="0.0873954725281813" calcext:value-type="float">
            <text:p>0.0873954725</text:p>
          </table:table-cell>
          <table:table-cell table:formula="of:=([.G132]*[.F132]) / (1.225*(([.C132]/60)^3)*(([.A132]*0.0254)^5))" office:value-type="float" office:value="0.0358080285244085" calcext:value-type="float">
            <text:p>0.035808028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318" calcext:value-type="float">
            <text:p>6318</text:p>
          </table:table-cell>
          <table:table-cell office:value-type="float" office:value="2634.7" calcext:value-type="float">
            <text:p>2634.7</text:p>
          </table:table-cell>
          <table:table-cell office:value-type="float" office:value="0.51" calcext:value-type="float">
            <text:p>0.51</text:p>
          </table:table-cell>
          <table:table-cell office:value-type="float" office:value="25" calcext:value-type="float">
            <text:p>25</text:p>
          </table:table-cell>
          <table:table-cell office:value-type="float" office:value="16.49" calcext:value-type="float">
            <text:p>16.49</text:p>
          </table:table-cell>
          <table:table-cell table:formula="of:=[.D133]/1000*9.81 /(1.225 * (([.C133]/60)^2) * (([.A133]*0.0254)^4))" office:value-type="float" office:value="0.0903040950895786" calcext:value-type="float">
            <text:p>0.0903040951</text:p>
          </table:table-cell>
          <table:table-cell table:formula="of:=([.G133]*[.F133]) / (1.225*(([.C133]/60)^3)*(([.A133]*0.0254)^5))" office:value-type="float" office:value="0.0359016644626847" calcext:value-type="float">
            <text:p>0.035901664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416" calcext:value-type="float">
            <text:p>6416</text:p>
          </table:table-cell>
          <table:table-cell office:value-type="float" office:value="2696.9" calcext:value-type="float">
            <text:p>2696.9</text:p>
          </table:table-cell>
          <table:table-cell office:value-type="float" office:value="0.52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17.28" calcext:value-type="float">
            <text:p>17.28</text:p>
          </table:table-cell>
          <table:table-cell table:formula="of:=[.D134]/1000*9.81 /(1.225 * (([.C134]/60)^2) * (([.A134]*0.0254)^4))" office:value-type="float" office:value="0.0896337671565216" calcext:value-type="float">
            <text:p>0.0896337672</text:p>
          </table:table-cell>
          <table:table-cell table:formula="of:=([.G134]*[.F134]) / (1.225*(([.C134]/60)^3)*(([.A134]*0.0254)^5))" office:value-type="float" office:value="0.0359238988642135" calcext:value-type="float">
            <text:p>0.035923898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514" calcext:value-type="float">
            <text:p>6514</text:p>
          </table:table-cell>
          <table:table-cell office:value-type="float" office:value="2809.2" calcext:value-type="float">
            <text:p>2809.2</text:p>
          </table:table-cell>
          <table:table-cell office:value-type="float" office:value="0.55" calcext:value-type="float">
            <text:p>0.55</text:p>
          </table:table-cell>
          <table:table-cell office:value-type="float" office:value="25" calcext:value-type="float">
            <text:p>25</text:p>
          </table:table-cell>
          <table:table-cell office:value-type="float" office:value="18.32" calcext:value-type="float">
            <text:p>18.32</text:p>
          </table:table-cell>
          <table:table-cell table:formula="of:=[.D135]/1000*9.81 /(1.225 * (([.C135]/60)^2) * (([.A135]*0.0254)^4))" office:value-type="float" office:value="0.0905779876908198" calcext:value-type="float">
            <text:p>0.0905779877</text:p>
          </table:table-cell>
          <table:table-cell table:formula="of:=([.G135]*[.F135]) / (1.225*(([.C135]/60)^3)*(([.A135]*0.0254)^5))" office:value-type="float" office:value="0.0363927605012823" calcext:value-type="float">
            <text:p>0.036392760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615" calcext:value-type="float">
            <text:p>6615</text:p>
          </table:table-cell>
          <table:table-cell office:value-type="float" office:value="2907.1" calcext:value-type="float">
            <text:p>2907.1</text:p>
          </table:table-cell>
          <table:table-cell office:value-type="float" office:value="0.57" calcext:value-type="float">
            <text:p>0.57</text:p>
          </table:table-cell>
          <table:table-cell office:value-type="float" office:value="25" calcext:value-type="float">
            <text:p>25</text:p>
          </table:table-cell>
          <table:table-cell office:value-type="float" office:value="19.26" calcext:value-type="float">
            <text:p>19.26</text:p>
          </table:table-cell>
          <table:table-cell table:formula="of:=[.D136]/1000*9.81 /(1.225 * (([.C136]/60)^2) * (([.A136]*0.0254)^4))" office:value-type="float" office:value="0.0908941203106678" calcext:value-type="float">
            <text:p>0.0908941203</text:p>
          </table:table-cell>
          <table:table-cell table:formula="of:=([.G136]*[.F136]) / (1.225*(([.C136]/60)^3)*(([.A136]*0.0254)^5))" office:value-type="float" office:value="0.0365341939472983" calcext:value-type="float">
            <text:p>0.0365341939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3518" calcext:value-type="float">
            <text:p>3518</text:p>
          </table:table-cell>
          <table:table-cell office:value-type="float" office:value="767.5" calcext:value-type="float">
            <text:p>767.5</text:p>
          </table:table-cell>
          <table:table-cell office:value-type="float" office:value="-0.14" calcext:value-type="float">
            <text:p>-0.14</text:p>
          </table:table-cell>
          <table:table-cell office:value-type="float" office:value="30" calcext:value-type="float">
            <text:p>30</text:p>
          </table:table-cell>
          <table:table-cell office:value-type="float" office:value="2.28" calcext:value-type="float">
            <text:p>2.28</text:p>
          </table:table-cell>
          <table:table-cell table:formula="of:=[.D138]/1000*9.81 /(1.225 * (([.C138]/60)^2) * (([.A138]*0.0254)^4))" office:value-type="float" office:value="0.0848442139900652" calcext:value-type="float">
            <text:p>0.084844214</text:p>
          </table:table-cell>
          <table:table-cell table:formula="of:=([.G138]*[.F138]) / (1.225*(([.C138]/60)^3)*(([.A138]*0.0254)^5))" office:value-type="float" office:value="0.0345033592776889" calcext:value-type="float">
            <text:p>0.034503359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3615" calcext:value-type="float">
            <text:p>3615</text:p>
          </table:table-cell>
          <table:table-cell office:value-type="float" office:value="803.3" calcext:value-type="float">
            <text:p>803.3</text:p>
          </table:table-cell>
          <table:table-cell office:value-type="float" office:value="-0.14" calcext:value-type="float">
            <text:p>-0.14</text:p>
          </table:table-cell>
          <table:table-cell office:value-type="float" office:value="30" calcext:value-type="float">
            <text:p>30</text:p>
          </table:table-cell>
          <table:table-cell office:value-type="float" office:value="2.39" calcext:value-type="float">
            <text:p>2.39</text:p>
          </table:table-cell>
          <table:table-cell table:formula="of:=[.D139]/1000*9.81 /(1.225 * (([.C139]/60)^2) * (([.A139]*0.0254)^4))" office:value-type="float" office:value="0.0841001325805302" calcext:value-type="float">
            <text:p>0.0841001326</text:p>
          </table:table-cell>
          <table:table-cell table:formula="of:=([.G139]*[.F139]) / (1.225*(([.C139]/60)^3)*(([.A139]*0.0254)^5))" office:value-type="float" office:value="0.0333339695872698" calcext:value-type="float">
            <text:p>0.033333969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3711" calcext:value-type="float">
            <text:p>3711</text:p>
          </table:table-cell>
          <table:table-cell office:value-type="float" office:value="868.3" calcext:value-type="float">
            <text:p>868.3</text:p>
          </table:table-cell>
          <table:table-cell office:value-type="float" office:value="-0.15" calcext:value-type="float">
            <text:p>-0.15</text:p>
          </table:table-cell>
          <table:table-cell office:value-type="float" office:value="30" calcext:value-type="float">
            <text:p>30</text:p>
          </table:table-cell>
          <table:table-cell office:value-type="float" office:value="2.67" calcext:value-type="float">
            <text:p>2.67</text:p>
          </table:table-cell>
          <table:table-cell table:formula="of:=[.D140]/1000*9.81 /(1.225 * (([.C140]/60)^2) * (([.A140]*0.0254)^4))" office:value-type="float" office:value="0.0862627718519708" calcext:value-type="float">
            <text:p>0.0862627719</text:p>
          </table:table-cell>
          <table:table-cell table:formula="of:=([.G140]*[.F140]) / (1.225*(([.C140]/60)^3)*(([.A140]*0.0254)^5))" office:value-type="float" office:value="0.0344232948758218" calcext:value-type="float">
            <text:p>0.034423294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3829" calcext:value-type="float">
            <text:p>3829</text:p>
          </table:table-cell>
          <table:table-cell office:value-type="float" office:value="914.3" calcext:value-type="float">
            <text:p>914.3</text:p>
          </table:table-cell>
          <table:table-cell office:value-type="float" office:value="-0.16" calcext:value-type="float">
            <text:p>-0.16</text:p>
          </table:table-cell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table:formula="of:=[.D141]/1000*9.81 /(1.225 * (([.C141]/60)^2) * (([.A141]*0.0254)^4))" office:value-type="float" office:value="0.085320521994405" calcext:value-type="float">
            <text:p>0.085320522</text:p>
          </table:table-cell>
          <table:table-cell table:formula="of:=([.G141]*[.F141]) / (1.225*(([.C141]/60)^3)*(([.A141]*0.0254)^5))" office:value-type="float" office:value="0.0340373654551936" calcext:value-type="float">
            <text:p>0.0340373655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3917" calcext:value-type="float">
            <text:p>3917</text:p>
          </table:table-cell>
          <table:table-cell office:value-type="float" office:value="968" calcext:value-type="float">
            <text:p>968</text:p>
          </table:table-cell>
          <table:table-cell office:value-type="float" office:value="-0.17" calcext:value-type="float">
            <text:p>-0.17</text:p>
          </table:table-cell>
          <table:table-cell office:value-type="float" office:value="30" calcext:value-type="float">
            <text:p>30</text:p>
          </table:table-cell>
          <table:table-cell office:value-type="float" office:value="3.1" calcext:value-type="float">
            <text:p>3.1</text:p>
          </table:table-cell>
          <table:table-cell table:formula="of:=[.D142]/1000*9.81 /(1.225 * (([.C142]/60)^2) * (([.A142]*0.0254)^4))" office:value-type="float" office:value="0.0863184694254454" calcext:value-type="float">
            <text:p>0.0863184694</text:p>
          </table:table-cell>
          <table:table-cell table:formula="of:=([.G142]*[.F142]) / (1.225*(([.C142]/60)^3)*(([.A142]*0.0254)^5))" office:value-type="float" office:value="0.0339871711088397" calcext:value-type="float">
            <text:p>0.0339871711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013" calcext:value-type="float">
            <text:p>4013</text:p>
          </table:table-cell>
          <table:table-cell office:value-type="float" office:value="1018.5" calcext:value-type="float">
            <text:p>1018.5</text:p>
          </table:table-cell>
          <table:table-cell office:value-type="float" office:value="-0.18" calcext:value-type="float">
            <text:p>-0.18</text:p>
          </table:table-cell>
          <table:table-cell office:value-type="float" office:value="30" calcext:value-type="float">
            <text:p>30</text:p>
          </table:table-cell>
          <table:table-cell office:value-type="float" office:value="3.29" calcext:value-type="float">
            <text:p>3.29</text:p>
          </table:table-cell>
          <table:table-cell table:formula="of:=[.D143]/1000*9.81 /(1.225 * (([.C143]/60)^2) * (([.A143]*0.0254)^4))" office:value-type="float" office:value="0.0865283118127855" calcext:value-type="float">
            <text:p>0.0865283118</text:p>
          </table:table-cell>
          <table:table-cell table:formula="of:=([.G143]*[.F143]) / (1.225*(([.C143]/60)^3)*(([.A143]*0.0254)^5))" office:value-type="float" office:value="0.0335430428926111" calcext:value-type="float">
            <text:p>0.033543042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117" calcext:value-type="float">
            <text:p>4117</text:p>
          </table:table-cell>
          <table:table-cell office:value-type="float" office:value="1040.9" calcext:value-type="float">
            <text:p>1040.9</text:p>
          </table:table-cell>
          <table:table-cell office:value-type="float" office:value="-0.19" calcext:value-type="float">
            <text:p>-0.19</text:p>
          </table:table-cell>
          <table:table-cell office:value-type="float" office:value="30" calcext:value-type="float">
            <text:p>30</text:p>
          </table:table-cell>
          <table:table-cell office:value-type="float" office:value="3.43" calcext:value-type="float">
            <text:p>3.43</text:p>
          </table:table-cell>
          <table:table-cell table:formula="of:=[.D144]/1000*9.81 /(1.225 * (([.C144]/60)^2) * (([.A144]*0.0254)^4))" office:value-type="float" office:value="0.0840200220709566" calcext:value-type="float">
            <text:p>0.0840200221</text:p>
          </table:table-cell>
          <table:table-cell table:formula="of:=([.G144]*[.F144]) / (1.225*(([.C144]/60)^3)*(([.A144]*0.0254)^5))" office:value-type="float" office:value="0.0323866149449861" calcext:value-type="float">
            <text:p>0.032386614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217" calcext:value-type="float">
            <text:p>4217</text:p>
          </table:table-cell>
          <table:table-cell office:value-type="float" office:value="1135" calcext:value-type="float">
            <text:p>1135</text:p>
          </table:table-cell>
          <table:table-cell office:value-type="float" office:value="-0.2" calcext:value-type="float">
            <text:p>-0.2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.75</text:p>
          </table:table-cell>
          <table:table-cell table:formula="of:=[.D145]/1000*9.81 /(1.225 * (([.C145]/60)^2) * (([.A145]*0.0254)^4))" office:value-type="float" office:value="0.0873221009608181" calcext:value-type="float">
            <text:p>0.087322101</text:p>
          </table:table-cell>
          <table:table-cell table:formula="of:=([.G145]*[.F145]) / (1.225*(([.C145]/60)^3)*(([.A145]*0.0254)^5))" office:value-type="float" office:value="0.0329484131789032" calcext:value-type="float">
            <text:p>0.032948413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316" calcext:value-type="float">
            <text:p>4316</text:p>
          </table:table-cell>
          <table:table-cell office:value-type="float" office:value="1185.4" calcext:value-type="float">
            <text:p>1185.4</text:p>
          </table:table-cell>
          <table:table-cell office:value-type="float" office:value="-0.2" calcext:value-type="float">
            <text:p>-0.2</text:p>
          </table:table-cell>
          <table:table-cell office:value-type="float" office:value="30" calcext:value-type="float">
            <text:p>30</text:p>
          </table:table-cell>
          <table:table-cell office:value-type="float" office:value="3.99" calcext:value-type="float">
            <text:p>3.99</text:p>
          </table:table-cell>
          <table:table-cell table:formula="of:=[.D146]/1000*9.81 /(1.225 * (([.C146]/60)^2) * (([.A146]*0.0254)^4))" office:value-type="float" office:value="0.0870637897973248" calcext:value-type="float">
            <text:p>0.0870637898</text:p>
          </table:table-cell>
          <table:table-cell table:formula="of:=([.G146]*[.F146]) / (1.225*(([.C146]/60)^3)*(([.A146]*0.0254)^5))" office:value-type="float" office:value="0.0326996140263751" calcext:value-type="float">
            <text:p>0.03269961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423" calcext:value-type="float">
            <text:p>4423</text:p>
          </table:table-cell>
          <table:table-cell office:value-type="float" office:value="1250.4" calcext:value-type="float">
            <text:p>1250.4</text:p>
          </table:table-cell>
          <table:table-cell office:value-type="float" office:value="-0.22" calcext:value-type="float">
            <text:p>-0.22</text:p>
          </table:table-cell>
          <table:table-cell office:value-type="float" office:value="30" calcext:value-type="float">
            <text:p>30</text:p>
          </table:table-cell>
          <table:table-cell office:value-type="float" office:value="4.3" calcext:value-type="float">
            <text:p>4.3</text:p>
          </table:table-cell>
          <table:table-cell table:formula="of:=[.D147]/1000*9.81 /(1.225 * (([.C147]/60)^2) * (([.A147]*0.0254)^4))" office:value-type="float" office:value="0.0874481453234463" calcext:value-type="float">
            <text:p>0.0874481453</text:p>
          </table:table-cell>
          <table:table-cell table:formula="of:=([.G147]*[.F147]) / (1.225*(([.C147]/60)^3)*(([.A147]*0.0254)^5))" office:value-type="float" office:value="0.0327439958249935" calcext:value-type="float">
            <text:p>0.032743995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517" calcext:value-type="float">
            <text:p>4517</text:p>
          </table:table-cell>
          <table:table-cell office:value-type="float" office:value="1306.4" calcext:value-type="float">
            <text:p>1306.4</text:p>
          </table:table-cell>
          <table:table-cell office:value-type="float" office:value="-0.22" calcext:value-type="float">
            <text:p>-0.22</text:p>
          </table:table-cell>
          <table:table-cell office:value-type="float" office:value="30" calcext:value-type="float">
            <text:p>30</text:p>
          </table:table-cell>
          <table:table-cell office:value-type="float" office:value="4.56" calcext:value-type="float">
            <text:p>4.56</text:p>
          </table:table-cell>
          <table:table-cell table:formula="of:=[.D148]/1000*9.81 /(1.225 * (([.C148]/60)^2) * (([.A148]*0.0254)^4))" office:value-type="float" office:value="0.0876014928788882" calcext:value-type="float">
            <text:p>0.0876014929</text:p>
          </table:table-cell>
          <table:table-cell table:formula="of:=([.G148]*[.F148]) / (1.225*(([.C148]/60)^3)*(([.A148]*0.0254)^5))" office:value-type="float" office:value="0.032600826445933" calcext:value-type="float">
            <text:p>0.032600826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618" calcext:value-type="float">
            <text:p>4618</text:p>
          </table:table-cell>
          <table:table-cell office:value-type="float" office:value="1397.1" calcext:value-type="float">
            <text:p>1397.1</text:p>
          </table:table-cell>
          <table:table-cell office:value-type="float" office:value="-0.25" calcext:value-type="float">
            <text:p>-0.25</text:p>
          </table:table-cell>
          <table:table-cell office:value-type="float" office:value="30" calcext:value-type="float">
            <text:p>30</text:p>
          </table:table-cell>
          <table:table-cell office:value-type="float" office:value="4.85" calcext:value-type="float">
            <text:p>4.85</text:p>
          </table:table-cell>
          <table:table-cell table:formula="of:=[.D149]/1000*9.81 /(1.225 * (([.C149]/60)^2) * (([.A149]*0.0254)^4))" office:value-type="float" office:value="0.0896303623662912" calcext:value-type="float">
            <text:p>0.0896303624</text:p>
          </table:table-cell>
          <table:table-cell table:formula="of:=([.G149]*[.F149]) / (1.225*(([.C149]/60)^3)*(([.A149]*0.0254)^5))" office:value-type="float" office:value="0.0324484526471902" calcext:value-type="float">
            <text:p>0.032448452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718" calcext:value-type="float">
            <text:p>4718</text:p>
          </table:table-cell>
          <table:table-cell office:value-type="float" office:value="1449.8" calcext:value-type="float">
            <text:p>1449.8</text:p>
          </table:table-cell>
          <table:table-cell office:value-type="float" office:value="-0.27" calcext:value-type="float">
            <text:p>-0.27</text:p>
          </table:table-cell>
          <table:table-cell office:value-type="float" office:value="30" calcext:value-type="float">
            <text:p>30</text:p>
          </table:table-cell>
          <table:table-cell office:value-type="float" office:value="5.15" calcext:value-type="float">
            <text:p>5.15</text:p>
          </table:table-cell>
          <table:table-cell table:formula="of:=[.D150]/1000*9.81 /(1.225 * (([.C150]/60)^2) * (([.A150]*0.0254)^4))" office:value-type="float" office:value="0.0891102657935549" calcext:value-type="float">
            <text:p>0.0891102658</text:p>
          </table:table-cell>
          <table:table-cell table:formula="of:=([.G150]*[.F150]) / (1.225*(([.C150]/60)^3)*(([.A150]*0.0254)^5))" office:value-type="float" office:value="0.0323107811853558" calcext:value-type="float">
            <text:p>0.032310781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822" calcext:value-type="float">
            <text:p>4822</text:p>
          </table:table-cell>
          <table:table-cell office:value-type="float" office:value="1518.2" calcext:value-type="float">
            <text:p>1518.2</text:p>
          </table:table-cell>
          <table:table-cell office:value-type="float" office:value="-0.24" calcext:value-type="float">
            <text:p>-0.24</text:p>
          </table:table-cell>
          <table:table-cell office:value-type="float" office:value="30" calcext:value-type="float">
            <text:p>30</text:p>
          </table:table-cell>
          <table:table-cell office:value-type="float" office:value="5.45" calcext:value-type="float">
            <text:p>5.45</text:p>
          </table:table-cell>
          <table:table-cell table:formula="of:=[.D151]/1000*9.81 /(1.225 * (([.C151]/60)^2) * (([.A151]*0.0254)^4))" office:value-type="float" office:value="0.0893326241817246" calcext:value-type="float">
            <text:p>0.0893326242</text:p>
          </table:table-cell>
          <table:table-cell table:formula="of:=([.G151]*[.F151]) / (1.225*(([.C151]/60)^3)*(([.A151]*0.0254)^5))" office:value-type="float" office:value="0.0320279338568836" calcext:value-type="float">
            <text:p>0.032027933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4923" calcext:value-type="float">
            <text:p>4923</text:p>
          </table:table-cell>
          <table:table-cell office:value-type="float" office:value="1577.5" calcext:value-type="float">
            <text:p>1577.5</text:p>
          </table:table-cell>
          <table:table-cell office:value-type="float" office:value="-0.27" calcext:value-type="float">
            <text:p>-0.27</text:p>
          </table:table-cell>
          <table:table-cell office:value-type="float" office:value="30" calcext:value-type="float">
            <text:p>30</text:p>
          </table:table-cell>
          <table:table-cell office:value-type="float" office:value="5.77" calcext:value-type="float">
            <text:p>5.77</text:p>
          </table:table-cell>
          <table:table-cell table:formula="of:=[.D152]/1000*9.81 /(1.225 * (([.C152]/60)^2) * (([.A152]*0.0254)^4))" office:value-type="float" office:value="0.0890523148500914" calcext:value-type="float">
            <text:p>0.0890523149</text:p>
          </table:table-cell>
          <table:table-cell table:formula="of:=([.G152]*[.F152]) / (1.225*(([.C152]/60)^3)*(([.A152]*0.0254)^5))" office:value-type="float" office:value="0.0318640037585868" calcext:value-type="float">
            <text:p>0.031864003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020" calcext:value-type="float">
            <text:p>5020</text:p>
          </table:table-cell>
          <table:table-cell office:value-type="float" office:value="1639.2" calcext:value-type="float">
            <text:p>1639.2</text:p>
          </table:table-cell>
          <table:table-cell office:value-type="float" office:value="-0.28" calcext:value-type="float">
            <text:p>-0.28</text:p>
          </table:table-cell>
          <table:table-cell office:value-type="float" office:value="30" calcext:value-type="float">
            <text:p>30</text:p>
          </table:table-cell>
          <table:table-cell office:value-type="float" office:value="6.09" calcext:value-type="float">
            <text:p>6.09</text:p>
          </table:table-cell>
          <table:table-cell table:formula="of:=[.D153]/1000*9.81 /(1.225 * (([.C153]/60)^2) * (([.A153]*0.0254)^4))" office:value-type="float" office:value="0.088993856654846" calcext:value-type="float">
            <text:p>0.0889938567</text:p>
          </table:table-cell>
          <table:table-cell table:formula="of:=([.G153]*[.F153]) / (1.225*(([.C153]/60)^3)*(([.A153]*0.0254)^5))" office:value-type="float" office:value="0.0317190506183963" calcext:value-type="float">
            <text:p>0.031719050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119" calcext:value-type="float">
            <text:p>5119</text:p>
          </table:table-cell>
          <table:table-cell office:value-type="float" office:value="1706.4" calcext:value-type="float">
            <text:p>1706.4</text:p>
          </table:table-cell>
          <table:table-cell office:value-type="float" office:value="-0.27" calcext:value-type="float">
            <text:p>-0.27</text:p>
          </table:table-cell>
          <table:table-cell office:value-type="float" office:value="30" calcext:value-type="float">
            <text:p>30</text:p>
          </table:table-cell>
          <table:table-cell office:value-type="float" office:value="6.43" calcext:value-type="float">
            <text:p>6.43</text:p>
          </table:table-cell>
          <table:table-cell table:formula="of:=[.D154]/1000*9.81 /(1.225 * (([.C154]/60)^2) * (([.A154]*0.0254)^4))" office:value-type="float" office:value="0.0890935163586785" calcext:value-type="float">
            <text:p>0.0890935164</text:p>
          </table:table-cell>
          <table:table-cell table:formula="of:=([.G154]*[.F154]) / (1.225*(([.C154]/60)^3)*(([.A154]*0.0254)^5))" office:value-type="float" office:value="0.0315841812363591" calcext:value-type="float">
            <text:p>0.0315841812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217" calcext:value-type="float">
            <text:p>5217</text:p>
          </table:table-cell>
          <table:table-cell office:value-type="float" office:value="1763.5" calcext:value-type="float">
            <text:p>1763.5</text:p>
          </table:table-cell>
          <table:table-cell office:value-type="float" office:value="-0.31" calcext:value-type="float">
            <text:p>-0.31</text:p>
          </table:table-cell>
          <table:table-cell office:value-type="float" office:value="30" calcext:value-type="float">
            <text:p>30</text:p>
          </table:table-cell>
          <table:table-cell office:value-type="float" office:value="6.79" calcext:value-type="float">
            <text:p>6.79</text:p>
          </table:table-cell>
          <table:table-cell table:formula="of:=[.D155]/1000*9.81 /(1.225 * (([.C155]/60)^2) * (([.A155]*0.0254)^4))" office:value-type="float" office:value="0.0886480745923434" calcext:value-type="float">
            <text:p>0.0886480746</text:p>
          </table:table-cell>
          <table:table-cell table:formula="of:=([.G155]*[.F155]) / (1.225*(([.C155]/60)^3)*(([.A155]*0.0254)^5))" office:value-type="float" office:value="0.0315080338160873" calcext:value-type="float">
            <text:p>0.0315080338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314" calcext:value-type="float">
            <text:p>5314</text:p>
          </table:table-cell>
          <table:table-cell office:value-type="float" office:value="1843.1" calcext:value-type="float">
            <text:p>1843.1</text:p>
          </table:table-cell>
          <table:table-cell office:value-type="float" office:value="-0.33" calcext:value-type="float">
            <text:p>-0.33</text:p>
          </table:table-cell>
          <table:table-cell office:value-type="float" office:value="30" calcext:value-type="float">
            <text:p>30</text:p>
          </table:table-cell>
          <table:table-cell office:value-type="float" office:value="7.16" calcext:value-type="float">
            <text:p>7.16</text:p>
          </table:table-cell>
          <table:table-cell table:formula="of:=[.D156]/1000*9.81 /(1.225 * (([.C156]/60)^2) * (([.A156]*0.0254)^4))" office:value-type="float" office:value="0.0892979143766099" calcext:value-type="float">
            <text:p>0.0892979144</text:p>
          </table:table-cell>
          <table:table-cell table:formula="of:=([.G156]*[.F156]) / (1.225*(([.C156]/60)^3)*(([.A156]*0.0254)^5))" office:value-type="float" office:value="0.031438543011204" calcext:value-type="float">
            <text:p>0.03143854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410" calcext:value-type="float">
            <text:p>5410</text:p>
          </table:table-cell>
          <table:table-cell office:value-type="float" office:value="1920.4" calcext:value-type="float">
            <text:p>1920.4</text:p>
          </table:table-cell>
          <table:table-cell office:value-type="float" office:value="-0.3" calcext:value-type="float">
            <text:p>-0.3</text:p>
          </table:table-cell>
          <table:table-cell office:value-type="float" office:value="30" calcext:value-type="float">
            <text:p>30</text:p>
          </table:table-cell>
          <table:table-cell office:value-type="float" office:value="7.57" calcext:value-type="float">
            <text:p>7.57</text:p>
          </table:table-cell>
          <table:table-cell table:formula="of:=[.D157]/1000*9.81 /(1.225 * (([.C157]/60)^2) * (([.A157]*0.0254)^4))" office:value-type="float" office:value="0.0897703015068454" calcext:value-type="float">
            <text:p>0.0897703015</text:p>
          </table:table-cell>
          <table:table-cell table:formula="of:=([.G157]*[.F157]) / (1.225*(([.C157]/60)^3)*(([.A157]*0.0254)^5))" office:value-type="float" office:value="0.0315005490084333" calcext:value-type="float">
            <text:p>0.03150054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514" calcext:value-type="float">
            <text:p>5514</text:p>
          </table:table-cell>
          <table:table-cell office:value-type="float" office:value="1971.9" calcext:value-type="float">
            <text:p>1971.9</text:p>
          </table:table-cell>
          <table:table-cell office:value-type="float" office:value="-0.35" calcext:value-type="float">
            <text:p>-0.35</text:p>
          </table:table-cell>
          <table:table-cell office:value-type="float" office:value="30" calcext:value-type="float">
            <text:p>30</text:p>
          </table:table-cell>
          <table:table-cell office:value-type="float" office:value="7.84" calcext:value-type="float">
            <text:p>7.84</text:p>
          </table:table-cell>
          <table:table-cell table:formula="of:=[.D158]/1000*9.81 /(1.225 * (([.C158]/60)^2) * (([.A158]*0.0254)^4))" office:value-type="float" office:value="0.0887333504521051" calcext:value-type="float">
            <text:p>0.0887333505</text:p>
          </table:table-cell>
          <table:table-cell table:formula="of:=([.G158]*[.F158]) / (1.225*(([.C158]/60)^3)*(([.A158]*0.0254)^5))" office:value-type="float" office:value="0.0308127042998546" calcext:value-type="float">
            <text:p>0.030812704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624" calcext:value-type="float">
            <text:p>5624</text:p>
          </table:table-cell>
          <table:table-cell office:value-type="float" office:value="2013.4" calcext:value-type="float">
            <text:p>2013.4</text:p>
          </table:table-cell>
          <table:table-cell office:value-type="float" office:value="-0.35" calcext:value-type="float">
            <text:p>-0.35</text:p>
          </table:table-cell>
          <table:table-cell office:value-type="float" office:value="30" calcext:value-type="float">
            <text:p>30</text:p>
          </table:table-cell>
          <table:table-cell office:value-type="float" office:value="8.3" calcext:value-type="float">
            <text:p>8.3</text:p>
          </table:table-cell>
          <table:table-cell table:formula="of:=[.D159]/1000*9.81 /(1.225 * (([.C159]/60)^2) * (([.A159]*0.0254)^4))" office:value-type="float" office:value="0.0870913368466547" calcext:value-type="float">
            <text:p>0.0870913368</text:p>
          </table:table-cell>
          <table:table-cell table:formula="of:=([.G159]*[.F159]) / (1.225*(([.C159]/60)^3)*(([.A159]*0.0254)^5))" office:value-type="float" office:value="0.030743704356652" calcext:value-type="float">
            <text:p>0.0307437044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721" calcext:value-type="float">
            <text:p>5721</text:p>
          </table:table-cell>
          <table:table-cell office:value-type="float" office:value="2118.7" calcext:value-type="float">
            <text:p>2118.7</text:p>
          </table:table-cell>
          <table:table-cell office:value-type="float" office:value="-0.37" calcext:value-type="float">
            <text:p>-0.37</text:p>
          </table:table-cell>
          <table:table-cell office:value-type="float" office:value="30" calcext:value-type="float">
            <text:p>30</text:p>
          </table:table-cell>
          <table:table-cell office:value-type="float" office:value="8.82" calcext:value-type="float">
            <text:p>8.82</text:p>
          </table:table-cell>
          <table:table-cell table:formula="of:=[.D160]/1000*9.81 /(1.225 * (([.C160]/60)^2) * (([.A160]*0.0254)^4))" office:value-type="float" office:value="0.0885647880850349" calcext:value-type="float">
            <text:p>0.0885647881</text:p>
          </table:table-cell>
          <table:table-cell table:formula="of:=([.G160]*[.F160]) / (1.225*(([.C160]/60)^3)*(([.A160]*0.0254)^5))" office:value-type="float" office:value="0.0310360741380317" calcext:value-type="float">
            <text:p>0.0310360741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816" calcext:value-type="float">
            <text:p>5816</text:p>
          </table:table-cell>
          <table:table-cell office:value-type="float" office:value="2218.4" calcext:value-type="float">
            <text:p>2218.4</text:p>
          </table:table-cell>
          <table:table-cell office:value-type="float" office:value="-0.38" calcext:value-type="float">
            <text:p>-0.38</text:p>
          </table:table-cell>
          <table:table-cell office:value-type="float" office:value="30" calcext:value-type="float">
            <text:p>30</text:p>
          </table:table-cell>
          <table:table-cell office:value-type="float" office:value="9.36" calcext:value-type="float">
            <text:p>9.36</text:p>
          </table:table-cell>
          <table:table-cell table:formula="of:=[.D161]/1000*9.81 /(1.225 * (([.C161]/60)^2) * (([.A161]*0.0254)^4))" office:value-type="float" office:value="0.0897277086850001" calcext:value-type="float">
            <text:p>0.0897277087</text:p>
          </table:table-cell>
          <table:table-cell table:formula="of:=([.G161]*[.F161]) / (1.225*(([.C161]/60)^3)*(([.A161]*0.0254)^5))" office:value-type="float" office:value="0.0313484948712679" calcext:value-type="float">
            <text:p>0.031348494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5901" calcext:value-type="float">
            <text:p>5901</text:p>
          </table:table-cell>
          <table:table-cell office:value-type="float" office:value="2284.5" calcext:value-type="float">
            <text:p>2284.5</text:p>
          </table:table-cell>
          <table:table-cell office:value-type="float" office:value="-0.39" calcext:value-type="float">
            <text:p>-0.39</text:p>
          </table:table-cell>
          <table:table-cell office:value-type="float" office:value="30" calcext:value-type="float">
            <text:p>30</text:p>
          </table:table-cell>
          <table:table-cell office:value-type="float" office:value="9.74" calcext:value-type="float">
            <text:p>9.74</text:p>
          </table:table-cell>
          <table:table-cell table:formula="of:=[.D162]/1000*9.81 /(1.225 * (([.C162]/60)^2) * (([.A162]*0.0254)^4))" office:value-type="float" office:value="0.0897584718096161" calcext:value-type="float">
            <text:p>0.0897584718</text:p>
          </table:table-cell>
          <table:table-cell table:formula="of:=([.G162]*[.F162]) / (1.225*(([.C162]/60)^3)*(([.A162]*0.0254)^5))" office:value-type="float" office:value="0.0312317379284947" calcext:value-type="float">
            <text:p>0.0312317379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6029" calcext:value-type="float">
            <text:p>6029</text:p>
          </table:table-cell>
          <table:table-cell office:value-type="float" office:value="2370.8" calcext:value-type="float">
            <text:p>2370.8</text:p>
          </table:table-cell>
          <table:table-cell office:value-type="float" office:value="-0.39" calcext:value-type="float">
            <text:p>-0.39</text:p>
          </table:table-cell>
          <table:table-cell office:value-type="float" office:value="30" calcext:value-type="float">
            <text:p>30</text:p>
          </table:table-cell>
          <table:table-cell office:value-type="float" office:value="10.22" calcext:value-type="float">
            <text:p>10.22</text:p>
          </table:table-cell>
          <table:table-cell table:formula="of:=[.D163]/1000*9.81 /(1.225 * (([.C163]/60)^2) * (([.A163]*0.0254)^4))" office:value-type="float" office:value="0.0892359533091487" calcext:value-type="float">
            <text:p>0.0892359533</text:p>
          </table:table-cell>
          <table:table-cell table:formula="of:=([.G163]*[.F163]) / (1.225*(([.C163]/60)^3)*(([.A163]*0.0254)^5))" office:value-type="float" office:value="0.0307276312924791" calcext:value-type="float">
            <text:p>0.0307276313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641" calcext:value-type="float">
            <text:p>2641</text:p>
          </table:table-cell>
          <table:table-cell office:value-type="float" office:value="548" calcext:value-type="float">
            <text:p>548</text:p>
          </table:table-cell>
          <table:table-cell office:value-type="float" office:value="0.13" calcext:value-type="float">
            <text:p>0.13</text:p>
          </table:table-cell>
          <table:table-cell office:value-type="float" office:value="25" calcext:value-type="float">
            <text:p>25</text:p>
          </table:table-cell>
          <table:table-cell office:value-type="float" office:value="1.85" calcext:value-type="float">
            <text:p>1.85</text:p>
          </table:table-cell>
          <table:table-cell table:formula="of:=[.D165]/1000*9.81 /(1.225 * (([.C165]/60)^2) * (([.A165]*0.0254)^4))" office:value-type="float" office:value="0.0830356096112694" calcext:value-type="float">
            <text:p>0.0830356096</text:p>
          </table:table-cell>
          <table:table-cell table:formula="of:=([.G165]*[.F165]) / (1.225*(([.C165]/60)^3)*(([.A165]*0.0254)^5))" office:value-type="float" office:value="0.0399351848970323" calcext:value-type="float">
            <text:p>0.0399351849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817" calcext:value-type="float">
            <text:p>2817</text:p>
          </table:table-cell>
          <table:table-cell office:value-type="float" office:value="630.6" calcext:value-type="float">
            <text:p>630.6</text:p>
          </table:table-cell>
          <table:table-cell office:value-type="float" office:value="0.14" calcext:value-type="float">
            <text:p>0.14</text:p>
          </table:table-cell>
          <table:table-cell office:value-type="float" office:value="25" calcext:value-type="float">
            <text:p>25</text:p>
          </table:table-cell>
          <table:table-cell office:value-type="float" office:value="2.22" calcext:value-type="float">
            <text:p>2.22</text:p>
          </table:table-cell>
          <table:table-cell table:formula="of:=[.D166]/1000*9.81 /(1.225 * (([.C166]/60)^2) * (([.A166]*0.0254)^4))" office:value-type="float" office:value="0.0839848391508635" calcext:value-type="float">
            <text:p>0.0839848392</text:p>
          </table:table-cell>
          <table:table-cell table:formula="of:=([.G166]*[.F166]) / (1.225*(([.C166]/60)^3)*(([.A166]*0.0254)^5))" office:value-type="float" office:value="0.039489497574524" calcext:value-type="float">
            <text:p>0.0394894976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017" calcext:value-type="float">
            <text:p>3017</text:p>
          </table:table-cell>
          <table:table-cell office:value-type="float" office:value="718.4" calcext:value-type="float">
            <text:p>718.4</text:p>
          </table:table-cell>
          <table:table-cell office:value-type="float" office:value="0.14" calcext:value-type="float">
            <text:p>0.14</text:p>
          </table:table-cell>
          <table:table-cell office:value-type="float" office:value="25" calcext:value-type="float">
            <text:p>25</text:p>
          </table:table-cell>
          <table:table-cell office:value-type="float" office:value="2.53" calcext:value-type="float">
            <text:p>2.53</text:p>
          </table:table-cell>
          <table:table-cell table:formula="of:=[.D167]/1000*9.81 /(1.225 * (([.C167]/60)^2) * (([.A167]*0.0254)^4))" office:value-type="float" office:value="0.0834134963963223" calcext:value-type="float">
            <text:p>0.0834134964</text:p>
          </table:table-cell>
          <table:table-cell table:formula="of:=([.G167]*[.F167]) / (1.225*(([.C167]/60)^3)*(([.A167]*0.0254)^5))" office:value-type="float" office:value="0.0366339514392288" calcext:value-type="float">
            <text:p>0.0366339514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210" calcext:value-type="float">
            <text:p>3210</text:p>
          </table:table-cell>
          <table:table-cell office:value-type="float" office:value="838.8" calcext:value-type="float">
            <text:p>838.8</text:p>
          </table:table-cell>
          <table:table-cell office:value-type="float" office:value="0.19" calcext:value-type="float">
            <text:p>0.19</text:p>
          </table:table-cell>
          <table:table-cell office:value-type="float" office:value="25" calcext:value-type="float">
            <text:p>25</text:p>
          </table:table-cell>
          <table:table-cell office:value-type="float" office:value="3.12" calcext:value-type="float">
            <text:p>3.12</text:p>
          </table:table-cell>
          <table:table-cell table:formula="of:=[.D168]/1000*9.81 /(1.225 * (([.C168]/60)^2) * (([.A168]*0.0254)^4))" office:value-type="float" office:value="0.0860337749968582" calcext:value-type="float">
            <text:p>0.086033775</text:p>
          </table:table-cell>
          <table:table-cell table:formula="of:=([.G168]*[.F168]) / (1.225*(([.C168]/60)^3)*(([.A168]*0.0254)^5))" office:value-type="float" office:value="0.0375084114650582" calcext:value-type="float">
            <text:p>0.0375084115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615" calcext:value-type="float">
            <text:p>3615</text:p>
          </table:table-cell>
          <table:table-cell office:value-type="float" office:value="1072.4" calcext:value-type="float">
            <text:p>1072.4</text:p>
          </table:table-cell>
          <table:table-cell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office:value-type="float" office:value="4.43" calcext:value-type="float">
            <text:p>4.43</text:p>
          </table:table-cell>
          <table:table-cell table:formula="of:=[.D169]/1000*9.81 /(1.225 * (([.C169]/60)^2) * (([.A169]*0.0254)^4))" office:value-type="float" office:value="0.0867282981465138" calcext:value-type="float">
            <text:p>0.0867282981</text:p>
          </table:table-cell>
          <table:table-cell table:formula="of:=([.G169]*[.F169]) / (1.225*(([.C169]/60)^3)*(([.A169]*0.0254)^5))" office:value-type="float" office:value="0.0372879060834771" calcext:value-type="float">
            <text:p>0.0372879061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805" calcext:value-type="float">
            <text:p>3805</text:p>
          </table:table-cell>
          <table:table-cell office:value-type="float" office:value="1108.2" calcext:value-type="float">
            <text:p>1108.2</text:p>
          </table:table-cell>
          <table:table-cell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office:value-type="float" office:value="5.08" calcext:value-type="float">
            <text:p>5.08</text:p>
          </table:table-cell>
          <table:table-cell table:formula="of:=[.D170]/1000*9.81 /(1.225 * (([.C170]/60)^2) * (([.A170]*0.0254)^4))" office:value-type="float" office:value="0.0808964466809213" calcext:value-type="float">
            <text:p>0.0808964467</text:p>
          </table:table-cell>
          <table:table-cell table:formula="of:=([.G170]*[.F170]) / (1.225*(([.C170]/60)^3)*(([.A170]*0.0254)^5))" office:value-type="float" office:value="0.0366681419315708" calcext:value-type="float">
            <text:p>0.0366681419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11" calcext:value-type="float">
            <text:p>4011</text:p>
          </table:table-cell>
          <table:table-cell office:value-type="float" office:value="1269.4" calcext:value-type="float">
            <text:p>1269.4</text:p>
          </table:table-cell>
          <table:table-cell office:value-type="float" office:value="0.25" calcext:value-type="float">
            <text:p>0.25</text:p>
          </table:table-cell>
          <table:table-cell office:value-type="float" office:value="25" calcext:value-type="float">
            <text:p>25</text:p>
          </table:table-cell>
          <table:table-cell office:value-type="float" office:value="6.03" calcext:value-type="float">
            <text:p>6.03</text:p>
          </table:table-cell>
          <table:table-cell table:formula="of:=[.D171]/1000*9.81 /(1.225 * (([.C171]/60)^2) * (([.A171]*0.0254)^4))" office:value-type="float" office:value="0.0833899651537956" calcext:value-type="float">
            <text:p>0.0833899652</text:p>
          </table:table-cell>
          <table:table-cell table:formula="of:=([.G171]*[.F171]) / (1.225*(([.C171]/60)^3)*(([.A171]*0.0254)^5))" office:value-type="float" office:value="0.037157672355363" calcext:value-type="float">
            <text:p>0.0371576724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13" calcext:value-type="float">
            <text:p>4213</text:p>
          </table:table-cell>
          <table:table-cell office:value-type="float" office:value="1362.2" calcext:value-type="float">
            <text:p>1362.2</text:p>
          </table:table-cell>
          <table:table-cell office:value-type="float" office:value="0.3" calcext:value-type="float">
            <text:p>0.3</text:p>
          </table:table-cell>
          <table:table-cell office:value-type="float" office:value="25" calcext:value-type="float">
            <text:p>25</text:p>
          </table:table-cell>
          <table:table-cell office:value-type="float" office:value="6.98" calcext:value-type="float">
            <text:p>6.98</text:p>
          </table:table-cell>
          <table:table-cell table:formula="of:=[.D172]/1000*9.81 /(1.225 * (([.C172]/60)^2) * (([.A172]*0.0254)^4))" office:value-type="float" office:value="0.0811107804168545" calcext:value-type="float">
            <text:p>0.0811107804</text:p>
          </table:table-cell>
          <table:table-cell table:formula="of:=([.G172]*[.F172]) / (1.225*(([.C172]/60)^3)*(([.A172]*0.0254)^5))" office:value-type="float" office:value="0.0371167737822267" calcext:value-type="float">
            <text:p>0.0371167738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420" calcext:value-type="float">
            <text:p>4420</text:p>
          </table:table-cell>
          <table:table-cell office:value-type="float" office:value="1524.5" calcext:value-type="float">
            <text:p>1524.5</text:p>
          </table:table-cell>
          <table:table-cell office:value-type="float" office:value="0.32" calcext:value-type="float">
            <text:p>0.32</text:p>
          </table:table-cell>
          <table:table-cell office:value-type="float" office:value="25" calcext:value-type="float">
            <text:p>25</text:p>
          </table:table-cell>
          <table:table-cell office:value-type="float" office:value="8.16" calcext:value-type="float">
            <text:p>8.16</text:p>
          </table:table-cell>
          <table:table-cell table:formula="of:=[.D173]/1000*9.81 /(1.225 * (([.C173]/60)^2) * (([.A173]*0.0254)^4))" office:value-type="float" office:value="0.0824714275957495" calcext:value-type="float">
            <text:p>0.0824714276</text:p>
          </table:table-cell>
          <table:table-cell table:formula="of:=([.G173]*[.F173]) / (1.225*(([.C173]/60)^3)*(([.A173]*0.0254)^5))" office:value-type="float" office:value="0.037576171164532" calcext:value-type="float">
            <text:p>0.0375761712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622" calcext:value-type="float">
            <text:p>4622</text:p>
          </table:table-cell>
          <table:table-cell office:value-type="float" office:value="1677.6" calcext:value-type="float">
            <text:p>1677.6</text:p>
          </table:table-cell>
          <table:table-cell office:value-type="float" office:value="0.36" calcext:value-type="float">
            <text:p>0.36</text:p>
          </table:table-cell>
          <table:table-cell office:value-type="float" office:value="25" calcext:value-type="float">
            <text:p>25</text:p>
          </table:table-cell>
          <table:table-cell office:value-type="float" office:value="9.29" calcext:value-type="float">
            <text:p>9.29</text:p>
          </table:table-cell>
          <table:table-cell table:formula="of:=[.D174]/1000*9.81 /(1.225 * (([.C174]/60)^2) * (([.A174]*0.0254)^4))" office:value-type="float" office:value="0.0829944703107621" calcext:value-type="float">
            <text:p>0.0829944703</text:p>
          </table:table-cell>
          <table:table-cell table:formula="of:=([.G174]*[.F174]) / (1.225*(([.C174]/60)^3)*(([.A174]*0.0254)^5))" office:value-type="float" office:value="0.0374123566076361" calcext:value-type="float">
            <text:p>0.0374123566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18" calcext:value-type="float">
            <text:p>4818</text:p>
          </table:table-cell>
          <table:table-cell office:value-type="float" office:value="1802" calcext:value-type="float">
            <text:p>1802</text:p>
          </table:table-cell>
          <table:table-cell office:value-type="float" office:value="0.37" calcext:value-type="float">
            <text:p>0.37</text:p>
          </table:table-cell>
          <table:table-cell office:value-type="float" office:value="25" calcext:value-type="float">
            <text:p>25</text:p>
          </table:table-cell>
          <table:table-cell office:value-type="float" office:value="10.44" calcext:value-type="float">
            <text:p>10.44</text:p>
          </table:table-cell>
          <table:table-cell table:formula="of:=[.D175]/1000*9.81 /(1.225 * (([.C175]/60)^2) * (([.A175]*0.0254)^4))" office:value-type="float" office:value="0.0820430538736564" calcext:value-type="float">
            <text:p>0.0820430539</text:p>
          </table:table-cell>
          <table:table-cell table:formula="of:=([.G175]*[.F175]) / (1.225*(([.C175]/60)^3)*(([.A175]*0.0254)^5))" office:value-type="float" office:value="0.037118403322044" calcext:value-type="float">
            <text:p>0.0371184033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12" calcext:value-type="float">
            <text:p>5012</text:p>
          </table:table-cell>
          <table:table-cell office:value-type="float" office:value="2006.1" calcext:value-type="float">
            <text:p>2006.1</text:p>
          </table:table-cell>
          <table:table-cell office:value-type="float" office:value="0.41" calcext:value-type="float">
            <text:p>0.41</text:p>
          </table:table-cell>
          <table:table-cell office:value-type="float" office:value="25" calcext:value-type="float">
            <text:p>25</text:p>
          </table:table-cell>
          <table:table-cell office:value-type="float" office:value="12.2" calcext:value-type="float">
            <text:p>12.2</text:p>
          </table:table-cell>
          <table:table-cell table:formula="of:=[.D176]/1000*9.81 /(1.225 * (([.C176]/60)^2) * (([.A176]*0.0254)^4))" office:value-type="float" office:value="0.0844016769594541" calcext:value-type="float">
            <text:p>0.084401677</text:p>
          </table:table-cell>
          <table:table-cell table:formula="of:=([.G176]*[.F176]) / (1.225*(([.C176]/60)^3)*(([.A176]*0.0254)^5))" office:value-type="float" office:value="0.0385314913387738" calcext:value-type="float">
            <text:p>0.0385314913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214" calcext:value-type="float">
            <text:p>5214</text:p>
          </table:table-cell>
          <table:table-cell office:value-type="float" office:value="2192.9" calcext:value-type="float">
            <text:p>2192.9</text:p>
          </table:table-cell>
          <table:table-cell office:value-type="float" office:value="0.45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office:value-type="float" office:value="14.18" calcext:value-type="float">
            <text:p>14.18</text:p>
          </table:table-cell>
          <table:table-cell table:formula="of:=[.D177]/1000*9.81 /(1.225 * (([.C177]/60)^2) * (([.A177]*0.0254)^4))" office:value-type="float" office:value="0.0852505905704583" calcext:value-type="float">
            <text:p>0.0852505906</text:p>
          </table:table-cell>
          <table:table-cell table:formula="of:=([.G177]*[.F177]) / (1.225*(([.C177]/60)^3)*(([.A177]*0.0254)^5))" office:value-type="float" office:value="0.0397788592972912" calcext:value-type="float">
            <text:p>0.0397788593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420" calcext:value-type="float">
            <text:p>5420</text:p>
          </table:table-cell>
          <table:table-cell office:value-type="float" office:value="2360.2" calcext:value-type="float">
            <text:p>2360.2</text:p>
          </table:table-cell>
          <table:table-cell office:value-type="float" office:value="0.45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office:value-type="float" office:value="16.01" calcext:value-type="float">
            <text:p>16.01</text:p>
          </table:table-cell>
          <table:table-cell table:formula="of:=[.D178]/1000*9.81 /(1.225 * (([.C178]/60)^2) * (([.A178]*0.0254)^4))" office:value-type="float" office:value="0.0849123490004976" calcext:value-type="float">
            <text:p>0.084912349</text:p>
          </table:table-cell>
          <table:table-cell table:formula="of:=([.G178]*[.F178]) / (1.225*(([.C178]/60)^3)*(([.A178]*0.0254)^5))" office:value-type="float" office:value="0.0399836693226608" calcext:value-type="float">
            <text:p>0.0399836693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613" calcext:value-type="float">
            <text:p>5613</text:p>
          </table:table-cell>
          <table:table-cell office:value-type="float" office:value="2541.8" calcext:value-type="float">
            <text:p>2541.8</text:p>
          </table:table-cell>
          <table:table-cell office:value-type="float" office:value="0.53" calcext:value-type="float">
            <text:p>0.53</text:p>
          </table:table-cell>
          <table:table-cell office:value-type="float" office:value="25" calcext:value-type="float">
            <text:p>25</text:p>
          </table:table-cell>
          <table:table-cell office:value-type="float" office:value="18.17" calcext:value-type="float">
            <text:p>18.17</text:p>
          </table:table-cell>
          <table:table-cell table:formula="of:=[.D179]/1000*9.81 /(1.225 * (([.C179]/60)^2) * (([.A179]*0.0254)^4))" office:value-type="float" office:value="0.0852652192758507" calcext:value-type="float">
            <text:p>0.0852652193</text:p>
          </table:table-cell>
          <table:table-cell table:formula="of:=([.G179]*[.F179]) / (1.225*(([.C179]/60)^3)*(([.A179]*0.0254)^5))" office:value-type="float" office:value="0.0408562945052216" calcext:value-type="float">
            <text:p>0.0408562945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811" calcext:value-type="float">
            <text:p>5811</text:p>
          </table:table-cell>
          <table:table-cell office:value-type="float" office:value="2720.4" calcext:value-type="float">
            <text:p>2720.4</text:p>
          </table:table-cell>
          <table:table-cell office:value-type="float" office:value="0.57" calcext:value-type="float">
            <text:p>0.57</text:p>
          </table:table-cell>
          <table:table-cell office:value-type="float" office:value="25" calcext:value-type="float">
            <text:p>25</text:p>
          </table:table-cell>
          <table:table-cell office:value-type="float" office:value="20.77" calcext:value-type="float">
            <text:p>20.77</text:p>
          </table:table-cell>
          <table:table-cell table:formula="of:=[.D180]/1000*9.81 /(1.225 * (([.C180]/60)^2) * (([.A180]*0.0254)^4))" office:value-type="float" office:value="0.0851435272229706" calcext:value-type="float">
            <text:p>0.0851435272</text:p>
          </table:table-cell>
          <table:table-cell table:formula="of:=([.G180]*[.F180]) / (1.225*(([.C180]/60)^3)*(([.A180]*0.0254)^5))" office:value-type="float" office:value="0.0420894300627268" calcext:value-type="float">
            <text:p>0.0420894301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6020" calcext:value-type="float">
            <text:p>6020</text:p>
          </table:table-cell>
          <table:table-cell office:value-type="float" office:value="2904.1" calcext:value-type="float">
            <text:p>2904.1</text:p>
          </table:table-cell>
          <table:table-cell office:value-type="float" office:value="0.61" calcext:value-type="float">
            <text:p>0.61</text:p>
          </table:table-cell>
          <table:table-cell office:value-type="float" office:value="25" calcext:value-type="float">
            <text:p>25</text:p>
          </table:table-cell>
          <table:table-cell office:value-type="float" office:value="23.17" calcext:value-type="float">
            <text:p>23.17</text:p>
          </table:table-cell>
          <table:table-cell table:formula="of:=[.D181]/1000*9.81 /(1.225 * (([.C181]/60)^2) * (([.A181]*0.0254)^4))" office:value-type="float" office:value="0.0846913794394571" calcext:value-type="float">
            <text:p>0.0846913794</text:p>
          </table:table-cell>
          <table:table-cell table:formula="of:=([.G181]*[.F181]) / (1.225*(([.C181]/60)^3)*(([.A181]*0.0254)^5))" office:value-type="float" office:value="0.0422304524841674" calcext:value-type="float">
            <text:p>0.0422304525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441" calcext:value-type="float">
            <text:p>6441</text:p>
          </table:table-cell>
          <table:table-cell office:value-type="float" office:value="3248" calcext:value-type="float">
            <text:p>3248</text:p>
          </table:table-cell>
          <table:table-cell office:value-type="float" office:value="0.73" calcext:value-type="float">
            <text:p>0.73</text:p>
          </table:table-cell>
          <table:table-cell office:value-type="float" office:value="25" calcext:value-type="float">
            <text:p>25</text:p>
          </table:table-cell>
          <table:table-cell office:value-type="float" office:value="31.64" calcext:value-type="float">
            <text:p>31.64</text:p>
          </table:table-cell>
          <table:table-cell table:formula="of:=[.D182]/1000*9.81 /(1.225 * (([.C182]/60)^2) * (([.A182]*0.0254)^4))" office:value-type="float" office:value="0.0827427678689754" calcext:value-type="float">
            <text:p>0.0827427679</text:p>
          </table:table-cell>
          <table:table-cell table:formula="of:=([.G182]*[.F182]) / (1.225*(([.C182]/60)^3)*(([.A182]*0.0254)^5))" office:value-type="float" office:value="0.0470831761698816" calcext:value-type="float">
            <text:p>0.0470831762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811" calcext:value-type="float">
            <text:p>2811</text:p>
          </table:table-cell>
          <table:table-cell office:value-type="float" office:value="831.6" calcext:value-type="float">
            <text:p>831.6</text:p>
          </table:table-cell>
          <table:table-cell office:value-type="float" office:value="0.18" calcext:value-type="float">
            <text:p>0.18</text:p>
          </table:table-cell>
          <table:table-cell office:value-type="float" office:value="25" calcext:value-type="float">
            <text:p>25</text:p>
          </table:table-cell>
          <table:table-cell office:value-type="float" office:value="3.09" calcext:value-type="float">
            <text:p>3.09</text:p>
          </table:table-cell>
          <table:table-cell table:formula="of:=[.D184]/1000*9.81 /(1.225 * (([.C184]/60)^2) * (([.A184]*0.0254)^4))" office:value-type="float" office:value="0.087276567369234" calcext:value-type="float">
            <text:p>0.0872765674</text:p>
          </table:table-cell>
          <table:table-cell table:formula="of:=([.G184]*[.F184]) / (1.225*(([.C184]/60)^3)*(([.A184]*0.0254)^5))" office:value-type="float" office:value="0.0408526679152874" calcext:value-type="float">
            <text:p>0.0408526679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12" calcext:value-type="float">
            <text:p>3012</text:p>
          </table:table-cell>
          <table:table-cell office:value-type="float" office:value="972.4" calcext:value-type="float">
            <text:p>972.4</text:p>
          </table:table-cell>
          <table:table-cell office:value-type="float" office:value="0.22" calcext:value-type="float">
            <text:p>0.22</text:p>
          </table:table-cell>
          <table:table-cell office:value-type="float" office:value="25" calcext:value-type="float">
            <text:p>25</text:p>
          </table:table-cell>
          <table:table-cell office:value-type="float" office:value="3.88" calcext:value-type="float">
            <text:p>3.88</text:p>
          </table:table-cell>
          <table:table-cell table:formula="of:=[.D185]/1000*9.81 /(1.225 * (([.C185]/60)^2) * (([.A185]*0.0254)^4))" office:value-type="float" office:value="0.0888873344048098" calcext:value-type="float">
            <text:p>0.0888873344</text:p>
          </table:table-cell>
          <table:table-cell table:formula="of:=([.G185]*[.F185]) / (1.225*(([.C185]/60)^3)*(([.A185]*0.0254)^5))" office:value-type="float" office:value="0.0416976235471126" calcext:value-type="float">
            <text:p>0.0416976235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13" calcext:value-type="float">
            <text:p>3213</text:p>
          </table:table-cell>
          <table:table-cell office:value-type="float" office:value="1118.4" calcext:value-type="float">
            <text:p>1118.4</text:p>
          </table:table-cell>
          <table:table-cell office:value-type="float" office:value="0.23" calcext:value-type="float">
            <text:p>0.23</text:p>
          </table:table-cell>
          <table:table-cell office:value-type="float" office:value="25" calcext:value-type="float">
            <text:p>25</text:p>
          </table:table-cell>
          <table:table-cell office:value-type="float" office:value="4.74" calcext:value-type="float">
            <text:p>4.74</text:p>
          </table:table-cell>
          <table:table-cell table:formula="of:=[.D186]/1000*9.81 /(1.225 * (([.C186]/60)^2) * (([.A186]*0.0254)^4))" office:value-type="float" office:value="0.0898422406778029" calcext:value-type="float">
            <text:p>0.0898422407</text:p>
          </table:table-cell>
          <table:table-cell table:formula="of:=([.G186]*[.F186]) / (1.225*(([.C186]/60)^3)*(([.A186]*0.0254)^5))" office:value-type="float" office:value="0.0419653303435576" calcext:value-type="float">
            <text:p>0.0419653303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616" calcext:value-type="float">
            <text:p>3616</text:p>
          </table:table-cell>
          <table:table-cell office:value-type="float" office:value="1435.7" calcext:value-type="float">
            <text:p>1435.7</text:p>
          </table:table-cell>
          <table:table-cell office:value-type="float" office:value="0.31" calcext:value-type="float">
            <text:p>0.31</text:p>
          </table:table-cell>
          <table:table-cell office:value-type="float" office:value="25" calcext:value-type="float">
            <text:p>25</text:p>
          </table:table-cell>
          <table:table-cell office:value-type="float" office:value="6.98" calcext:value-type="float">
            <text:p>6.98</text:p>
          </table:table-cell>
          <table:table-cell table:formula="of:=[.D187]/1000*9.81 /(1.225 * (([.C187]/60)^2) * (([.A187]*0.0254)^4))" office:value-type="float" office:value="0.0910566616953611" calcext:value-type="float">
            <text:p>0.0910566617</text:p>
          </table:table-cell>
          <table:table-cell table:formula="of:=([.G187]*[.F187]) / (1.225*(([.C187]/60)^3)*(([.A187]*0.0254)^5))" office:value-type="float" office:value="0.0433525490566161" calcext:value-type="float">
            <text:p>0.0433525491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811" calcext:value-type="float">
            <text:p>3811</text:p>
          </table:table-cell>
          <table:table-cell office:value-type="float" office:value="1587.8" calcext:value-type="float">
            <text:p>1587.8</text:p>
          </table:table-cell>
          <table:table-cell office:value-type="float" office:value="0.34" calcext:value-type="float">
            <text:p>0.34</text:p>
          </table:table-cell>
          <table:table-cell office:value-type="float" office:value="25" calcext:value-type="float">
            <text:p>25</text:p>
          </table:table-cell>
          <table:table-cell office:value-type="float" office:value="8.37" calcext:value-type="float">
            <text:p>8.37</text:p>
          </table:table-cell>
          <table:table-cell table:formula="of:=[.D188]/1000*9.81 /(1.225 * (([.C188]/60)^2) * (([.A188]*0.0254)^4))" office:value-type="float" office:value="0.0906614722996294" calcext:value-type="float">
            <text:p>0.0906614723</text:p>
          </table:table-cell>
          <table:table-cell table:formula="of:=([.G188]*[.F188]) / (1.225*(([.C188]/60)^3)*(([.A188]*0.0254)^5))" office:value-type="float" office:value="0.0444071695568065" calcext:value-type="float">
            <text:p>0.0444071696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12" calcext:value-type="float">
            <text:p>4012</text:p>
          </table:table-cell>
          <table:table-cell office:value-type="float" office:value="1783.7" calcext:value-type="float">
            <text:p>1783.7</text:p>
          </table:table-cell>
          <table:table-cell office:value-type="float" office:value="0.38" calcext:value-type="float">
            <text:p>0.38</text:p>
          </table:table-cell>
          <table:table-cell office:value-type="float" office:value="25" calcext:value-type="float">
            <text:p>25</text:p>
          </table:table-cell>
          <table:table-cell office:value-type="float" office:value="9.69" calcext:value-type="float">
            <text:p>9.69</text:p>
          </table:table-cell>
          <table:table-cell table:formula="of:=[.D189]/1000*9.81 /(1.225 * (([.C189]/60)^2) * (([.A189]*0.0254)^4))" office:value-type="float" office:value="0.0918977399926136" calcext:value-type="float">
            <text:p>0.09189774</text:p>
          </table:table-cell>
          <table:table-cell table:formula="of:=([.G189]*[.F189]) / (1.225*(([.C189]/60)^3)*(([.A189]*0.0254)^5))" office:value-type="float" office:value="0.0440641589452178" calcext:value-type="float">
            <text:p>0.0440641589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12" calcext:value-type="float">
            <text:p>4212</text:p>
          </table:table-cell>
          <table:table-cell office:value-type="float" office:value="1948" calcext:value-type="float">
            <text:p>1948</text:p>
          </table:table-cell>
          <table:table-cell office:value-type="float" office:value="0.42" calcext:value-type="float">
            <text:p>0.42</text:p>
          </table:table-cell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.42</text:p>
          </table:table-cell>
          <table:table-cell table:formula="of:=[.D190]/1000*9.81 /(1.225 * (([.C190]/60)^2) * (([.A190]*0.0254)^4))" office:value-type="float" office:value="0.0910577877622919" calcext:value-type="float">
            <text:p>0.0910577878</text:p>
          </table:table-cell>
          <table:table-cell table:formula="of:=([.G190]*[.F190]) / (1.225*(([.C190]/60)^3)*(([.A190]*0.0254)^5))" office:value-type="float" office:value="0.0448792403800667" calcext:value-type="float">
            <text:p>0.0448792404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13" calcext:value-type="float">
            <text:p>4413</text:p>
          </table:table-cell>
          <table:table-cell office:value-type="float" office:value="2172.4" calcext:value-type="float">
            <text:p>2172.4</text:p>
          </table:table-cell>
          <table:table-cell office:value-type="float" office:value="0.46" calcext:value-type="float">
            <text:p>0.46</text:p>
          </table:table-cell>
          <table:table-cell office:value-type="float" office:value="25" calcext:value-type="float">
            <text:p>25</text:p>
          </table:table-cell>
          <table:table-cell office:value-type="float" office:value="13.37" calcext:value-type="float">
            <text:p>13.37</text:p>
          </table:table-cell>
          <table:table-cell table:formula="of:=[.D191]/1000*9.81 /(1.225 * (([.C191]/60)^2) * (([.A191]*0.0254)^4))" office:value-type="float" office:value="0.0925074706695334" calcext:value-type="float">
            <text:p>0.0925074707</text:p>
          </table:table-cell>
          <table:table-cell table:formula="of:=([.G191]*[.F191]) / (1.225*(([.C191]/60)^3)*(([.A191]*0.0254)^5))" office:value-type="float" office:value="0.0456850501567542" calcext:value-type="float">
            <text:p>0.0456850502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615" calcext:value-type="float">
            <text:p>4615</text:p>
          </table:table-cell>
          <table:table-cell office:value-type="float" office:value="2341.8" calcext:value-type="float">
            <text:p>2341.8</text:p>
          </table:table-cell>
          <table:table-cell office:value-type="float" office:value="0.52" calcext:value-type="float">
            <text:p>0.52</text:p>
          </table:table-cell>
          <table:table-cell office:value-type="float" office:value="25" calcext:value-type="float">
            <text:p>25</text:p>
          </table:table-cell>
          <table:table-cell office:value-type="float" office:value="15.34" calcext:value-type="float">
            <text:p>15.34</text:p>
          </table:table-cell>
          <table:table-cell table:formula="of:=[.D192]/1000*9.81 /(1.225 * (([.C192]/60)^2) * (([.A192]*0.0254)^4))" office:value-type="float" office:value="0.0911824502570708" calcext:value-type="float">
            <text:p>0.0911824503</text:p>
          </table:table-cell>
          <table:table-cell table:formula="of:=([.G192]*[.F192]) / (1.225*(([.C192]/60)^3)*(([.A192]*0.0254)^5))" office:value-type="float" office:value="0.0458305136487592" calcext:value-type="float">
            <text:p>0.0458305136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819" calcext:value-type="float">
            <text:p>4819</text:p>
          </table:table-cell>
          <table:table-cell office:value-type="float" office:value="2580.6" calcext:value-type="float">
            <text:p>2580.6</text:p>
          </table:table-cell>
          <table:table-cell office:value-type="float" office:value="0.57" calcext:value-type="float">
            <text:p>0.57</text:p>
          </table:table-cell>
          <table:table-cell office:value-type="float" office:value="25" calcext:value-type="float">
            <text:p>25</text:p>
          </table:table-cell>
          <table:table-cell office:value-type="float" office:value="18.21" calcext:value-type="float">
            <text:p>18.21</text:p>
          </table:table-cell>
          <table:table-cell table:formula="of:=[.D193]/1000*9.81 /(1.225 * (([.C193]/60)^2) * (([.A193]*0.0254)^4))" office:value-type="float" office:value="0.0921534731299983" calcext:value-type="float">
            <text:p>0.0921534731</text:p>
          </table:table-cell>
          <table:table-cell table:formula="of:=([.G193]*[.F193]) / (1.225*(([.C193]/60)^3)*(([.A193]*0.0254)^5))" office:value-type="float" office:value="0.0477841261220021" calcext:value-type="float">
            <text:p>0.0477841261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19" calcext:value-type="float">
            <text:p>5019</text:p>
          </table:table-cell>
          <table:table-cell office:value-type="float" office:value="2765.3" calcext:value-type="float">
            <text:p>2765.3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21.14" calcext:value-type="float">
            <text:p>21.14</text:p>
          </table:table-cell>
          <table:table-cell table:formula="of:=[.D194]/1000*9.81 /(1.225 * (([.C194]/60)^2) * (([.A194]*0.0254)^4))" office:value-type="float" office:value="0.0910359083091007" calcext:value-type="float">
            <text:p>0.0910359083</text:p>
          </table:table-cell>
          <table:table-cell table:formula="of:=([.G194]*[.F194]) / (1.225*(([.C194]/60)^3)*(([.A194]*0.0254)^5))" office:value-type="float" office:value="0.0491018524652067" calcext:value-type="float">
            <text:p>0.0491018525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215" calcext:value-type="float">
            <text:p>5215</text:p>
          </table:table-cell>
          <table:table-cell office:value-type="float" office:value="3026.5" calcext:value-type="float">
            <text:p>3026.5</text:p>
          </table:table-cell>
          <table:table-cell office:value-type="float" office:value="0.64" calcext:value-type="float">
            <text:p>0.64</text:p>
          </table:table-cell>
          <table:table-cell office:value-type="float" office:value="25" calcext:value-type="float">
            <text:p>25</text:p>
          </table:table-cell>
          <table:table-cell office:value-type="float" office:value="24.87" calcext:value-type="float">
            <text:p>24.87</text:p>
          </table:table-cell>
          <table:table-cell table:formula="of:=[.D195]/1000*9.81 /(1.225 * (([.C195]/60)^2) * (([.A195]*0.0254)^4))" office:value-type="float" office:value="0.0922862332434486" calcext:value-type="float">
            <text:p>0.0922862332</text:p>
          </table:table-cell>
          <table:table-cell table:formula="of:=([.G195]*[.F195]) / (1.225*(([.C195]/60)^3)*(([.A195]*0.0254)^5))" office:value-type="float" office:value="0.0514940829316528" calcext:value-type="float">
            <text:p>0.0514940829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415" calcext:value-type="float">
            <text:p>5415</text:p>
          </table:table-cell>
          <table:table-cell office:value-type="float" office:value="3277.6" calcext:value-type="float">
            <text:p>3277.6</text:p>
          </table:table-cell>
          <table:table-cell office:value-type="float" office:value="0.72" calcext:value-type="float">
            <text:p>0.72</text:p>
          </table:table-cell>
          <table:table-cell office:value-type="float" office:value="25" calcext:value-type="float">
            <text:p>25</text:p>
          </table:table-cell>
          <table:table-cell office:value-type="float" office:value="28.9" calcext:value-type="float">
            <text:p>28.9</text:p>
          </table:table-cell>
          <table:table-cell table:formula="of:=[.D196]/1000*9.81 /(1.225 * (([.C196]/60)^2) * (([.A196]*0.0254)^4))" office:value-type="float" office:value="0.0926966195170821" calcext:value-type="float">
            <text:p>0.0926966195</text:p>
          </table:table-cell>
          <table:table-cell table:formula="of:=([.G196]*[.F196]) / (1.225*(([.C196]/60)^3)*(([.A196]*0.0254)^5))" office:value-type="float" office:value="0.0534499054133152" calcext:value-type="float">
            <text:p>0.0534499054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618" calcext:value-type="float">
            <text:p>5618</text:p>
          </table:table-cell>
          <table:table-cell office:value-type="float" office:value="3535.7" calcext:value-type="float">
            <text:p>3535.7</text:p>
          </table:table-cell>
          <table:table-cell office:value-type="float" office:value="0.75" calcext:value-type="float">
            <text:p>0.75</text:p>
          </table:table-cell>
          <table:table-cell office:value-type="float" office:value="25" calcext:value-type="float">
            <text:p>25</text:p>
          </table:table-cell>
          <table:table-cell office:value-type="float" office:value="33.89" calcext:value-type="float">
            <text:p>33.89</text:p>
          </table:table-cell>
          <table:table-cell table:formula="of:=[.D197]/1000*9.81 /(1.225 * (([.C197]/60)^2) * (([.A197]*0.0254)^4))" office:value-type="float" office:value="0.0929002336448763" calcext:value-type="float">
            <text:p>0.0929002336</text:p>
          </table:table-cell>
          <table:table-cell table:formula="of:=([.G197]*[.F197]) / (1.225*(([.C197]/60)^3)*(([.A197]*0.0254)^5))" office:value-type="float" office:value="0.0561268727872941" calcext:value-type="float">
            <text:p>0.0561268728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002" calcext:value-type="float">
            <text:p>2002</text:p>
          </table:table-cell>
          <table:table-cell office:value-type="float" office:value="533.7" calcext:value-type="float">
            <text:p>533.7</text:p>
          </table:table-cell>
          <table:table-cell office:value-type="float" office:value="0.12" calcext:value-type="float">
            <text:p>0.12</text:p>
          </table:table-cell>
          <table:table-cell office:value-type="float" office:value="22.2" calcext:value-type="float">
            <text:p>22.2</text:p>
          </table:table-cell>
          <table:table-cell office:value-type="float" office:value="1.69" calcext:value-type="float">
            <text:p>1.69</text:p>
          </table:table-cell>
          <table:table-cell table:formula="of:=[.D199]/1000*9.81 /(1.225 * (([.C199]/60)^2) * (([.A199]*0.0254)^4))" office:value-type="float" office:value="0.0878576512974825" calcext:value-type="float">
            <text:p>0.0878576513</text:p>
          </table:table-cell>
          <table:table-cell table:formula="of:=([.G199]*[.F199]) / (1.225*(([.C199]/60)^3)*(([.A199]*0.0254)^5))" office:value-type="float" office:value="0.0412699567235736" calcext:value-type="float">
            <text:p>0.0412699567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226" calcext:value-type="float">
            <text:p>2226</text:p>
          </table:table-cell>
          <table:table-cell office:value-type="float" office:value="669.4" calcext:value-type="float">
            <text:p>669.4</text:p>
          </table:table-cell>
          <table:table-cell office:value-type="float" office:value="0.15" calcext:value-type="float">
            <text:p>0.15</text:p>
          </table:table-cell>
          <table:table-cell office:value-type="float" office:value="22.2" calcext:value-type="float">
            <text:p>22.2</text:p>
          </table:table-cell>
          <table:table-cell office:value-type="float" office:value="2.28" calcext:value-type="float">
            <text:p>2.28</text:p>
          </table:table-cell>
          <table:table-cell table:formula="of:=[.D200]/1000*9.81 /(1.225 * (([.C200]/60)^2) * (([.A200]*0.0254)^4))" office:value-type="float" office:value="0.0891345180459628" calcext:value-type="float">
            <text:p>0.089134518</text:p>
          </table:table-cell>
          <table:table-cell table:formula="of:=([.G200]*[.F200]) / (1.225*(([.C200]/60)^3)*(([.A200]*0.0254)^5))" office:value-type="float" office:value="0.0405040914836391" calcext:value-type="float">
            <text:p>0.0405040915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443" calcext:value-type="float">
            <text:p>2443</text:p>
          </table:table-cell>
          <table:table-cell office:value-type="float" office:value="793.9" calcext:value-type="float">
            <text:p>793.9</text:p>
          </table:table-cell>
          <table:table-cell office:value-type="float" office:value="0.19" calcext:value-type="float">
            <text:p>0.19</text:p>
          </table:table-cell>
          <table:table-cell office:value-type="float" office:value="22.2" calcext:value-type="float">
            <text:p>22.2</text:p>
          </table:table-cell>
          <table:table-cell office:value-type="float" office:value="2.95" calcext:value-type="float">
            <text:p>2.95</text:p>
          </table:table-cell>
          <table:table-cell table:formula="of:=[.D201]/1000*9.81 /(1.225 * (([.C201]/60)^2) * (([.A201]*0.0254)^4))" office:value-type="float" office:value="0.0877666254735792" calcext:value-type="float">
            <text:p>0.0877666255</text:p>
          </table:table-cell>
          <table:table-cell table:formula="of:=([.G201]*[.F201]) / (1.225*(([.C201]/60)^3)*(([.A201]*0.0254)^5))" office:value-type="float" office:value="0.0396452484041191" calcext:value-type="float">
            <text:p>0.0396452484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610" calcext:value-type="float">
            <text:p>2610</text:p>
          </table:table-cell>
          <table:table-cell office:value-type="float" office:value="909.2" calcext:value-type="float">
            <text:p>909.2</text:p>
          </table:table-cell>
          <table:table-cell office:value-type="float" office:value="0.21" calcext:value-type="float">
            <text:p>0.21</text:p>
          </table:table-cell>
          <table:table-cell office:value-type="float" office:value="22.2" calcext:value-type="float">
            <text:p>22.2</text:p>
          </table:table-cell>
          <table:table-cell office:value-type="float" office:value="3.49" calcext:value-type="float">
            <text:p>3.49</text:p>
          </table:table-cell>
          <table:table-cell table:formula="of:=[.D202]/1000*9.81 /(1.225 * (([.C202]/60)^2) * (([.A202]*0.0254)^4))" office:value-type="float" office:value="0.0880620811719346" calcext:value-type="float">
            <text:p>0.0880620812</text:p>
          </table:table-cell>
          <table:table-cell table:formula="of:=([.G202]*[.F202]) / (1.225*(([.C202]/60)^3)*(([.A202]*0.0254)^5))" office:value-type="float" office:value="0.0384630246495151" calcext:value-type="float">
            <text:p>0.0384630246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607" calcext:value-type="float">
            <text:p>2607</text:p>
          </table:table-cell>
          <table:table-cell office:value-type="float" office:value="927.6" calcext:value-type="float">
            <text:p>927.6</text:p>
          </table:table-cell>
          <table:table-cell office:value-type="float" office:value="0.21" calcext:value-type="float">
            <text:p>0.21</text:p>
          </table:table-cell>
          <table:table-cell office:value-type="float" office:value="22.2" calcext:value-type="float">
            <text:p>22.2</text:p>
          </table:table-cell>
          <table:table-cell office:value-type="float" office:value="3.52" calcext:value-type="float">
            <text:p>3.52</text:p>
          </table:table-cell>
          <table:table-cell table:formula="of:=[.D203]/1000*9.81 /(1.225 * (([.C203]/60)^2) * (([.A203]*0.0254)^4))" office:value-type="float" office:value="0.0900511389742916" calcext:value-type="float">
            <text:p>0.090051139</text:p>
          </table:table-cell>
          <table:table-cell table:formula="of:=([.G203]*[.F203]) / (1.225*(([.C203]/60)^3)*(([.A203]*0.0254)^5))" office:value-type="float" office:value="0.0389277316938002" calcext:value-type="float">
            <text:p>0.0389277317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2818" calcext:value-type="float">
            <text:p>2818</text:p>
          </table:table-cell>
          <table:table-cell office:value-type="float" office:value="1086.7" calcext:value-type="float">
            <text:p>1086.7</text:p>
          </table:table-cell>
          <table:table-cell office:value-type="float" office:value="0.25" calcext:value-type="float">
            <text:p>0.25</text:p>
          </table:table-cell>
          <table:table-cell office:value-type="float" office:value="22.2" calcext:value-type="float">
            <text:p>22.2</text:p>
          </table:table-cell>
          <table:table-cell office:value-type="float" office:value="4.43" calcext:value-type="float">
            <text:p>4.43</text:p>
          </table:table-cell>
          <table:table-cell table:formula="of:=[.D204]/1000*9.81 /(1.225 * (([.C204]/60)^2) * (([.A204]*0.0254)^4))" office:value-type="float" office:value="0.0902897025042287" calcext:value-type="float">
            <text:p>0.0902897025</text:p>
          </table:table-cell>
          <table:table-cell table:formula="of:=([.G204]*[.F204]) / (1.225*(([.C204]/60)^3)*(([.A204]*0.0254)^5))" office:value-type="float" office:value="0.0387900454257031" calcext:value-type="float">
            <text:p>0.0387900454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3028" calcext:value-type="float">
            <text:p>3028</text:p>
          </table:table-cell>
          <table:table-cell office:value-type="float" office:value="1283.7" calcext:value-type="float">
            <text:p>1283.7</text:p>
          </table:table-cell>
          <table:table-cell office:value-type="float" office:value="0.28" calcext:value-type="float">
            <text:p>0.28</text:p>
          </table:table-cell>
          <table:table-cell office:value-type="float" office:value="22.2" calcext:value-type="float">
            <text:p>22.2</text:p>
          </table:table-cell>
          <table:table-cell office:value-type="float" office:value="5.49" calcext:value-type="float">
            <text:p>5.49</text:p>
          </table:table-cell>
          <table:table-cell table:formula="of:=[.D205]/1000*9.81 /(1.225 * (([.C205]/60)^2) * (([.A205]*0.0254)^4))" office:value-type="float" office:value="0.0923766762499766" calcext:value-type="float">
            <text:p>0.0923766762</text:p>
          </table:table-cell>
          <table:table-cell table:formula="of:=([.G205]*[.F205]) / (1.225*(([.C205]/60)^3)*(([.A205]*0.0254)^5))" office:value-type="float" office:value="0.038747551150521" calcext:value-type="float">
            <text:p>0.0387475512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3235" calcext:value-type="float">
            <text:p>3235</text:p>
          </table:table-cell>
          <table:table-cell office:value-type="float" office:value="1449" calcext:value-type="float">
            <text:p>1449</text:p>
          </table:table-cell>
          <table:table-cell office:value-type="float" office:value="0.32" calcext:value-type="float">
            <text:p>0.32</text:p>
          </table:table-cell>
          <table:table-cell office:value-type="float" office:value="22.2" calcext:value-type="float">
            <text:p>22.2</text:p>
          </table:table-cell>
          <table:table-cell office:value-type="float" office:value="6.65" calcext:value-type="float">
            <text:p>6.65</text:p>
          </table:table-cell>
          <table:table-cell table:formula="of:=[.D206]/1000*9.81 /(1.225 * (([.C206]/60)^2) * (([.A206]*0.0254)^4))" office:value-type="float" office:value="0.0913545847794743" calcext:value-type="float">
            <text:p>0.0913545848</text:p>
          </table:table-cell>
          <table:table-cell table:formula="of:=([.G206]*[.F206]) / (1.225*(([.C206]/60)^3)*(([.A206]*0.0254)^5))" office:value-type="float" office:value="0.0384891498578378" calcext:value-type="float">
            <text:p>0.0384891499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3430" calcext:value-type="float">
            <text:p>3430</text:p>
          </table:table-cell>
          <table:table-cell office:value-type="float" office:value="1628.6" calcext:value-type="float">
            <text:p>1628.6</text:p>
          </table:table-cell>
          <table:table-cell office:value-type="float" office:value="0.36" calcext:value-type="float">
            <text:p>0.36</text:p>
          </table:table-cell>
          <table:table-cell office:value-type="float" office:value="22.2" calcext:value-type="float">
            <text:p>22.2</text:p>
          </table:table-cell>
          <table:table-cell office:value-type="float" office:value="7.91" calcext:value-type="float">
            <text:p>7.91</text:p>
          </table:table-cell>
          <table:table-cell table:formula="of:=[.D207]/1000*9.81 /(1.225 * (([.C207]/60)^2) * (([.A207]*0.0254)^4))" office:value-type="float" office:value="0.0913348927047395" calcext:value-type="float">
            <text:p>0.0913348927</text:p>
          </table:table-cell>
          <table:table-cell table:formula="of:=([.G207]*[.F207]) / (1.225*(([.C207]/60)^3)*(([.A207]*0.0254)^5))" office:value-type="float" office:value="0.0384090576137292" calcext:value-type="float">
            <text:p>0.0384090576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3620" calcext:value-type="float">
            <text:p>3620</text:p>
          </table:table-cell>
          <table:table-cell office:value-type="float" office:value="1817.4" calcext:value-type="float">
            <text:p>1817.4</text:p>
          </table:table-cell>
          <table:table-cell office:value-type="float" office:value="0.4" calcext:value-type="float">
            <text:p>0.4</text:p>
          </table:table-cell>
          <table:table-cell office:value-type="float" office:value="22.2" calcext:value-type="float">
            <text:p>22.2</text:p>
          </table:table-cell>
          <table:table-cell office:value-type="float" office:value="9.46" calcext:value-type="float">
            <text:p>9.46</text:p>
          </table:table-cell>
          <table:table-cell table:formula="of:=[.D208]/1000*9.81 /(1.225 * (([.C208]/60)^2) * (([.A208]*0.0254)^4))" office:value-type="float" office:value="0.0915048082327218" calcext:value-type="float">
            <text:p>0.0915048082</text:p>
          </table:table-cell>
          <table:table-cell table:formula="of:=([.G208]*[.F208]) / (1.225*(([.C208]/60)^3)*(([.A208]*0.0254)^5))" office:value-type="float" office:value="0.0390755368212808" calcext:value-type="float">
            <text:p>0.0390755368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3808" calcext:value-type="float">
            <text:p>3808</text:p>
          </table:table-cell>
          <table:table-cell office:value-type="float" office:value="2022.5" calcext:value-type="float">
            <text:p>2022.5</text:p>
          </table:table-cell>
          <table:table-cell office:value-type="float" office:value="0.44" calcext:value-type="float">
            <text:p>0.44</text:p>
          </table:table-cell>
          <table:table-cell office:value-type="float" office:value="22.2" calcext:value-type="float">
            <text:p>22.2</text:p>
          </table:table-cell>
          <table:table-cell office:value-type="float" office:value="11.08" calcext:value-type="float">
            <text:p>11.08</text:p>
          </table:table-cell>
          <table:table-cell table:formula="of:=[.D209]/1000*9.81 /(1.225 * (([.C209]/60)^2) * (([.A209]*0.0254)^4))" office:value-type="float" office:value="0.0920248638137534" calcext:value-type="float">
            <text:p>0.0920248638</text:p>
          </table:table-cell>
          <table:table-cell table:formula="of:=([.G209]*[.F209]) / (1.225*(([.C209]/60)^3)*(([.A209]*0.0254)^5))" office:value-type="float" office:value="0.0393177330370864" calcext:value-type="float">
            <text:p>0.039317733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4028" calcext:value-type="float">
            <text:p>4028</text:p>
          </table:table-cell>
          <table:table-cell office:value-type="float" office:value="2268.4" calcext:value-type="float">
            <text:p>2268.4</text:p>
          </table:table-cell>
          <table:table-cell office:value-type="float" office:value="0.5" calcext:value-type="float">
            <text:p>0.5</text:p>
          </table:table-cell>
          <table:table-cell office:value-type="float" office:value="22.2" calcext:value-type="float">
            <text:p>22.2</text:p>
          </table:table-cell>
          <table:table-cell office:value-type="float" office:value="13.32" calcext:value-type="float">
            <text:p>13.32</text:p>
          </table:table-cell>
          <table:table-cell table:formula="of:=[.D210]/1000*9.81 /(1.225 * (([.C210]/60)^2) * (([.A210]*0.0254)^4))" office:value-type="float" office:value="0.0922467867867147" calcext:value-type="float">
            <text:p>0.0922467868</text:p>
          </table:table-cell>
          <table:table-cell table:formula="of:=([.G210]*[.F210]) / (1.225*(([.C210]/60)^3)*(([.A210]*0.0254)^5))" office:value-type="float" office:value="0.0399369934877417" calcext:value-type="float">
            <text:p>0.0399369935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4215" calcext:value-type="float">
            <text:p>4215</text:p>
          </table:table-cell>
          <table:table-cell office:value-type="float" office:value="2482.7" calcext:value-type="float">
            <text:p>2482.7</text:p>
          </table:table-cell>
          <table:table-cell office:value-type="float" office:value="0.55" calcext:value-type="float">
            <text:p>0.55</text:p>
          </table:table-cell>
          <table:table-cell office:value-type="float" office:value="22.2" calcext:value-type="float">
            <text:p>22.2</text:p>
          </table:table-cell>
          <table:table-cell office:value-type="float" office:value="15.22" calcext:value-type="float">
            <text:p>15.22</text:p>
          </table:table-cell>
          <table:table-cell table:formula="of:=[.D211]/1000*9.81 /(1.225 * (([.C211]/60)^2) * (([.A211]*0.0254)^4))" office:value-type="float" office:value="0.0922018465501284" calcext:value-type="float">
            <text:p>0.0922018466</text:p>
          </table:table-cell>
          <table:table-cell table:formula="of:=([.G211]*[.F211]) / (1.225*(([.C211]/60)^3)*(([.A211]*0.0254)^5))" office:value-type="float" office:value="0.0398255189696051" calcext:value-type="float">
            <text:p>0.039825519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4415" calcext:value-type="float">
            <text:p>4415</text:p>
          </table:table-cell>
          <table:table-cell office:value-type="float" office:value="2758.2" calcext:value-type="float">
            <text:p>2758.2</text:p>
          </table:table-cell>
          <table:table-cell office:value-type="float" office:value="0.62" calcext:value-type="float">
            <text:p>0.62</text:p>
          </table:table-cell>
          <table:table-cell office:value-type="float" office:value="22.2" calcext:value-type="float">
            <text:p>22.2</text:p>
          </table:table-cell>
          <table:table-cell office:value-type="float" office:value="18.06" calcext:value-type="float">
            <text:p>18.06</text:p>
          </table:table-cell>
          <table:table-cell table:formula="of:=[.D212]/1000*9.81 /(1.225 * (([.C212]/60)^2) * (([.A212]*0.0254)^4))" office:value-type="float" office:value="0.0933630156006512" calcext:value-type="float">
            <text:p>0.0933630156</text:p>
          </table:table-cell>
          <table:table-cell table:formula="of:=([.G212]*[.F212]) / (1.225*(([.C212]/60)^3)*(([.A212]*0.0254)^5))" office:value-type="float" office:value="0.0411211404200123" calcext:value-type="float">
            <text:p>0.0411211404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4611" calcext:value-type="float">
            <text:p>4611</text:p>
          </table:table-cell>
          <table:table-cell office:value-type="float" office:value="2996.9" calcext:value-type="float">
            <text:p>2996.9</text:p>
          </table:table-cell>
          <table:table-cell office:value-type="float" office:value="0.68" calcext:value-type="float">
            <text:p>0.68</text:p>
          </table:table-cell>
          <table:table-cell office:value-type="float" office:value="22.2" calcext:value-type="float">
            <text:p>22.2</text:p>
          </table:table-cell>
          <table:table-cell office:value-type="float" office:value="20.67" calcext:value-type="float">
            <text:p>20.67</text:p>
          </table:table-cell>
          <table:table-cell table:formula="of:=[.D213]/1000*9.81 /(1.225 * (([.C213]/60)^2) * (([.A213]*0.0254)^4))" office:value-type="float" office:value="0.093002053905731" calcext:value-type="float">
            <text:p>0.0930020539</text:p>
          </table:table-cell>
          <table:table-cell table:formula="of:=([.G213]*[.F213]) / (1.225*(([.C213]/60)^3)*(([.A213]*0.0254)^5))" office:value-type="float" office:value="0.0413137520066379" calcext:value-type="float">
            <text:p>0.041313752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4694" calcext:value-type="float">
            <text:p>4694</text:p>
          </table:table-cell>
          <table:table-cell office:value-type="float" office:value="3087.8" calcext:value-type="float">
            <text:p>3087.8</text:p>
          </table:table-cell>
          <table:table-cell office:value-type="float" office:value="0.68" calcext:value-type="float">
            <text:p>0.68</text:p>
          </table:table-cell>
          <table:table-cell office:value-type="float" office:value="22.2" calcext:value-type="float">
            <text:p>22.2</text:p>
          </table:table-cell>
          <table:table-cell office:value-type="float" office:value="21.72" calcext:value-type="float">
            <text:p>21.72</text:p>
          </table:table-cell>
          <table:table-cell table:formula="of:=[.D214]/1000*9.81 /(1.225 * (([.C214]/60)^2) * (([.A214]*0.0254)^4))" office:value-type="float" office:value="0.0924641804974099" calcext:value-type="float">
            <text:p>0.0924641805</text:p>
          </table:table-cell>
          <table:table-cell table:formula="of:=([.G214]*[.F214]) / (1.225*(([.C214]/60)^3)*(([.A214]*0.0254)^5))" office:value-type="float" office:value="0.0411500240541218" calcext:value-type="float">
            <text:p>0.0411500241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.5" calcext:value-type="float">
            <text:p>6.5</text:p>
          </table:table-cell>
          <table:table-cell office:value-type="float" office:value="4759" calcext:value-type="float">
            <text:p>4759</text:p>
          </table:table-cell>
          <table:table-cell office:value-type="float" office:value="3211.2" calcext:value-type="float">
            <text:p>3211.2</text:p>
          </table:table-cell>
          <table:table-cell office:value-type="float" office:value="0.71" calcext:value-type="float">
            <text:p>0.71</text:p>
          </table:table-cell>
          <table:table-cell office:value-type="float" office:value="22.2" calcext:value-type="float">
            <text:p>22.2</text:p>
          </table:table-cell>
          <table:table-cell office:value-type="float" office:value="23.21" calcext:value-type="float">
            <text:p>23.21</text:p>
          </table:table-cell>
          <table:table-cell table:formula="of:=[.D215]/1000*9.81 /(1.225 * (([.C215]/60)^2) * (([.A215]*0.0254)^4))" office:value-type="float" office:value="0.0935505786413253" calcext:value-type="float">
            <text:p>0.0935505786</text:p>
          </table:table-cell>
          <table:table-cell table:formula="of:=([.G215]*[.F215]) / (1.225*(([.C215]/60)^3)*(([.A215]*0.0254)^5))" office:value-type="float" office:value="0.0421956376620074" calcext:value-type="float">
            <text:p>0.0421956377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625" calcext:value-type="float">
            <text:p>2625</text:p>
          </table:table-cell>
          <table:table-cell office:value-type="float" office:value="1004.1" calcext:value-type="float">
            <text:p>1004.1</text:p>
          </table:table-cell>
          <table:table-cell office:value-type="float" office:value="0.22" calcext:value-type="float">
            <text:p>0.22</text:p>
          </table:table-cell>
          <table:table-cell office:value-type="float" office:value="44.4" calcext:value-type="float">
            <text:p>44.4</text:p>
          </table:table-cell>
          <table:table-cell office:value-type="float" office:value="2.08" calcext:value-type="float">
            <text:p>2.08</text:p>
          </table:table-cell>
          <table:table-cell table:formula="of:=[.D217]/1000*9.81 /(1.225 * (([.C217]/60)^2) * (([.A217]*0.0254)^4))" office:value-type="float" office:value="0.063081051197755" calcext:value-type="float">
            <text:p>0.0630810512</text:p>
          </table:table-cell>
          <table:table-cell table:formula="of:=([.G217]*[.F217]) / (1.225*(([.C217]/60)^3)*(([.A217]*0.0254)^5))" office:value-type="float" office:value="0.0266107725462056" calcext:value-type="float">
            <text:p>0.0266107725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828" calcext:value-type="float">
            <text:p>2828</text:p>
          </table:table-cell>
          <table:table-cell office:value-type="float" office:value="1173.5" calcext:value-type="float">
            <text:p>1173.5</text:p>
          </table:table-cell>
          <table:table-cell office:value-type="float" office:value="0.25" calcext:value-type="float">
            <text:p>0.25</text:p>
          </table:table-cell>
          <table:table-cell office:value-type="float" office:value="44.4" calcext:value-type="float">
            <text:p>44.4</text:p>
          </table:table-cell>
          <table:table-cell office:value-type="float" office:value="2.49" calcext:value-type="float">
            <text:p>2.49</text:p>
          </table:table-cell>
          <table:table-cell table:formula="of:=[.D218]/1000*9.81 /(1.225 * (([.C218]/60)^2) * (([.A218]*0.0254)^4))" office:value-type="float" office:value="0.0635191757672027" calcext:value-type="float">
            <text:p>0.0635191758</text:p>
          </table:table-cell>
          <table:table-cell table:formula="of:=([.G218]*[.F218]) / (1.225*(([.C218]/60)^3)*(([.A218]*0.0254)^5))" office:value-type="float" office:value="0.0254767017467551" calcext:value-type="float">
            <text:p>0.0254767017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337.8" calcext:value-type="float">
            <text:p>1337.8</text:p>
          </table:table-cell>
          <table:table-cell office:value-type="float" office:value="0.29" calcext:value-type="float">
            <text:p>0.29</text:p>
          </table:table-cell>
          <table:table-cell office:value-type="float" office:value="44.4" calcext:value-type="float">
            <text:p>44.4</text:p>
          </table:table-cell>
          <table:table-cell office:value-type="float" office:value="2.94" calcext:value-type="float">
            <text:p>2.94</text:p>
          </table:table-cell>
          <table:table-cell table:formula="of:=[.D219]/1000*9.81 /(1.225 * (([.C219]/60)^2) * (([.A219]*0.0254)^4))" office:value-type="float" office:value="0.064347140541366" calcext:value-type="float">
            <text:p>0.0643471405</text:p>
          </table:table-cell>
          <table:table-cell table:formula="of:=([.G219]*[.F219]) / (1.225*(([.C219]/60)^3)*(([.A219]*0.0254)^5))" office:value-type="float" office:value="0.0251979748075465" calcext:value-type="float">
            <text:p>0.0251979748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210" calcext:value-type="float">
            <text:p>3210</text:p>
          </table:table-cell>
          <table:table-cell office:value-type="float" office:value="1501" calcext:value-type="float">
            <text:p>1501</text:p>
          </table:table-cell>
          <table:table-cell office:value-type="float" office:value="0.32" calcext:value-type="float">
            <text:p>0.32</text:p>
          </table:table-cell>
          <table:table-cell office:value-type="float" office:value="44.4" calcext:value-type="float">
            <text:p>44.4</text:p>
          </table:table-cell>
          <table:table-cell office:value-type="float" office:value="3.44" calcext:value-type="float">
            <text:p>3.44</text:p>
          </table:table-cell>
          <table:table-cell table:formula="of:=[.D220]/1000*9.81 /(1.225 * (([.C220]/60)^2) * (([.A220]*0.0254)^4))" office:value-type="float" office:value="0.063059597987969" calcext:value-type="float">
            <text:p>0.063059598</text:p>
          </table:table-cell>
          <table:table-cell table:formula="of:=([.G220]*[.F220]) / (1.225*(([.C220]/60)^3)*(([.A220]*0.0254)^5))" office:value-type="float" office:value="0.0240671916600278" calcext:value-type="float">
            <text:p>0.0240671917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420" calcext:value-type="float">
            <text:p>3420</text:p>
          </table:table-cell>
          <table:table-cell office:value-type="float" office:value="1677.6" calcext:value-type="float">
            <text:p>1677.6</text:p>
          </table:table-cell>
          <table:table-cell office:value-type="float" office:value="0.37" calcext:value-type="float">
            <text:p>0.37</text:p>
          </table:table-cell>
          <table:table-cell office:value-type="float" office:value="44.4" calcext:value-type="float">
            <text:p>44.4</text:p>
          </table:table-cell>
          <table:table-cell office:value-type="float" office:value="4.03" calcext:value-type="float">
            <text:p>4.03</text:p>
          </table:table-cell>
          <table:table-cell table:formula="of:=[.D221]/1000*9.81 /(1.225 * (([.C221]/60)^2) * (([.A221]*0.0254)^4))" office:value-type="float" office:value="0.0620893017234575" calcext:value-type="float">
            <text:p>0.0620893017</text:p>
          </table:table-cell>
          <table:table-cell table:formula="of:=([.G221]*[.F221]) / (1.225*(([.C221]/60)^3)*(([.A221]*0.0254)^5))" office:value-type="float" office:value="0.0233135709190855" calcext:value-type="float">
            <text:p>0.0233135709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600" calcext:value-type="float">
            <text:p>3600</text:p>
          </table:table-cell>
          <table:table-cell office:value-type="float" office:value="1869.4" calcext:value-type="float">
            <text:p>1869.4</text:p>
          </table:table-cell>
          <table:table-cell office:value-type="float" office:value="0.39" calcext:value-type="float">
            <text:p>0.39</text:p>
          </table:table-cell>
          <table:table-cell office:value-type="float" office:value="44.4" calcext:value-type="float">
            <text:p>44.4</text:p>
          </table:table-cell>
          <table:table-cell office:value-type="float" office:value="4.65" calcext:value-type="float">
            <text:p>4.65</text:p>
          </table:table-cell>
          <table:table-cell table:formula="of:=[.D222]/1000*9.81 /(1.225 * (([.C222]/60)^2) * (([.A222]*0.0254)^4))" office:value-type="float" office:value="0.0624421440923062" calcext:value-type="float">
            <text:p>0.0624421441</text:p>
          </table:table-cell>
          <table:table-cell table:formula="of:=([.G222]*[.F222]) / (1.225*(([.C222]/60)^3)*(([.A222]*0.0254)^5))" office:value-type="float" office:value="0.0230636225385588" calcext:value-type="float">
            <text:p>0.0230636225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810" calcext:value-type="float">
            <text:p>3810</text:p>
          </table:table-cell>
          <table:table-cell office:value-type="float" office:value="2116.3" calcext:value-type="float">
            <text:p>2116.3</text:p>
          </table:table-cell>
          <table:table-cell office:value-type="float" office:value="0.46" calcext:value-type="float">
            <text:p>0.46</text:p>
          </table:table-cell>
          <table:table-cell office:value-type="float" office:value="44.4" calcext:value-type="float">
            <text:p>44.4</text:p>
          </table:table-cell>
          <table:table-cell office:value-type="float" office:value="5.48" calcext:value-type="float">
            <text:p>5.48</text:p>
          </table:table-cell>
          <table:table-cell table:formula="of:=[.D223]/1000*9.81 /(1.225 * (([.C223]/60)^2) * (([.A223]*0.0254)^4))" office:value-type="float" office:value="0.0631114053281848" calcext:value-type="float">
            <text:p>0.0631114053</text:p>
          </table:table-cell>
          <table:table-cell table:formula="of:=([.G223]*[.F223]) / (1.225*(([.C223]/60)^3)*(([.A223]*0.0254)^5))" office:value-type="float" office:value="0.0229291366521348" calcext:value-type="float">
            <text:p>0.0229291367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20" calcext:value-type="float">
            <text:p>4020</text:p>
          </table:table-cell>
          <table:table-cell office:value-type="float" office:value="2363.3" calcext:value-type="float">
            <text:p>2363.3</text:p>
          </table:table-cell>
          <table:table-cell office:value-type="float" office:value="0.52" calcext:value-type="float">
            <text:p>0.52</text:p>
          </table:table-cell>
          <table:table-cell office:value-type="float" office:value="44.4" calcext:value-type="float">
            <text:p>44.4</text:p>
          </table:table-cell>
          <table:table-cell office:value-type="float" office:value="6.34" calcext:value-type="float">
            <text:p>6.34</text:p>
          </table:table-cell>
          <table:table-cell table:formula="of:=[.D224]/1000*9.81 /(1.225 * (([.C224]/60)^2) * (([.A224]*0.0254)^4))" office:value-type="float" office:value="0.0633063565031402" calcext:value-type="float">
            <text:p>0.0633063565</text:p>
          </table:table-cell>
          <table:table-cell table:formula="of:=([.G224]*[.F224]) / (1.225*(([.C224]/60)^3)*(([.A224]*0.0254)^5))" office:value-type="float" office:value="0.0225835998323861" calcext:value-type="float">
            <text:p>0.0225835998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210" calcext:value-type="float">
            <text:p>4210</text:p>
          </table:table-cell>
          <table:table-cell office:value-type="float" office:value="2530.6" calcext:value-type="float">
            <text:p>2530.6</text:p>
          </table:table-cell>
          <table:table-cell office:value-type="float" office:value="0.56" calcext:value-type="float">
            <text:p>0.56</text:p>
          </table:table-cell>
          <table:table-cell office:value-type="float" office:value="44.4" calcext:value-type="float">
            <text:p>44.4</text:p>
          </table:table-cell>
          <table:table-cell office:value-type="float" office:value="7.06" calcext:value-type="float">
            <text:p>7.06</text:p>
          </table:table-cell>
          <table:table-cell table:formula="of:=[.D225]/1000*9.81 /(1.225 * (([.C225]/60)^2) * (([.A225]*0.0254)^4))" office:value-type="float" office:value="0.0618073156728926" calcext:value-type="float">
            <text:p>0.0618073157</text:p>
          </table:table-cell>
          <table:table-cell table:formula="of:=([.G225]*[.F225]) / (1.225*(([.C225]/60)^3)*(([.A225]*0.0254)^5))" office:value-type="float" office:value="0.021894774905903" calcext:value-type="float">
            <text:p>0.0218947749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400" calcext:value-type="float">
            <text:p>4400</text:p>
          </table:table-cell>
          <table:table-cell office:value-type="float" office:value="2909.2" calcext:value-type="float">
            <text:p>2909.2</text:p>
          </table:table-cell>
          <table:table-cell office:value-type="float" office:value="0.62" calcext:value-type="float">
            <text:p>0.62</text:p>
          </table:table-cell>
          <table:table-cell office:value-type="float" office:value="44.4" calcext:value-type="float">
            <text:p>44.4</text:p>
          </table:table-cell>
          <table:table-cell office:value-type="float" office:value="8.38" calcext:value-type="float">
            <text:p>8.38</text:p>
          </table:table-cell>
          <table:table-cell table:formula="of:=[.D226]/1000*9.81 /(1.225 * (([.C226]/60)^2) * (([.A226]*0.0254)^4))" office:value-type="float" office:value="0.0650502239772001" calcext:value-type="float">
            <text:p>0.065050224</text:p>
          </table:table-cell>
          <table:table-cell table:formula="of:=([.G226]*[.F226]) / (1.225*(([.C226]/60)^3)*(([.A226]*0.0254)^5))" office:value-type="float" office:value="0.0227650212647143" calcext:value-type="float">
            <text:p>0.0227650213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630" calcext:value-type="float">
            <text:p>4630</text:p>
          </table:table-cell>
          <table:table-cell office:value-type="float" office:value="3144.9" calcext:value-type="float">
            <text:p>3144.9</text:p>
          </table:table-cell>
          <table:table-cell office:value-type="float" office:value="0.7" calcext:value-type="float">
            <text:p>0.7</text:p>
          </table:table-cell>
          <table:table-cell office:value-type="float" office:value="44.4" calcext:value-type="float">
            <text:p>44.4</text:p>
          </table:table-cell>
          <table:table-cell office:value-type="float" office:value="9.42" calcext:value-type="float">
            <text:p>9.42</text:p>
          </table:table-cell>
          <table:table-cell table:formula="of:=[.D227]/1000*9.81 /(1.225 * (([.C227]/60)^2) * (([.A227]*0.0254)^4))" office:value-type="float" office:value="0.0635075602334044" calcext:value-type="float">
            <text:p>0.0635075602</text:p>
          </table:table-cell>
          <table:table-cell table:formula="of:=([.G227]*[.F227]) / (1.225*(([.C227]/60)^3)*(([.A227]*0.0254)^5))" office:value-type="float" office:value="0.0219629160163505" calcext:value-type="float">
            <text:p>0.021962916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800" calcext:value-type="float">
            <text:p>4800</text:p>
          </table:table-cell>
          <table:table-cell office:value-type="float" office:value="3391.8" calcext:value-type="float">
            <text:p>3391.8</text:p>
          </table:table-cell>
          <table:table-cell office:value-type="float" office:value="0.75" calcext:value-type="float">
            <text:p>0.75</text:p>
          </table:table-cell>
          <table:table-cell office:value-type="float" office:value="44.4" calcext:value-type="float">
            <text:p>44.4</text:p>
          </table:table-cell>
          <table:table-cell office:value-type="float" office:value="10.53" calcext:value-type="float">
            <text:p>10.53</text:p>
          </table:table-cell>
          <table:table-cell table:formula="of:=[.D228]/1000*9.81 /(1.225 * (([.C228]/60)^2) * (([.A228]*0.0254)^4))" office:value-type="float" office:value="0.0637277127350539" calcext:value-type="float">
            <text:p>0.0637277127</text:p>
          </table:table-cell>
          <table:table-cell table:formula="of:=([.G228]*[.F228]) / (1.225*(([.C228]/60)^3)*(([.A228]*0.0254)^5))" office:value-type="float" office:value="0.0220336643949518" calcext:value-type="float">
            <text:p>0.0220336644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860" calcext:value-type="float">
            <text:p>4860</text:p>
          </table:table-cell>
          <table:table-cell office:value-type="float" office:value="3464.3" calcext:value-type="float">
            <text:p>3464.3</text:p>
          </table:table-cell>
          <table:table-cell office:value-type="float" office:value="0.76" calcext:value-type="float">
            <text:p>0.76</text:p>
          </table:table-cell>
          <table:table-cell office:value-type="float" office:value="44.4" calcext:value-type="float">
            <text:p>44.4</text:p>
          </table:table-cell>
          <table:table-cell office:value-type="float" office:value="10.91" calcext:value-type="float">
            <text:p>10.91</text:p>
          </table:table-cell>
          <table:table-cell table:formula="of:=[.D229]/1000*9.81 /(1.225 * (([.C229]/60)^2) * (([.A229]*0.0254)^4))" office:value-type="float" office:value="0.0634926605204567" calcext:value-type="float">
            <text:p>0.0634926605</text:p>
          </table:table-cell>
          <table:table-cell table:formula="of:=([.G229]*[.F229]) / (1.225*(([.C229]/60)^3)*(([.A229]*0.0254)^5))" office:value-type="float" office:value="0.0219936856723739" calcext:value-type="float">
            <text:p>0.0219936857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57" calcext:value-type="float">
            <text:p>2457</text:p>
          </table:table-cell>
          <table:table-cell office:value-type="float" office:value="998" calcext:value-type="float">
            <text:p>998</text:p>
          </table:table-cell>
          <table:table-cell office:value-type="float" office:value="0.24" calcext:value-type="float">
            <text:p>0.24</text:p>
          </table:table-cell>
          <table:table-cell office:value-type="float" office:value="44.4" calcext:value-type="float">
            <text:p>44.4</text:p>
          </table:table-cell>
          <table:table-cell office:value-type="float" office:value="1.87" calcext:value-type="float">
            <text:p>1.87</text:p>
          </table:table-cell>
          <table:table-cell table:formula="of:=[.D231]/1000*9.81 /(1.225 * (([.C231]/60)^2) * (([.A231]*0.0254)^4))" office:value-type="float" office:value="0.058876719286624" calcext:value-type="float">
            <text:p>0.0588767193</text:p>
          </table:table-cell>
          <table:table-cell table:formula="of:=([.G231]*[.F231]) / (1.225*(([.C231]/60)^3)*(([.A231]*0.0254)^5))" office:value-type="float" office:value="0.0228592360817954" calcext:value-type="float">
            <text:p>0.0228592361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621" calcext:value-type="float">
            <text:p>2621</text:p>
          </table:table-cell>
          <table:table-cell office:value-type="float" office:value="1135.7" calcext:value-type="float">
            <text:p>1135.7</text:p>
          </table:table-cell>
          <table:table-cell office:value-type="float" office:value="0.28" calcext:value-type="float">
            <text:p>0.28</text:p>
          </table:table-cell>
          <table:table-cell office:value-type="float" office:value="44.4" calcext:value-type="float">
            <text:p>44.4</text:p>
          </table:table-cell>
          <table:table-cell office:value-type="float" office:value="2.23" calcext:value-type="float">
            <text:p>2.23</text:p>
          </table:table-cell>
          <table:table-cell table:formula="of:=[.D232]/1000*9.81 /(1.225 * (([.C232]/60)^2) * (([.A232]*0.0254)^4))" office:value-type="float" office:value="0.0588779876214936" calcext:value-type="float">
            <text:p>0.0588779876</text:p>
          </table:table-cell>
          <table:table-cell table:formula="of:=([.G232]*[.F232]) / (1.225*(([.C232]/60)^3)*(([.A232]*0.0254)^5))" office:value-type="float" office:value="0.0224563607294179" calcext:value-type="float">
            <text:p>0.0224563607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808" calcext:value-type="float">
            <text:p>2808</text:p>
          </table:table-cell>
          <table:table-cell office:value-type="float" office:value="1310.2" calcext:value-type="float">
            <text:p>1310.2</text:p>
          </table:table-cell>
          <table:table-cell office:value-type="float" office:value="0.31" calcext:value-type="float">
            <text:p>0.31</text:p>
          </table:table-cell>
          <table:table-cell office:value-type="float" office:value="44.4" calcext:value-type="float">
            <text:p>44.4</text:p>
          </table:table-cell>
          <table:table-cell office:value-type="float" office:value="2.7" calcext:value-type="float">
            <text:p>2.7</text:p>
          </table:table-cell>
          <table:table-cell table:formula="of:=[.D233]/1000*9.81 /(1.225 * (([.C233]/60)^2) * (([.A233]*0.0254)^4))" office:value-type="float" office:value="0.0591788828102675" calcext:value-type="float">
            <text:p>0.0591788828</text:p>
          </table:table-cell>
          <table:table-cell table:formula="of:=([.G233]*[.F233]) / (1.225*(([.C233]/60)^3)*(([.A233]*0.0254)^5))" office:value-type="float" office:value="0.0221109819261267" calcext:value-type="float">
            <text:p>0.0221109819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028" calcext:value-type="float">
            <text:p>3028</text:p>
          </table:table-cell>
          <table:table-cell office:value-type="float" office:value="1538.8" calcext:value-type="float">
            <text:p>1538.8</text:p>
          </table:table-cell>
          <table:table-cell office:value-type="float" office:value="0.38" calcext:value-type="float">
            <text:p>0.38</text:p>
          </table:table-cell>
          <table:table-cell office:value-type="float" office:value="44.4" calcext:value-type="float">
            <text:p>44.4</text:p>
          </table:table-cell>
          <table:table-cell office:value-type="float" office:value="3.3" calcext:value-type="float">
            <text:p>3.3</text:p>
          </table:table-cell>
          <table:table-cell table:formula="of:=[.D234]/1000*9.81 /(1.225 * (([.C234]/60)^2) * (([.A234]*0.0254)^4))" office:value-type="float" office:value="0.0597714525415536" calcext:value-type="float">
            <text:p>0.0597714525</text:p>
          </table:table-cell>
          <table:table-cell table:formula="of:=([.G234]*[.F234]) / (1.225*(([.C234]/60)^3)*(([.A234]*0.0254)^5))" office:value-type="float" office:value="0.0215517183687838" calcext:value-type="float">
            <text:p>0.021551718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212" calcext:value-type="float">
            <text:p>3212</text:p>
          </table:table-cell>
          <table:table-cell office:value-type="float" office:value="1736.7" calcext:value-type="float">
            <text:p>1736.7</text:p>
          </table:table-cell>
          <table:table-cell office:value-type="float" office:value="0.42" calcext:value-type="float">
            <text:p>0.42</text:p>
          </table:table-cell>
          <table:table-cell office:value-type="float" office:value="44.4" calcext:value-type="float">
            <text:p>44.4</text:p>
          </table:table-cell>
          <table:table-cell office:value-type="float" office:value="3.9" calcext:value-type="float">
            <text:p>3.9</text:p>
          </table:table-cell>
          <table:table-cell table:formula="of:=[.D235]/1000*9.81 /(1.225 * (([.C235]/60)^2) * (([.A235]*0.0254)^4))" office:value-type="float" office:value="0.0599510929648825" calcext:value-type="float">
            <text:p>0.059951093</text:p>
          </table:table-cell>
          <table:table-cell table:formula="of:=([.G235]*[.F235]) / (1.225*(([.C235]/60)^3)*(([.A235]*0.0254)^5))" office:value-type="float" office:value="0.0213389759035282" calcext:value-type="float">
            <text:p>0.0213389759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429" calcext:value-type="float">
            <text:p>3429</text:p>
          </table:table-cell>
          <table:table-cell office:value-type="float" office:value="1963.3" calcext:value-type="float">
            <text:p>1963.3</text:p>
          </table:table-cell>
          <table:table-cell office:value-type="float" office:value="0.46" calcext:value-type="float">
            <text:p>0.46</text:p>
          </table:table-cell>
          <table:table-cell office:value-type="float" office:value="44.4" calcext:value-type="float">
            <text:p>44.4</text:p>
          </table:table-cell>
          <table:table-cell office:value-type="float" office:value="4.6" calcext:value-type="float">
            <text:p>4.6</text:p>
          </table:table-cell>
          <table:table-cell table:formula="of:=[.D236]/1000*9.81 /(1.225 * (([.C236]/60)^2) * (([.A236]*0.0254)^4))" office:value-type="float" office:value="0.0594668686433272" calcext:value-type="float">
            <text:p>0.0594668686</text:p>
          </table:table-cell>
          <table:table-cell table:formula="of:=([.G236]*[.F236]) / (1.225*(([.C236]/60)^3)*(([.A236]*0.0254)^5))" office:value-type="float" office:value="0.0206866874157183" calcext:value-type="float">
            <text:p>0.020686687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15" calcext:value-type="float">
            <text:p>3615</text:p>
          </table:table-cell>
          <table:table-cell office:value-type="float" office:value="2198" calcext:value-type="float">
            <text:p>2198</text:p>
          </table:table-cell>
          <table:table-cell office:value-type="float" office:value="0.55" calcext:value-type="float">
            <text:p>0.55</text:p>
          </table:table-cell>
          <table:table-cell office:value-type="float" office:value="44.4" calcext:value-type="float">
            <text:p>44.4</text:p>
          </table:table-cell>
          <table:table-cell office:value-type="float" office:value="5.4" calcext:value-type="float">
            <text:p>5.4</text:p>
          </table:table-cell>
          <table:table-cell table:formula="of:=[.D237]/1000*9.81 /(1.225 * (([.C237]/60)^2) * (([.A237]*0.0254)^4))" office:value-type="float" office:value="0.0599010532679847" calcext:value-type="float">
            <text:p>0.0599010533</text:p>
          </table:table-cell>
          <table:table-cell table:formula="of:=([.G237]*[.F237]) / (1.225*(([.C237]/60)^3)*(([.A237]*0.0254)^5))" office:value-type="float" office:value="0.0207254720386246" calcext:value-type="float">
            <text:p>0.02072547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806" calcext:value-type="float">
            <text:p>3806</text:p>
          </table:table-cell>
          <table:table-cell office:value-type="float" office:value="2442.9" calcext:value-type="float">
            <text:p>2442.9</text:p>
          </table:table-cell>
          <table:table-cell office:value-type="float" office:value="0.59" calcext:value-type="float">
            <text:p>0.59</text:p>
          </table:table-cell>
          <table:table-cell office:value-type="float" office:value="44.4" calcext:value-type="float">
            <text:p>44.4</text:p>
          </table:table-cell>
          <table:table-cell office:value-type="float" office:value="6.2" calcext:value-type="float">
            <text:p>6.2</text:p>
          </table:table-cell>
          <table:table-cell table:formula="of:=[.D238]/1000*9.81 /(1.225 * (([.C238]/60)^2) * (([.A238]*0.0254)^4))" office:value-type="float" office:value="0.0600608529682968" calcext:value-type="float">
            <text:p>0.060060853</text:p>
          </table:table-cell>
          <table:table-cell table:formula="of:=([.G238]*[.F238]) / (1.225*(([.C238]/60)^3)*(([.A238]*0.0254)^5))" office:value-type="float" office:value="0.0203901731354353" calcext:value-type="float">
            <text:p>0.0203901731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049" calcext:value-type="float">
            <text:p>4049</text:p>
          </table:table-cell>
          <table:table-cell office:value-type="float" office:value="2779.6" calcext:value-type="float">
            <text:p>2779.6</text:p>
          </table:table-cell>
          <table:table-cell office:value-type="float" office:value="0.65" calcext:value-type="float">
            <text:p>0.65</text:p>
          </table:table-cell>
          <table:table-cell office:value-type="float" office:value="44.4" calcext:value-type="float">
            <text:p>44.4</text:p>
          </table:table-cell>
          <table:table-cell office:value-type="float" office:value="7.5" calcext:value-type="float">
            <text:p>7.5</text:p>
          </table:table-cell>
          <table:table-cell table:formula="of:=[.D239]/1000*9.81 /(1.225 * (([.C239]/60)^2) * (([.A239]*0.0254)^4))" office:value-type="float" office:value="0.0603823656175321" calcext:value-type="float">
            <text:p>0.0603823656</text:p>
          </table:table-cell>
          <table:table-cell table:formula="of:=([.G239]*[.F239]) / (1.225*(([.C239]/60)^3)*(([.A239]*0.0254)^5))" office:value-type="float" office:value="0.0204858273793914" calcext:value-type="float">
            <text:p>0.020485827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214" calcext:value-type="float">
            <text:p>4214</text:p>
          </table:table-cell>
          <table:table-cell office:value-type="float" office:value="3016.3" calcext:value-type="float">
            <text:p>3016.3</text:p>
          </table:table-cell>
          <table:table-cell office:value-type="float" office:value="0.7" calcext:value-type="float">
            <text:p>0.7</text:p>
          </table:table-cell>
          <table:table-cell office:value-type="float" office:value="44.4" calcext:value-type="float">
            <text:p>44.4</text:p>
          </table:table-cell>
          <table:table-cell office:value-type="float" office:value="8.3" calcext:value-type="float">
            <text:p>8.3</text:p>
          </table:table-cell>
          <table:table-cell table:formula="of:=[.D240]/1000*9.81 /(1.225 * (([.C240]/60)^2) * (([.A240]*0.0254)^4))" office:value-type="float" office:value="0.0604935185510679" calcext:value-type="float">
            <text:p>0.0604935186</text:p>
          </table:table-cell>
          <table:table-cell table:formula="of:=([.G240]*[.F240]) / (1.225*(([.C240]/60)^3)*(([.A240]*0.0254)^5))" office:value-type="float" office:value="0.0201108336810832" calcext:value-type="float">
            <text:p>0.0201108337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432" calcext:value-type="float">
            <text:p>4432</text:p>
          </table:table-cell>
          <table:table-cell office:value-type="float" office:value="3291.8" calcext:value-type="float">
            <text:p>3291.8</text:p>
          </table:table-cell>
          <table:table-cell office:value-type="float" office:value="0.78" calcext:value-type="float">
            <text:p>0.78</text:p>
          </table:table-cell>
          <table:table-cell office:value-type="float" office:value="44.4" calcext:value-type="float">
            <text:p>44.4</text:p>
          </table:table-cell>
          <table:table-cell office:value-type="float" office:value="9.5" calcext:value-type="float">
            <text:p>9.5</text:p>
          </table:table-cell>
          <table:table-cell table:formula="of:=[.D241]/1000*9.81 /(1.225 * (([.C241]/60)^2) * (([.A241]*0.0254)^4))" office:value-type="float" office:value="0.0596839161404118" calcext:value-type="float">
            <text:p>0.0596839161</text:p>
          </table:table-cell>
          <table:table-cell table:formula="of:=([.G241]*[.F241]) / (1.225*(([.C241]/60)^3)*(([.A241]*0.0254)^5))" office:value-type="float" office:value="0.0197860875272279" calcext:value-type="float">
            <text:p>0.0197860875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600" calcext:value-type="float">
            <text:p>4600</text:p>
          </table:table-cell>
          <table:table-cell office:value-type="float" office:value="3655.1" calcext:value-type="float">
            <text:p>3655.1</text:p>
          </table:table-cell>
          <table:table-cell office:value-type="float" office:value="0.85" calcext:value-type="float">
            <text:p>0.85</text:p>
          </table:table-cell>
          <table:table-cell office:value-type="float" office:value="44.4" calcext:value-type="float">
            <text:p>44.4</text:p>
          </table:table-cell>
          <table:table-cell office:value-type="float" office:value="11" calcext:value-type="float">
            <text:p>11</text:p>
          </table:table-cell>
          <table:table-cell table:formula="of:=[.D242]/1000*9.81 /(1.225 * (([.C242]/60)^2) * (([.A242]*0.0254)^4))" office:value-type="float" office:value="0.0615186751441933" calcext:value-type="float">
            <text:p>0.0615186751</text:p>
          </table:table-cell>
          <table:table-cell table:formula="of:=([.G242]*[.F242]) / (1.225*(([.C242]/60)^3)*(([.A242]*0.0254)^5))" office:value-type="float" office:value="0.0204906042667356" calcext:value-type="float">
            <text:p>0.0204906043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800" calcext:value-type="float">
            <text:p>4800</text:p>
          </table:table-cell>
          <table:table-cell office:value-type="float" office:value="4018.4" calcext:value-type="float">
            <text:p>4018.4</text:p>
          </table:table-cell>
          <table:table-cell office:value-type="float" office:value="0.94" calcext:value-type="float">
            <text:p>0.94</text:p>
          </table:table-cell>
          <table:table-cell office:value-type="float" office:value="44.4" calcext:value-type="float">
            <text:p>44.4</text:p>
          </table:table-cell>
          <table:table-cell office:value-type="float" office:value="12.6" calcext:value-type="float">
            <text:p>12.6</text:p>
          </table:table-cell>
          <table:table-cell table:formula="of:=[.D243]/1000*9.81 /(1.225 * (([.C243]/60)^2) * (([.A243]*0.0254)^4))" office:value-type="float" office:value="0.0621146531470756" calcext:value-type="float">
            <text:p>0.0621146531</text:p>
          </table:table-cell>
          <table:table-cell table:formula="of:=([.G243]*[.F243]) / (1.225*(([.C243]/60)^3)*(([.A243]*0.0254)^5))" office:value-type="float" office:value="0.0206577210557956" calcext:value-type="float">
            <text:p>0.0206577211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4331.6" calcext:value-type="float">
            <text:p>4331.6</text:p>
          </table:table-cell>
          <table:table-cell office:value-type="float" office:value="1.01" calcext:value-type="float">
            <text:p>1.01</text:p>
          </table:table-cell>
          <table:table-cell office:value-type="float" office:value="44.4" calcext:value-type="float">
            <text:p>44.4</text:p>
          </table:table-cell>
          <table:table-cell office:value-type="float" office:value="14.1" calcext:value-type="float">
            <text:p>14.1</text:p>
          </table:table-cell>
          <table:table-cell table:formula="of:=[.D244]/1000*9.81 /(1.225 * (([.C244]/60)^2) * (([.A244]*0.0254)^4))" office:value-type="float" office:value="0.0617066131735611" calcext:value-type="float">
            <text:p>0.0617066132</text:p>
          </table:table-cell>
          <table:table-cell table:formula="of:=([.G244]*[.F244]) / (1.225*(([.C244]/60)^3)*(([.A244]*0.0254)^5))" office:value-type="float" office:value="0.020452418721737" calcext:value-type="float">
            <text:p>0.0204524187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200" calcext:value-type="float">
            <text:p>5200</text:p>
          </table:table-cell>
          <table:table-cell office:value-type="float" office:value="4677.6" calcext:value-type="float">
            <text:p>4677.6</text:p>
          </table:table-cell>
          <table:table-cell office:value-type="float" office:value="1.09" calcext:value-type="float">
            <text:p>1.09</text:p>
          </table:table-cell>
          <table:table-cell office:value-type="float" office:value="44.4" calcext:value-type="float">
            <text:p>44.4</text:p>
          </table:table-cell>
          <table:table-cell office:value-type="float" office:value="15.9" calcext:value-type="float">
            <text:p>15.9</text:p>
          </table:table-cell>
          <table:table-cell table:formula="of:=[.D245]/1000*9.81 /(1.225 * (([.C245]/60)^2) * (([.A245]*0.0254)^4))" office:value-type="float" office:value="0.0616083769464451" calcext:value-type="float">
            <text:p>0.0616083769</text:p>
          </table:table-cell>
          <table:table-cell table:formula="of:=([.G245]*[.F245]) / (1.225*(([.C245]/60)^3)*(([.A245]*0.0254)^5))" office:value-type="float" office:value="0.0205032482083141" calcext:value-type="float">
            <text:p>0.020503248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400" calcext:value-type="float">
            <text:p>5400</text:p>
          </table:table-cell>
          <table:table-cell office:value-type="float" office:value="5043.9" calcext:value-type="float">
            <text:p>5043.9</text:p>
          </table:table-cell>
          <table:table-cell office:value-type="float" office:value="1.2" calcext:value-type="float">
            <text:p>1.2</text:p>
          </table:table-cell>
          <table:table-cell office:value-type="float" office:value="44.4" calcext:value-type="float">
            <text:p>44.4</text:p>
          </table:table-cell>
          <table:table-cell office:value-type="float" office:value="17.8" calcext:value-type="float">
            <text:p>17.8</text:p>
          </table:table-cell>
          <table:table-cell table:formula="of:=[.D246]/1000*9.81 /(1.225 * (([.C246]/60)^2) * (([.A246]*0.0254)^4))" office:value-type="float" office:value="0.0616030652103602" calcext:value-type="float">
            <text:p>0.0616030652</text:p>
          </table:table-cell>
          <table:table-cell table:formula="of:=([.G246]*[.F246]) / (1.225*(([.C246]/60)^3)*(([.A246]*0.0254)^5))" office:value-type="float" office:value="0.0204962447595204" calcext:value-type="float">
            <text:p>0.0204962448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5276.5" calcext:value-type="float">
            <text:p>5276.5</text:p>
          </table:table-cell>
          <table:table-cell office:value-type="float" office:value="1.26" calcext:value-type="float">
            <text:p>1.26</text:p>
          </table:table-cell>
          <table:table-cell office:value-type="float" office:value="44.4" calcext:value-type="float">
            <text:p>44.4</text:p>
          </table:table-cell>
          <table:table-cell office:value-type="float" office:value="18.9" calcext:value-type="float">
            <text:p>18.9</text:p>
          </table:table-cell>
          <table:table-cell table:formula="of:=[.D247]/1000*9.81 /(1.225 * (([.C247]/60)^2) * (([.A247]*0.0254)^4))" office:value-type="float" office:value="0.0621217866187088" calcext:value-type="float">
            <text:p>0.0621217866</text:p>
          </table:table-cell>
          <table:table-cell table:formula="of:=([.G247]*[.F247]) / (1.225*(([.C247]/60)^3)*(([.A247]*0.0254)^5))" office:value-type="float" office:value="0.0205972533764316" calcext:value-type="float">
            <text:p>0.020597253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600" calcext:value-type="float">
            <text:p>5600</text:p>
          </table:table-cell>
          <table:table-cell office:value-type="float" office:value="5524.5" calcext:value-type="float">
            <text:p>5524.5</text:p>
          </table:table-cell>
          <table:table-cell office:value-type="float" office:value="1.3" calcext:value-type="float">
            <text:p>1.3</text:p>
          </table:table-cell>
          <table:table-cell office:value-type="float" office:value="44.4" calcext:value-type="float">
            <text:p>44.4</text:p>
          </table:table-cell>
          <table:table-cell office:value-type="float" office:value="20.3" calcext:value-type="float">
            <text:p>20.3</text:p>
          </table:table-cell>
          <table:table-cell table:formula="of:=[.D248]/1000*9.81 /(1.225 * (([.C248]/60)^2) * (([.A248]*0.0254)^4))" office:value-type="float" office:value="0.0627393908794885" calcext:value-type="float">
            <text:p>0.0627393909</text:p>
          </table:table-cell>
          <table:table-cell table:formula="of:=([.G248]*[.F248]) / (1.225*(([.C248]/60)^3)*(([.A248]*0.0254)^5))" office:value-type="float" office:value="0.0209588540157926" calcext:value-type="float">
            <text:p>0.02095885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float" office:value="5729.6" calcext:value-type="float">
            <text:p>5729.6</text:p>
          </table:table-cell>
          <table:table-cell office:value-type="float" office:value="1.33" calcext:value-type="float">
            <text:p>1.33</text:p>
          </table:table-cell>
          <table:table-cell office:value-type="float" office:value="44.4" calcext:value-type="float">
            <text:p>44.4</text:p>
          </table:table-cell>
          <table:table-cell office:value-type="float" office:value="21.4" calcext:value-type="float">
            <text:p>21.4</text:p>
          </table:table-cell>
          <table:table-cell table:formula="of:=[.D249]/1000*9.81 /(1.225 * (([.C249]/60)^2) * (([.A249]*0.0254)^4))" office:value-type="float" office:value="0.0628055417847293" calcext:value-type="float">
            <text:p>0.0628055418</text:p>
          </table:table-cell>
          <table:table-cell table:formula="of:=([.G249]*[.F249]) / (1.225*(([.C249]/60)^3)*(([.A249]*0.0254)^5))" office:value-type="float" office:value="0.0209519660706837" calcext:value-type="float">
            <text:p>0.020951966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office:value-type="float" office:value="1160.2" calcext:value-type="float">
            <text:p>1160.2</text:p>
          </table:table-cell>
          <table:table-cell office:value-type="float" office:value="0.35" calcext:value-type="float">
            <text:p>0.35</text:p>
          </table:table-cell>
          <table:table-cell office:value-type="float" office:value="50" calcext:value-type="float">
            <text:p>50</text:p>
          </table:table-cell>
          <table:table-cell office:value-type="float" office:value="2.97" calcext:value-type="float">
            <text:p>2.97</text:p>
          </table:table-cell>
          <table:table-cell table:formula="of:=[.D251]/1000*9.81 /(1.225 * (([.C251]/60)^2) * (([.A251]*0.0254)^4))" office:value-type="float" office:value="0.102375576801881" calcext:value-type="float">
            <text:p>0.1023755768</text:p>
          </table:table-cell>
          <table:table-cell table:formula="of:=([.G251]*[.F251]) / (1.225*(([.C251]/60)^3)*(([.A251]*0.0254)^5))" office:value-type="float" office:value="0.0747892622314942" calcext:value-type="float">
            <text:p>0.074789262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233" calcext:value-type="float">
            <text:p>2233</text:p>
          </table:table-cell>
          <table:table-cell office:value-type="float" office:value="1466.3" calcext:value-type="float">
            <text:p>1466.3</text:p>
          </table:table-cell>
          <table:table-cell office:value-type="float" office:value="0.44" calcext:value-type="float">
            <text:p>0.44</text:p>
          </table:table-cell>
          <table:table-cell office:value-type="float" office:value="50" calcext:value-type="float">
            <text:p>50</text:p>
          </table:table-cell>
          <table:table-cell office:value-type="float" office:value="3.93" calcext:value-type="float">
            <text:p>3.93</text:p>
          </table:table-cell>
          <table:table-cell table:formula="of:=[.D252]/1000*9.81 /(1.225 * (([.C252]/60)^2) * (([.A252]*0.0254)^4))" office:value-type="float" office:value="0.104729435452293" calcext:value-type="float">
            <text:p>0.1047294355</text:p>
          </table:table-cell>
          <table:table-cell table:formula="of:=([.G252]*[.F252]) / (1.225*(([.C252]/60)^3)*(([.A252]*0.0254)^5))" office:value-type="float" office:value="0.0720690821709974" calcext:value-type="float">
            <text:p>0.072069082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458" calcext:value-type="float">
            <text:p>2458</text:p>
          </table:table-cell>
          <table:table-cell office:value-type="float" office:value="1734.7" calcext:value-type="float">
            <text:p>1734.7</text:p>
          </table:table-cell>
          <table:table-cell office:value-type="float" office:value="0.55" calcext:value-type="float">
            <text:p>0.55</text:p>
          </table:table-cell>
          <table:table-cell office:value-type="float" office:value="50" calcext:value-type="float">
            <text:p>50</text:p>
          </table:table-cell>
          <table:table-cell office:value-type="float" office:value="4.86" calcext:value-type="float">
            <text:p>4.86</text:p>
          </table:table-cell>
          <table:table-cell table:formula="of:=[.D253]/1000*9.81 /(1.225 * (([.C253]/60)^2) * (([.A253]*0.0254)^4))" office:value-type="float" office:value="0.102254868704073" calcext:value-type="float">
            <text:p>0.1022548687</text:p>
          </table:table-cell>
          <table:table-cell table:formula="of:=([.G253]*[.F253]) / (1.225*(([.C253]/60)^3)*(([.A253]*0.0254)^5))" office:value-type="float" office:value="0.0668210419896398" calcext:value-type="float">
            <text:p>0.06682104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552" calcext:value-type="float">
            <text:p>2552</text:p>
          </table:table-cell>
          <table:table-cell office:value-type="float" office:value="1922.4" calcext:value-type="float">
            <text:p>1922.4</text:p>
          </table:table-cell>
          <table:table-cell office:value-type="float" office:value="0.58" calcext:value-type="float">
            <text:p>0.58</text:p>
          </table:table-cell>
          <table:table-cell office:value-type="float" office:value="50" calcext:value-type="float">
            <text:p>50</text:p>
          </table:table-cell>
          <table:table-cell office:value-type="float" office:value="5.33" calcext:value-type="float">
            <text:p>5.33</text:p>
          </table:table-cell>
          <table:table-cell table:formula="of:=[.D254]/1000*9.81 /(1.225 * (([.C254]/60)^2) * (([.A254]*0.0254)^4))" office:value-type="float" office:value="0.105124947454487" calcext:value-type="float">
            <text:p>0.1051249475</text:p>
          </table:table-cell>
          <table:table-cell table:formula="of:=([.G254]*[.F254]) / (1.225*(([.C254]/60)^3)*(([.A254]*0.0254)^5))" office:value-type="float" office:value="0.0654798700571504" calcext:value-type="float">
            <text:p>0.0654798701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641" calcext:value-type="float">
            <text:p>2641</text:p>
          </table:table-cell>
          <table:table-cell office:value-type="float" office:value="2046.9" calcext:value-type="float">
            <text:p>2046.9</text:p>
          </table:table-cell>
          <table:table-cell office:value-type="float" office:value="0.66" calcext:value-type="float">
            <text:p>0.66</text:p>
          </table:table-cell>
          <table:table-cell office:value-type="float" office:value="50" calcext:value-type="float">
            <text:p>50</text:p>
          </table:table-cell>
          <table:table-cell office:value-type="float" office:value="5.79" calcext:value-type="float">
            <text:p>5.79</text:p>
          </table:table-cell>
          <table:table-cell table:formula="of:=[.D255]/1000*9.81 /(1.225 * (([.C255]/60)^2) * (([.A255]*0.0254)^4))" office:value-type="float" office:value="0.104516100452919" calcext:value-type="float">
            <text:p>0.1045161005</text:p>
          </table:table-cell>
          <table:table-cell table:formula="of:=([.G255]*[.F255]) / (1.225*(([.C255]/60)^3)*(([.A255]*0.0254)^5))" office:value-type="float" office:value="0.0641794469160101" calcext:value-type="float">
            <text:p>0.0641794469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739" calcext:value-type="float">
            <text:p>2739</text:p>
          </table:table-cell>
          <table:table-cell office:value-type="float" office:value="2179.6" calcext:value-type="float">
            <text:p>2179.6</text:p>
          </table:table-cell>
          <table:table-cell office:value-type="float" office:value="0.68" calcext:value-type="float">
            <text:p>0.68</text:p>
          </table:table-cell>
          <table:table-cell office:value-type="float" office:value="50" calcext:value-type="float">
            <text:p>50</text:p>
          </table:table-cell>
          <table:table-cell office:value-type="float" office:value="6.28" calcext:value-type="float">
            <text:p>6.28</text:p>
          </table:table-cell>
          <table:table-cell table:formula="of:=[.D256]/1000*9.81 /(1.225 * (([.C256]/60)^2) * (([.A256]*0.0254)^4))" office:value-type="float" office:value="0.103470395414217" calcext:value-type="float">
            <text:p>0.1034703954</text:p>
          </table:table-cell>
          <table:table-cell table:formula="of:=([.G256]*[.F256]) / (1.225*(([.C256]/60)^3)*(([.A256]*0.0254)^5))" office:value-type="float" office:value="0.0624030988962955" calcext:value-type="float">
            <text:p>0.0624030989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808" calcext:value-type="float">
            <text:p>2808</text:p>
          </table:table-cell>
          <table:table-cell office:value-type="float" office:value="2343.9" calcext:value-type="float">
            <text:p>2343.9</text:p>
          </table:table-cell>
          <table:table-cell office:value-type="float" office:value="0.72" calcext:value-type="float">
            <text:p>0.72</text:p>
          </table:table-cell>
          <table:table-cell office:value-type="float" office:value="50" calcext:value-type="float">
            <text:p>50</text:p>
          </table:table-cell>
          <table:table-cell office:value-type="float" office:value="6.71" calcext:value-type="float">
            <text:p>6.71</text:p>
          </table:table-cell>
          <table:table-cell table:formula="of:=[.D257]/1000*9.81 /(1.225 * (([.C257]/60)^2) * (([.A257]*0.0254)^4))" office:value-type="float" office:value="0.105868862325588" calcext:value-type="float">
            <text:p>0.1058688623</text:p>
          </table:table-cell>
          <table:table-cell table:formula="of:=([.G257]*[.F257]) / (1.225*(([.C257]/60)^3)*(([.A257]*0.0254)^5))" office:value-type="float" office:value="0.0618805008025984" calcext:value-type="float">
            <text:p>0.0618805008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966" calcext:value-type="float">
            <text:p>2966</text:p>
          </table:table-cell>
          <table:table-cell office:value-type="float" office:value="2551" calcext:value-type="float">
            <text:p>2551</text:p>
          </table:table-cell>
          <table:table-cell office:value-type="float" office:value="0.79" calcext:value-type="float">
            <text:p>0.79</text:p>
          </table:table-cell>
          <table:table-cell office:value-type="float" office:value="50" calcext:value-type="float">
            <text:p>50</text:p>
          </table:table-cell>
          <table:table-cell office:value-type="float" office:value="7.62" calcext:value-type="float">
            <text:p>7.62</text:p>
          </table:table-cell>
          <table:table-cell table:formula="of:=[.D258]/1000*9.81 /(1.225 * (([.C258]/60)^2) * (([.A258]*0.0254)^4))" office:value-type="float" office:value="0.103274128613108" calcext:value-type="float">
            <text:p>0.1032741286</text:p>
          </table:table-cell>
          <table:table-cell table:formula="of:=([.G258]*[.F258]) / (1.225*(([.C258]/60)^3)*(([.A258]*0.0254)^5))" office:value-type="float" office:value="0.0596299082724889" calcext:value-type="float">
            <text:p>0.0596299083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240" calcext:value-type="float">
            <text:p>3240</text:p>
          </table:table-cell>
          <table:table-cell office:value-type="float" office:value="3142.9" calcext:value-type="float">
            <text:p>3142.9</text:p>
          </table:table-cell>
          <table:table-cell office:value-type="float" office:value="0.99" calcext:value-type="float">
            <text:p>0.99</text:p>
          </table:table-cell>
          <table:table-cell office:value-type="float" office:value="50" calcext:value-type="float">
            <text:p>50</text:p>
          </table:table-cell>
          <table:table-cell office:value-type="float" office:value="10.22" calcext:value-type="float">
            <text:p>10.22</text:p>
          </table:table-cell>
          <table:table-cell table:formula="of:=[.D259]/1000*9.81 /(1.225 * (([.C259]/60)^2) * (([.A259]*0.0254)^4))" office:value-type="float" office:value="0.106626196246754" calcext:value-type="float">
            <text:p>0.1066261962</text:p>
          </table:table-cell>
          <table:table-cell table:formula="of:=([.G259]*[.F259]) / (1.225*(([.C259]/60)^3)*(([.A259]*0.0254)^5))" office:value-type="float" office:value="0.0613533774417847" calcext:value-type="float">
            <text:p>0.061353377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420" calcext:value-type="float">
            <text:p>3420</text:p>
          </table:table-cell>
          <table:table-cell office:value-type="float" office:value="3434.7" calcext:value-type="float">
            <text:p>3434.7</text:p>
          </table:table-cell>
          <table:table-cell office:value-type="float" office:value="1.04" calcext:value-type="float">
            <text:p>1.04</text:p>
          </table:table-cell>
          <table:table-cell office:value-type="float" office:value="50" calcext:value-type="float">
            <text:p>50</text:p>
          </table:table-cell>
          <table:table-cell office:value-type="float" office:value="11.16" calcext:value-type="float">
            <text:p>11.16</text:p>
          </table:table-cell>
          <table:table-cell table:formula="of:=[.D260]/1000*9.81 /(1.225 * (([.C260]/60)^2) * (([.A260]*0.0254)^4))" office:value-type="float" office:value="0.104582729436227" calcext:value-type="float">
            <text:p>0.1045827294</text:p>
          </table:table-cell>
          <table:table-cell table:formula="of:=([.G260]*[.F260]) / (1.225*(([.C260]/60)^3)*(([.A260]*0.0254)^5))" office:value-type="float" office:value="0.0569650504644126" calcext:value-type="float">
            <text:p>0.0569650505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630" calcext:value-type="float">
            <text:p>3630</text:p>
          </table:table-cell>
          <table:table-cell office:value-type="float" office:value="3469.4" calcext:value-type="float">
            <text:p>3469.4</text:p>
          </table:table-cell>
          <table:table-cell office:value-type="float" office:value="1.07" calcext:value-type="float">
            <text:p>1.07</text:p>
          </table:table-cell>
          <table:table-cell office:value-type="float" office:value="50" calcext:value-type="float">
            <text:p>50</text:p>
          </table:table-cell>
          <table:table-cell office:value-type="float" office:value="11.16" calcext:value-type="float">
            <text:p>11.16</text:p>
          </table:table-cell>
          <table:table-cell table:formula="of:=[.D261]/1000*9.81 /(1.225 * (([.C261]/60)^2) * (([.A261]*0.0254)^4))" office:value-type="float" office:value="0.0937701256837338" calcext:value-type="float">
            <text:p>0.0937701257</text:p>
          </table:table-cell>
          <table:table-cell table:formula="of:=([.G261]*[.F261]) / (1.225*(([.C261]/60)^3)*(([.A261]*0.0254)^5))" office:value-type="float" office:value="0.047639470910258" calcext:value-type="float">
            <text:p>0.0476394709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820" calcext:value-type="float">
            <text:p>3820</text:p>
          </table:table-cell>
          <table:table-cell office:value-type="float" office:value="4427.6" calcext:value-type="float">
            <text:p>4427.6</text:p>
          </table:table-cell>
          <table:table-cell office:value-type="float" office:value="1.32" calcext:value-type="float">
            <text:p>1.32</text:p>
          </table:table-cell>
          <table:table-cell office:value-type="float" office:value="50" calcext:value-type="float">
            <text:p>50</text:p>
          </table:table-cell>
          <table:table-cell office:value-type="float" office:value="15.06" calcext:value-type="float">
            <text:p>15.06</text:p>
          </table:table-cell>
          <table:table-cell table:formula="of:=[.D262]/1000*9.81 /(1.225 * (([.C262]/60)^2) * (([.A262]*0.0254)^4))" office:value-type="float" office:value="0.108060015869259" calcext:value-type="float">
            <text:p>0.1080600159</text:p>
          </table:table-cell>
          <table:table-cell table:formula="of:=([.G262]*[.F262]) / (1.225*(([.C262]/60)^3)*(([.A262]*0.0254)^5))" office:value-type="float" office:value="0.0551642214402589" calcext:value-type="float">
            <text:p>0.0551642214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020" calcext:value-type="float">
            <text:p>4020</text:p>
          </table:table-cell>
          <table:table-cell office:value-type="float" office:value="4853.1" calcext:value-type="float">
            <text:p>4853.1</text:p>
          </table:table-cell>
          <table:table-cell office:value-type="float" office:value="1.47" calcext:value-type="float">
            <text:p>1.47</text:p>
          </table:table-cell>
          <table:table-cell office:value-type="float" office:value="50" calcext:value-type="float">
            <text:p>50</text:p>
          </table:table-cell>
          <table:table-cell office:value-type="float" office:value="17.18" calcext:value-type="float">
            <text:p>17.18</text:p>
          </table:table-cell>
          <table:table-cell table:formula="of:=[.D263]/1000*9.81 /(1.225 * (([.C263]/60)^2) * (([.A263]*0.0254)^4))" office:value-type="float" office:value="0.106952393483386" calcext:value-type="float">
            <text:p>0.1069523935</text:p>
          </table:table-cell>
          <table:table-cell table:formula="of:=([.G263]*[.F263]) / (1.225*(([.C263]/60)^3)*(([.A263]*0.0254)^5))" office:value-type="float" office:value="0.0539967486716816" calcext:value-type="float">
            <text:p>0.0539967487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230" calcext:value-type="float">
            <text:p>4230</text:p>
          </table:table-cell>
          <table:table-cell office:value-type="float" office:value="5443.9" calcext:value-type="float">
            <text:p>5443.9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19.65" calcext:value-type="float">
            <text:p>19.65</text:p>
          </table:table-cell>
          <table:table-cell table:formula="of:=[.D264]/1000*9.81 /(1.225 * (([.C264]/60)^2) * (([.A264]*0.0254)^4))" office:value-type="float" office:value="0.108355953525264" calcext:value-type="float">
            <text:p>0.1083559535</text:p>
          </table:table-cell>
          <table:table-cell table:formula="of:=([.G264]*[.F264]) / (1.225*(([.C264]/60)^3)*(([.A264]*0.0254)^5))" office:value-type="float" office:value="0.053010763903225" calcext:value-type="float">
            <text:p>0.0530107639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420" calcext:value-type="float">
            <text:p>4420</text:p>
          </table:table-cell>
          <table:table-cell office:value-type="float" office:value="5936.7" calcext:value-type="float">
            <text:p>5936.7</text:p>
          </table:table-cell>
          <table:table-cell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office:value-type="float" office:value="22.22" calcext:value-type="float">
            <text:p>22.22</text:p>
          </table:table-cell>
          <table:table-cell table:formula="of:=[.D265]/1000*9.81 /(1.225 * (([.C265]/60)^2) * (([.A265]*0.0254)^4))" office:value-type="float" office:value="0.108224088956381" calcext:value-type="float">
            <text:p>0.108224089</text:p>
          </table:table-cell>
          <table:table-cell table:formula="of:=([.G265]*[.F265]) / (1.225*(([.C265]/60)^3)*(([.A265]*0.0254)^5))" office:value-type="float" office:value="0.0525411841593319" calcext:value-type="float">
            <text:p>0.052541184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630" calcext:value-type="float">
            <text:p>4630</text:p>
          </table:table-cell>
          <table:table-cell office:value-type="float" office:value="6483.7" calcext:value-type="float">
            <text:p>6483.7</text:p>
          </table:table-cell>
          <table:table-cell office:value-type="float" office:value="1.99" calcext:value-type="float">
            <text:p>1.99</text:p>
          </table:table-cell>
          <table:table-cell office:value-type="float" office:value="50" calcext:value-type="float">
            <text:p>50</text:p>
          </table:table-cell>
          <table:table-cell office:value-type="float" office:value="25.06" calcext:value-type="float">
            <text:p>25.06</text:p>
          </table:table-cell>
          <table:table-cell table:formula="of:=[.D266]/1000*9.81 /(1.225 * (([.C266]/60)^2) * (([.A266]*0.0254)^4))" office:value-type="float" office:value="0.107717013494376" calcext:value-type="float">
            <text:p>0.1077170135</text:p>
          </table:table-cell>
          <table:table-cell table:formula="of:=([.G266]*[.F266]) / (1.225*(([.C266]/60)^3)*(([.A266]*0.0254)^5))" office:value-type="float" office:value="0.0515538025205668" calcext:value-type="float">
            <text:p>0.0515538025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844" calcext:value-type="float">
            <text:p>4844</text:p>
          </table:table-cell>
          <table:table-cell office:value-type="float" office:value="7125.5" calcext:value-type="float">
            <text:p>7125.5</text:p>
          </table:table-cell>
          <table:table-cell office:value-type="float" office:value="2.15" calcext:value-type="float">
            <text:p>2.15</text:p>
          </table:table-cell>
          <table:table-cell office:value-type="float" office:value="50" calcext:value-type="float">
            <text:p>50</text:p>
          </table:table-cell>
          <table:table-cell office:value-type="float" office:value="28.37" calcext:value-type="float">
            <text:p>28.37</text:p>
          </table:table-cell>
          <table:table-cell table:formula="of:=[.D267]/1000*9.81 /(1.225 * (([.C267]/60)^2) * (([.A267]*0.0254)^4))" office:value-type="float" office:value="0.108150977607948" calcext:value-type="float">
            <text:p>0.1081509776</text:p>
          </table:table-cell>
          <table:table-cell table:formula="of:=([.G267]*[.F267]) / (1.225*(([.C267]/60)^3)*(([.A267]*0.0254)^5))" office:value-type="float" office:value="0.0509647082482496" calcext:value-type="float">
            <text:p>0.050964708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055" calcext:value-type="float">
            <text:p>5055</text:p>
          </table:table-cell>
          <table:table-cell office:value-type="float" office:value="7833.7" calcext:value-type="float">
            <text:p>7833.7</text:p>
          </table:table-cell>
          <table:table-cell office:value-type="float" office:value="2.37" calcext:value-type="float">
            <text:p>2.37</text:p>
          </table:table-cell>
          <table:table-cell office:value-type="float" office:value="50" calcext:value-type="float">
            <text:p>50</text:p>
          </table:table-cell>
          <table:table-cell office:value-type="float" office:value="32.42" calcext:value-type="float">
            <text:p>32.42</text:p>
          </table:table-cell>
          <table:table-cell table:formula="of:=[.D268]/1000*9.81 /(1.225 * (([.C268]/60)^2) * (([.A268]*0.0254)^4))" office:value-type="float" office:value="0.109181231838839" calcext:value-type="float">
            <text:p>0.1091812318</text:p>
          </table:table-cell>
          <table:table-cell table:formula="of:=([.G268]*[.F268]) / (1.225*(([.C268]/60)^3)*(([.A268]*0.0254)^5))" office:value-type="float" office:value="0.0512474358819313" calcext:value-type="float">
            <text:p>0.0512474359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272" calcext:value-type="float">
            <text:p>5272</text:p>
          </table:table-cell>
          <table:table-cell office:value-type="float" office:value="8513.3" calcext:value-type="float">
            <text:p>8513.3</text:p>
          </table:table-cell>
          <table:table-cell office:value-type="float" office:value="2.57" calcext:value-type="float">
            <text:p>2.57</text:p>
          </table:table-cell>
          <table:table-cell office:value-type="float" office:value="50" calcext:value-type="float">
            <text:p>50</text:p>
          </table:table-cell>
          <table:table-cell office:value-type="float" office:value="36.33" calcext:value-type="float">
            <text:p>36.33</text:p>
          </table:table-cell>
          <table:table-cell table:formula="of:=[.D269]/1000*9.81 /(1.225 * (([.C269]/60)^2) * (([.A269]*0.0254)^4))" office:value-type="float" office:value="0.109086374614596" calcext:value-type="float">
            <text:p>0.1090863746</text:p>
          </table:table-cell>
          <table:table-cell table:formula="of:=([.G269]*[.F269]) / (1.225*(([.C269]/60)^3)*(([.A269]*0.0254)^5))" office:value-type="float" office:value="0.0506246231241162" calcext:value-type="float">
            <text:p>0.050624623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04" calcext:value-type="float">
            <text:p>2004</text:p>
          </table:table-cell>
          <table:table-cell office:value-type="float" office:value="1026.5" calcext:value-type="float">
            <text:p>1026.5</text:p>
          </table:table-cell>
          <table:table-cell office:value-type="float" office:value="0.24" calcext:value-type="float">
            <text:p>0.24</text:p>
          </table:table-cell>
          <table:table-cell office:value-type="float" office:value="44.4" calcext:value-type="float">
            <text:p>44.4</text:p>
          </table:table-cell>
          <table:table-cell office:value-type="float" office:value="1.82" calcext:value-type="float">
            <text:p>1.82</text:p>
          </table:table-cell>
          <table:table-cell table:formula="of:=[.D271]/1000*9.81 /(1.225 * (([.C271]/60)^2) * (([.A271]*0.0254)^4))" office:value-type="float" office:value="0.0755741635258721" calcext:value-type="float">
            <text:p>0.0755741635</text:p>
          </table:table-cell>
          <table:table-cell table:formula="of:=([.G271]*[.F271]) / (1.225*(([.C271]/60)^3)*(([.A271]*0.0254)^5))" office:value-type="float" office:value="0.0324935290566102" calcext:value-type="float">
            <text:p>0.0324935291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28" calcext:value-type="float">
            <text:p>2228</text:p>
          </table:table-cell>
          <table:table-cell office:value-type="float" office:value="1231.6" calcext:value-type="float">
            <text:p>1231.6</text:p>
          </table:table-cell>
          <table:table-cell office:value-type="float" office:value="0.28" calcext:value-type="float">
            <text:p>0.28</text:p>
          </table:table-cell>
          <table:table-cell office:value-type="float" office:value="44.4" calcext:value-type="float">
            <text:p>44.4</text:p>
          </table:table-cell>
          <table:table-cell office:value-type="float" office:value="2.3" calcext:value-type="float">
            <text:p>2.3</text:p>
          </table:table-cell>
          <table:table-cell table:formula="of:=[.D272]/1000*9.81 /(1.225 * (([.C272]/60)^2) * (([.A272]*0.0254)^4))" office:value-type="float" office:value="0.0733582794662731" calcext:value-type="float">
            <text:p>0.0733582795</text:p>
          </table:table-cell>
          <table:table-cell table:formula="of:=([.G272]*[.F272]) / (1.225*(([.C272]/60)^3)*(([.A272]*0.0254)^5))" office:value-type="float" office:value="0.0298813986741671" calcext:value-type="float">
            <text:p>0.0298813987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422" calcext:value-type="float">
            <text:p>2422</text:p>
          </table:table-cell>
          <table:table-cell office:value-type="float" office:value="1479.6" calcext:value-type="float">
            <text:p>1479.6</text:p>
          </table:table-cell>
          <table:table-cell office:value-type="float" office:value="0.34" calcext:value-type="float">
            <text:p>0.34</text:p>
          </table:table-cell>
          <table:table-cell office:value-type="float" office:value="44.4" calcext:value-type="float">
            <text:p>44.4</text:p>
          </table:table-cell>
          <table:table-cell office:value-type="float" office:value="2.98" calcext:value-type="float">
            <text:p>2.98</text:p>
          </table:table-cell>
          <table:table-cell table:formula="of:=[.D273]/1000*9.81 /(1.225 * (([.C273]/60)^2) * (([.A273]*0.0254)^4))" office:value-type="float" office:value="0.0745771658202178" calcext:value-type="float">
            <text:p>0.0745771658</text:p>
          </table:table-cell>
          <table:table-cell table:formula="of:=([.G273]*[.F273]) / (1.225*(([.C273]/60)^3)*(([.A273]*0.0254)^5))" office:value-type="float" office:value="0.0301378656833349" calcext:value-type="float">
            <text:p>0.0301378657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515" calcext:value-type="float">
            <text:p>2515</text:p>
          </table:table-cell>
          <table:table-cell office:value-type="float" office:value="1587.8" calcext:value-type="float">
            <text:p>1587.8</text:p>
          </table:table-cell>
          <table:table-cell office:value-type="float" office:value="0.38" calcext:value-type="float">
            <text:p>0.38</text:p>
          </table:table-cell>
          <table:table-cell office:value-type="float" office:value="44.4" calcext:value-type="float">
            <text:p>44.4</text:p>
          </table:table-cell>
          <table:table-cell office:value-type="float" office:value="3.25" calcext:value-type="float">
            <text:p>3.25</text:p>
          </table:table-cell>
          <table:table-cell table:formula="of:=[.D274]/1000*9.81 /(1.225 * (([.C274]/60)^2) * (([.A274]*0.0254)^4))" office:value-type="float" office:value="0.074221486568231" calcext:value-type="float">
            <text:p>0.0742214866</text:p>
          </table:table-cell>
          <table:table-cell table:formula="of:=([.G274]*[.F274]) / (1.225*(([.C274]/60)^3)*(([.A274]*0.0254)^5))" office:value-type="float" office:value="0.0293554024102146" calcext:value-type="float">
            <text:p>0.0293554024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810" calcext:value-type="float">
            <text:p>2810</text:p>
          </table:table-cell>
          <table:table-cell office:value-type="float" office:value="1982.7" calcext:value-type="float">
            <text:p>1982.7</text:p>
          </table:table-cell>
          <table:table-cell office:value-type="float" office:value="0.44" calcext:value-type="float">
            <text:p>0.44</text:p>
          </table:table-cell>
          <table:table-cell office:value-type="float" office:value="44.4" calcext:value-type="float">
            <text:p>44.4</text:p>
          </table:table-cell>
          <table:table-cell office:value-type="float" office:value="4.45" calcext:value-type="float">
            <text:p>4.45</text:p>
          </table:table-cell>
          <table:table-cell table:formula="of:=[.D275]/1000*9.81 /(1.225 * (([.C275]/60)^2) * (([.A275]*0.0254)^4))" office:value-type="float" office:value="0.0742427750267355" calcext:value-type="float">
            <text:p>0.074242775</text:p>
          </table:table-cell>
          <table:table-cell table:formula="of:=([.G275]*[.F275]) / (1.225*(([.C275]/60)^3)*(([.A275]*0.0254)^5))" office:value-type="float" office:value="0.0288177252611779" calcext:value-type="float">
            <text:p>0.0288177253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002" calcext:value-type="float">
            <text:p>3002</text:p>
          </table:table-cell>
          <table:table-cell office:value-type="float" office:value="2276.5" calcext:value-type="float">
            <text:p>2276.5</text:p>
          </table:table-cell>
          <table:table-cell office:value-type="float" office:value="0.56" calcext:value-type="float">
            <text:p>0.56</text:p>
          </table:table-cell>
          <table:table-cell office:value-type="float" office:value="44.4" calcext:value-type="float">
            <text:p>44.4</text:p>
          </table:table-cell>
          <table:table-cell office:value-type="float" office:value="5.4" calcext:value-type="float">
            <text:p>5.4</text:p>
          </table:table-cell>
          <table:table-cell table:formula="of:=[.D276]/1000*9.81 /(1.225 * (([.C276]/60)^2) * (([.A276]*0.0254)^4))" office:value-type="float" office:value="0.0746889077743756" calcext:value-type="float">
            <text:p>0.0746889078</text:p>
          </table:table-cell>
          <table:table-cell table:formula="of:=([.G276]*[.F276]) / (1.225*(([.C276]/60)^3)*(([.A276]*0.0254)^5))" office:value-type="float" office:value="0.0286800788800078" calcext:value-type="float">
            <text:p>0.0286800789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213" calcext:value-type="float">
            <text:p>3213</text:p>
          </table:table-cell>
          <table:table-cell office:value-type="float" office:value="2622.4" calcext:value-type="float">
            <text:p>2622.4</text:p>
          </table:table-cell>
          <table:table-cell office:value-type="float" office:value="0.63" calcext:value-type="float">
            <text:p>0.63</text:p>
          </table:table-cell>
          <table:table-cell office:value-type="float" office:value="44.4" calcext:value-type="float">
            <text:p>44.4</text:p>
          </table:table-cell>
          <table:table-cell office:value-type="float" office:value="6.52" calcext:value-type="float">
            <text:p>6.52</text:p>
          </table:table-cell>
          <table:table-cell table:formula="of:=[.D277]/1000*9.81 /(1.225 * (([.C277]/60)^2) * (([.A277]*0.0254)^4))" office:value-type="float" office:value="0.0751081932117771" calcext:value-type="float">
            <text:p>0.0751081932</text:p>
          </table:table-cell>
          <table:table-cell table:formula="of:=([.G277]*[.F277]) / (1.225*(([.C277]/60)^3)*(([.A277]*0.0254)^5))" office:value-type="float" office:value="0.0282445112781783" calcext:value-type="float">
            <text:p>0.0282445113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402" calcext:value-type="float">
            <text:p>3402</text:p>
          </table:table-cell>
          <table:table-cell office:value-type="float" office:value="2930.6" calcext:value-type="float">
            <text:p>2930.6</text:p>
          </table:table-cell>
          <table:table-cell office:value-type="float" office:value="0.74" calcext:value-type="float">
            <text:p>0.74</text:p>
          </table:table-cell>
          <table:table-cell office:value-type="float" office:value="44.4" calcext:value-type="float">
            <text:p>44.4</text:p>
          </table:table-cell>
          <table:table-cell office:value-type="float" office:value="7.71" calcext:value-type="float">
            <text:p>7.71</text:p>
          </table:table-cell>
          <table:table-cell table:formula="of:=[.D278]/1000*9.81 /(1.225 * (([.C278]/60)^2) * (([.A278]*0.0254)^4))" office:value-type="float" office:value="0.0748682628468684" calcext:value-type="float">
            <text:p>0.0748682628</text:p>
          </table:table-cell>
          <table:table-cell table:formula="of:=([.G278]*[.F278]) / (1.225*(([.C278]/60)^3)*(([.A278]*0.0254)^5))" office:value-type="float" office:value="0.0281365014617813" calcext:value-type="float">
            <text:p>0.0281365015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02" calcext:value-type="float">
            <text:p>3602</text:p>
          </table:table-cell>
          <table:table-cell office:value-type="float" office:value="3295.9" calcext:value-type="float">
            <text:p>3295.9</text:p>
          </table:table-cell>
          <table:table-cell office:value-type="float" office:value="0.81" calcext:value-type="float">
            <text:p>0.81</text:p>
          </table:table-cell>
          <table:table-cell office:value-type="float" office:value="44.4" calcext:value-type="float">
            <text:p>44.4</text:p>
          </table:table-cell>
          <table:table-cell office:value-type="float" office:value="9.21" calcext:value-type="float">
            <text:p>9.21</text:p>
          </table:table-cell>
          <table:table-cell table:formula="of:=[.D279]/1000*9.81 /(1.225 * (([.C279]/60)^2) * (([.A279]*0.0254)^4))" office:value-type="float" office:value="0.0751097712164644" calcext:value-type="float">
            <text:p>0.0751097712</text:p>
          </table:table-cell>
          <table:table-cell table:formula="of:=([.G279]*[.F279]) / (1.225*(([.C279]/60)^3)*(([.A279]*0.0254)^5))" office:value-type="float" office:value="0.0283169940855753" calcext:value-type="float">
            <text:p>0.0283169941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842" calcext:value-type="float">
            <text:p>3842</text:p>
          </table:table-cell>
          <table:table-cell office:value-type="float" office:value="3704.1" calcext:value-type="float">
            <text:p>3704.1</text:p>
          </table:table-cell>
          <table:table-cell office:value-type="float" office:value="0.93" calcext:value-type="float">
            <text:p>0.93</text:p>
          </table:table-cell>
          <table:table-cell office:value-type="float" office:value="44.4" calcext:value-type="float">
            <text:p>44.4</text:p>
          </table:table-cell>
          <table:table-cell office:value-type="float" office:value="11.05" calcext:value-type="float">
            <text:p>11.05</text:p>
          </table:table-cell>
          <table:table-cell table:formula="of:=[.D280]/1000*9.81 /(1.225 * (([.C280]/60)^2) * (([.A280]*0.0254)^4))" office:value-type="float" office:value="0.0741955419629789" calcext:value-type="float">
            <text:p>0.074195542</text:p>
          </table:table-cell>
          <table:table-cell table:formula="of:=([.G280]*[.F280]) / (1.225*(([.C280]/60)^3)*(([.A280]*0.0254)^5))" office:value-type="float" office:value="0.0279968288125023" calcext:value-type="float">
            <text:p>0.0279968288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013" calcext:value-type="float">
            <text:p>4013</text:p>
          </table:table-cell>
          <table:table-cell office:value-type="float" office:value="4092.9" calcext:value-type="float">
            <text:p>4092.9</text:p>
          </table:table-cell>
          <table:table-cell office:value-type="float" office:value="1.05" calcext:value-type="float">
            <text:p>1.05</text:p>
          </table:table-cell>
          <table:table-cell office:value-type="float" office:value="44.4" calcext:value-type="float">
            <text:p>44.4</text:p>
          </table:table-cell>
          <table:table-cell office:value-type="float" office:value="12.79" calcext:value-type="float">
            <text:p>12.79</text:p>
          </table:table-cell>
          <table:table-cell table:formula="of:=[.D281]/1000*9.81 /(1.225 * (([.C281]/60)^2) * (([.A281]*0.0254)^4))" office:value-type="float" office:value="0.0751454421348791" calcext:value-type="float">
            <text:p>0.0751454421</text:p>
          </table:table-cell>
          <table:table-cell table:formula="of:=([.G281]*[.F281]) / (1.225*(([.C281]/60)^3)*(([.A281]*0.0254)^5))" office:value-type="float" office:value="0.0284368646327393" calcext:value-type="float">
            <text:p>0.0284368646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213" calcext:value-type="float">
            <text:p>4213</text:p>
          </table:table-cell>
          <table:table-cell office:value-type="float" office:value="4509.2" calcext:value-type="float">
            <text:p>4509.2</text:p>
          </table:table-cell>
          <table:table-cell office:value-type="float" office:value="1.11" calcext:value-type="float">
            <text:p>1.11</text:p>
          </table:table-cell>
          <table:table-cell office:value-type="float" office:value="44.4" calcext:value-type="float">
            <text:p>44.4</text:p>
          </table:table-cell>
          <table:table-cell office:value-type="float" office:value="14.84" calcext:value-type="float">
            <text:p>14.84</text:p>
          </table:table-cell>
          <table:table-cell table:formula="of:=[.D282]/1000*9.81 /(1.225 * (([.C282]/60)^2) * (([.A282]*0.0254)^4))" office:value-type="float" office:value="0.0751149547146869" calcext:value-type="float">
            <text:p>0.0751149547</text:p>
          </table:table-cell>
          <table:table-cell table:formula="of:=([.G282]*[.F282]) / (1.225*(([.C282]/60)^3)*(([.A282]*0.0254)^5))" office:value-type="float" office:value="0.0285153147012682" calcext:value-type="float">
            <text:p>0.0285153147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400" calcext:value-type="float">
            <text:p>4400</text:p>
          </table:table-cell>
          <table:table-cell office:value-type="float" office:value="4999" calcext:value-type="float">
            <text:p>4999</text:p>
          </table:table-cell>
          <table:table-cell office:value-type="float" office:value="1.26" calcext:value-type="float">
            <text:p>1.26</text:p>
          </table:table-cell>
          <table:table-cell office:value-type="float" office:value="44.4" calcext:value-type="float">
            <text:p>44.4</text:p>
          </table:table-cell>
          <table:table-cell office:value-type="float" office:value="17.43" calcext:value-type="float">
            <text:p>17.43</text:p>
          </table:table-cell>
          <table:table-cell table:formula="of:=[.D283]/1000*9.81 /(1.225 * (([.C283]/60)^2) * (([.A283]*0.0254)^4))" office:value-type="float" office:value="0.07634623301129" calcext:value-type="float">
            <text:p>0.076346233</text:p>
          </table:table-cell>
          <table:table-cell table:formula="of:=([.G283]*[.F283]) / (1.225*(([.C283]/60)^3)*(([.A283]*0.0254)^5))" office:value-type="float" office:value="0.0294007225007891" calcext:value-type="float">
            <text:p>0.0294007225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600" calcext:value-type="float">
            <text:p>4600</text:p>
          </table:table-cell>
          <table:table-cell office:value-type="float" office:value="5501" calcext:value-type="float">
            <text:p>5501</text:p>
          </table:table-cell>
          <table:table-cell office:value-type="float" office:value="1.44" calcext:value-type="float">
            <text:p>1.44</text:p>
          </table:table-cell>
          <table:table-cell office:value-type="float" office:value="44.4" calcext:value-type="float">
            <text:p>44.4</text:p>
          </table:table-cell>
          <table:table-cell office:value-type="float" office:value="19.7" calcext:value-type="float">
            <text:p>19.7</text:p>
          </table:table-cell>
          <table:table-cell table:formula="of:=[.D284]/1000*9.81 /(1.225 * (([.C284]/60)^2) * (([.A284]*0.0254)^4))" office:value-type="float" office:value="0.076866270741041" calcext:value-type="float">
            <text:p>0.0768662707</text:p>
          </table:table-cell>
          <table:table-cell table:formula="of:=([.G284]*[.F284]) / (1.225*(([.C284]/60)^3)*(([.A284]*0.0254)^5))" office:value-type="float" office:value="0.0290811366062662" calcext:value-type="float">
            <text:p>0.0290811366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800" calcext:value-type="float">
            <text:p>4800</text:p>
          </table:table-cell>
          <table:table-cell office:value-type="float" office:value="5980.6" calcext:value-type="float">
            <text:p>5980.6</text:p>
          </table:table-cell>
          <table:table-cell office:value-type="float" office:value="1.55" calcext:value-type="float">
            <text:p>1.55</text:p>
          </table:table-cell>
          <table:table-cell office:value-type="float" office:value="44.4" calcext:value-type="float">
            <text:p>44.4</text:p>
          </table:table-cell>
          <table:table-cell office:value-type="float" office:value="22.78" calcext:value-type="float">
            <text:p>22.78</text:p>
          </table:table-cell>
          <table:table-cell table:formula="of:=[.D285]/1000*9.81 /(1.225 * (([.C285]/60)^2) * (([.A285]*0.0254)^4))" office:value-type="float" office:value="0.0767488914711079" calcext:value-type="float">
            <text:p>0.0767488915</text:p>
          </table:table-cell>
          <table:table-cell table:formula="of:=([.G285]*[.F285]) / (1.225*(([.C285]/60)^3)*(([.A285]*0.0254)^5))" office:value-type="float" office:value="0.0295970654560695" calcext:value-type="float">
            <text:p>0.0295970655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6617.3" calcext:value-type="float">
            <text:p>6617.3</text:p>
          </table:table-cell>
          <table:table-cell office:value-type="float" office:value="1.75" calcext:value-type="float">
            <text:p>1.75</text:p>
          </table:table-cell>
          <table:table-cell office:value-type="float" office:value="44.4" calcext:value-type="float">
            <text:p>44.4</text:p>
          </table:table-cell>
          <table:table-cell office:value-type="float" office:value="26.67" calcext:value-type="float">
            <text:p>26.67</text:p>
          </table:table-cell>
          <table:table-cell table:formula="of:=[.D286]/1000*9.81 /(1.225 * (([.C286]/60)^2) * (([.A286]*0.0254)^4))" office:value-type="float" office:value="0.0782619464723393" calcext:value-type="float">
            <text:p>0.0782619465</text:p>
          </table:table-cell>
          <table:table-cell table:formula="of:=([.G286]*[.F286]) / (1.225*(([.C286]/60)^3)*(([.A286]*0.0254)^5))" office:value-type="float" office:value="0.0306571407691004" calcext:value-type="float">
            <text:p>0.0306571408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100" calcext:value-type="float">
            <text:p>5100</text:p>
          </table:table-cell>
          <table:table-cell office:value-type="float" office:value="6775.5" calcext:value-type="float">
            <text:p>6775.5</text:p>
          </table:table-cell>
          <table:table-cell office:value-type="float" office:value="1.8" calcext:value-type="float">
            <text:p>1.8</text:p>
          </table:table-cell>
          <table:table-cell office:value-type="float" office:value="44.4" calcext:value-type="float">
            <text:p>44.4</text:p>
          </table:table-cell>
          <table:table-cell office:value-type="float" office:value="27.85" calcext:value-type="float">
            <text:p>27.85</text:p>
          </table:table-cell>
          <table:table-cell table:formula="of:=[.D287]/1000*9.81 /(1.225 * (([.C287]/60)^2) * (([.A287]*0.0254)^4))" office:value-type="float" office:value="0.0770212969024285" calcext:value-type="float">
            <text:p>0.0770212969</text:p>
          </table:table-cell>
          <table:table-cell table:formula="of:=([.G287]*[.F287]) / (1.225*(([.C287]/60)^3)*(([.A287]*0.0254)^5))" office:value-type="float" office:value="0.030167082887631" calcext:value-type="float">
            <text:p>0.0301670829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200" calcext:value-type="float">
            <text:p>5200</text:p>
          </table:table-cell>
          <table:table-cell office:value-type="float" office:value="7032.7" calcext:value-type="float">
            <text:p>7032.7</text:p>
          </table:table-cell>
          <table:table-cell office:value-type="float" office:value="1.86" calcext:value-type="float">
            <text:p>1.86</text:p>
          </table:table-cell>
          <table:table-cell office:value-type="float" office:value="44.4" calcext:value-type="float">
            <text:p>44.4</text:p>
          </table:table-cell>
          <table:table-cell office:value-type="float" office:value="29.61" calcext:value-type="float">
            <text:p>29.61</text:p>
          </table:table-cell>
          <table:table-cell table:formula="of:=[.D288]/1000*9.81 /(1.225 * (([.C288]/60)^2) * (([.A288]*0.0254)^4))" office:value-type="float" office:value="0.0768998042220496" calcext:value-type="float">
            <text:p>0.0768998042</text:p>
          </table:table-cell>
          <table:table-cell table:formula="of:=([.G288]*[.F288]) / (1.225*(([.C288]/60)^3)*(([.A288]*0.0254)^5))" office:value-type="float" office:value="0.0302584740003926" calcext:value-type="float">
            <text:p>0.030258474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300" calcext:value-type="float">
            <text:p>5300</text:p>
          </table:table-cell>
          <table:table-cell office:value-type="float" office:value="7293.9" calcext:value-type="float">
            <text:p>7293.9</text:p>
          </table:table-cell>
          <table:table-cell office:value-type="float" office:value="1.97" calcext:value-type="float">
            <text:p>1.97</text:p>
          </table:table-cell>
          <table:table-cell office:value-type="float" office:value="44.4" calcext:value-type="float">
            <text:p>44.4</text:p>
          </table:table-cell>
          <table:table-cell office:value-type="float" office:value="31.31" calcext:value-type="float">
            <text:p>31.31</text:p>
          </table:table-cell>
          <table:table-cell table:formula="of:=[.D289]/1000*9.81 /(1.225 * (([.C289]/60)^2) * (([.A289]*0.0254)^4))" office:value-type="float" office:value="0.0767746588426684" calcext:value-type="float">
            <text:p>0.0767746588</text:p>
          </table:table-cell>
          <table:table-cell table:formula="of:=([.G289]*[.F289]) / (1.225*(([.C289]/60)^3)*(([.A289]*0.0254)^5))" office:value-type="float" office:value="0.0302185835903555" calcext:value-type="float">
            <text:p>0.0302185836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412" calcext:value-type="float">
            <text:p>2412</text:p>
          </table:table-cell>
          <table:table-cell office:value-type="float" office:value="1966.3" calcext:value-type="float">
            <text:p>1966.3</text:p>
          </table:table-cell>
          <table:table-cell office:value-type="float" office:value="0.55" calcext:value-type="float">
            <text:p>0.55</text:p>
          </table:table-cell>
          <table:table-cell office:value-type="float" office:value="44.4" calcext:value-type="float">
            <text:p>44.4</text:p>
          </table:table-cell>
          <table:table-cell office:value-type="float" office:value="4.13" calcext:value-type="float">
            <text:p>4.13</text:p>
          </table:table-cell>
          <table:table-cell table:formula="of:=[.D291]/1000*9.81 /(1.225 * (([.C291]/60)^2) * (([.A291]*0.0254)^4))" office:value-type="float" office:value="0.0705587305125811" calcext:value-type="float">
            <text:p>0.0705587305</text:p>
          </table:table-cell>
          <table:table-cell table:formula="of:=([.G291]*[.F291]) / (1.225*(([.C291]/60)^3)*(([.A291]*0.0254)^5))" office:value-type="float" office:value="0.0273712090832506" calcext:value-type="float">
            <text:p>0.0273712091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629" calcext:value-type="float">
            <text:p>2629</text:p>
          </table:table-cell>
          <table:table-cell office:value-type="float" office:value="2357.1" calcext:value-type="float">
            <text:p>2357.1</text:p>
          </table:table-cell>
          <table:table-cell office:value-type="float" office:value="0.67" calcext:value-type="float">
            <text:p>0.67</text:p>
          </table:table-cell>
          <table:table-cell office:value-type="float" office:value="44.4" calcext:value-type="float">
            <text:p>44.4</text:p>
          </table:table-cell>
          <table:table-cell office:value-type="float" office:value="5.36" calcext:value-type="float">
            <text:p>5.36</text:p>
          </table:table-cell>
          <table:table-cell table:formula="of:=[.D292]/1000*9.81 /(1.225 * (([.C292]/60)^2) * (([.A292]*0.0254)^4))" office:value-type="float" office:value="0.0711954799001117" calcext:value-type="float">
            <text:p>0.0711954799</text:p>
          </table:table-cell>
          <table:table-cell table:formula="of:=([.G292]*[.F292]) / (1.225*(([.C292]/60)^3)*(([.A292]*0.0254)^5))" office:value-type="float" office:value="0.0274327200959091" calcext:value-type="float">
            <text:p>0.0274327201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831" calcext:value-type="float">
            <text:p>2831</text:p>
          </table:table-cell>
          <table:table-cell office:value-type="float" office:value="2734.7" calcext:value-type="float">
            <text:p>2734.7</text:p>
          </table:table-cell>
          <table:table-cell office:value-type="float" office:value="0.75" calcext:value-type="float">
            <text:p>0.75</text:p>
          </table:table-cell>
          <table:table-cell office:value-type="float" office:value="44.4" calcext:value-type="float">
            <text:p>44.4</text:p>
          </table:table-cell>
          <table:table-cell office:value-type="float" office:value="6.61" calcext:value-type="float">
            <text:p>6.61</text:p>
          </table:table-cell>
          <table:table-cell table:formula="of:=[.D293]/1000*9.81 /(1.225 * (([.C293]/60)^2) * (([.A293]*0.0254)^4))" office:value-type="float" office:value="0.0712337057570385" calcext:value-type="float">
            <text:p>0.0712337058</text:p>
          </table:table-cell>
          <table:table-cell table:formula="of:=([.G293]*[.F293]) / (1.225*(([.C293]/60)^3)*(([.A293]*0.0254)^5))" office:value-type="float" office:value="0.0270930371372013" calcext:value-type="float">
            <text:p>0.0270930371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3058.2" calcext:value-type="float">
            <text:p>3058.2</text:p>
          </table:table-cell>
          <table:table-cell office:value-type="float" office:value="0.86" calcext:value-type="float">
            <text:p>0.86</text:p>
          </table:table-cell>
          <table:table-cell office:value-type="float" office:value="44.4" calcext:value-type="float">
            <text:p>44.4</text:p>
          </table:table-cell>
          <table:table-cell office:value-type="float" office:value="7.83" calcext:value-type="float">
            <text:p>7.83</text:p>
          </table:table-cell>
          <table:table-cell table:formula="of:=[.D294]/1000*9.81 /(1.225 * (([.C294]/60)^2) * (([.A294]*0.0254)^4))" office:value-type="float" office:value="0.070938003378643" calcext:value-type="float">
            <text:p>0.0709380034</text:p>
          </table:table-cell>
          <table:table-cell table:formula="of:=([.G294]*[.F294]) / (1.225*(([.C294]/60)^3)*(([.A294]*0.0254)^5))" office:value-type="float" office:value="0.0269695586136373" calcext:value-type="float">
            <text:p>0.0269695586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210" calcext:value-type="float">
            <text:p>3210</text:p>
          </table:table-cell>
          <table:table-cell office:value-type="float" office:value="3525.5" calcext:value-type="float">
            <text:p>3525.5</text:p>
          </table:table-cell>
          <table:table-cell office:value-type="float" office:value="0.98" calcext:value-type="float">
            <text:p>0.98</text:p>
          </table:table-cell>
          <table:table-cell office:value-type="float" office:value="44.4" calcext:value-type="float">
            <text:p>44.4</text:p>
          </table:table-cell>
          <table:table-cell office:value-type="float" office:value="9.56" calcext:value-type="float">
            <text:p>9.56</text:p>
          </table:table-cell>
          <table:table-cell table:formula="of:=[.D295]/1000*9.81 /(1.225 * (([.C295]/60)^2) * (([.A295]*0.0254)^4))" office:value-type="float" office:value="0.0714276300067524" calcext:value-type="float">
            <text:p>0.07142763</text:p>
          </table:table-cell>
          <table:table-cell table:formula="of:=([.G295]*[.F295]) / (1.225*(([.C295]/60)^3)*(([.A295]*0.0254)^5))" office:value-type="float" office:value="0.0268793421785028" calcext:value-type="float">
            <text:p>0.0268793422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420" calcext:value-type="float">
            <text:p>3420</text:p>
          </table:table-cell>
          <table:table-cell office:value-type="float" office:value="3932.7" calcext:value-type="float">
            <text:p>3932.7</text:p>
          </table:table-cell>
          <table:table-cell office:value-type="float" office:value="1.1" calcext:value-type="float">
            <text:p>1.1</text:p>
          </table:table-cell>
          <table:table-cell office:value-type="float" office:value="44.4" calcext:value-type="float">
            <text:p>44.4</text:p>
          </table:table-cell>
          <table:table-cell office:value-type="float" office:value="11.39" calcext:value-type="float">
            <text:p>11.39</text:p>
          </table:table-cell>
          <table:table-cell table:formula="of:=[.D296]/1000*9.81 /(1.225 * (([.C296]/60)^2) * (([.A296]*0.0254)^4))" office:value-type="float" office:value="0.0701930627007666" calcext:value-type="float">
            <text:p>0.0701930627</text:p>
          </table:table-cell>
          <table:table-cell table:formula="of:=([.G296]*[.F296]) / (1.225*(([.C296]/60)^3)*(([.A296]*0.0254)^5))" office:value-type="float" office:value="0.0264801991398488" calcext:value-type="float">
            <text:p>0.0264801991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600" calcext:value-type="float">
            <text:p>3600</text:p>
          </table:table-cell>
          <table:table-cell office:value-type="float" office:value="4538.8" calcext:value-type="float">
            <text:p>4538.8</text:p>
          </table:table-cell>
          <table:table-cell office:value-type="float" office:value="1.26" calcext:value-type="float">
            <text:p>1.26</text:p>
          </table:table-cell>
          <table:table-cell office:value-type="float" office:value="44.4" calcext:value-type="float">
            <text:p>44.4</text:p>
          </table:table-cell>
          <table:table-cell office:value-type="float" office:value="14" calcext:value-type="float">
            <text:p>14</text:p>
          </table:table-cell>
          <table:table-cell table:formula="of:=[.D297]/1000*9.81 /(1.225 * (([.C297]/60)^2) * (([.A297]*0.0254)^4))" office:value-type="float" office:value="0.0731124993948385" calcext:value-type="float">
            <text:p>0.0731124994</text:p>
          </table:table-cell>
          <table:table-cell table:formula="of:=([.G297]*[.F297]) / (1.225*(([.C297]/60)^3)*(([.A297]*0.0254)^5))" office:value-type="float" office:value="0.0279059218898499" calcext:value-type="float">
            <text:p>0.0279059219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820" calcext:value-type="float">
            <text:p>3820</text:p>
          </table:table-cell>
          <table:table-cell office:value-type="float" office:value="5110.2" calcext:value-type="float">
            <text:p>5110.2</text:p>
          </table:table-cell>
          <table:table-cell office:value-type="float" office:value="1.48" calcext:value-type="float">
            <text:p>1.48</text:p>
          </table:table-cell>
          <table:table-cell office:value-type="float" office:value="44.4" calcext:value-type="float">
            <text:p>44.4</text:p>
          </table:table-cell>
          <table:table-cell office:value-type="float" office:value="16.98" calcext:value-type="float">
            <text:p>16.98</text:p>
          </table:table-cell>
          <table:table-cell table:formula="of:=[.D298]/1000*9.81 /(1.225 * (([.C298]/60)^2) * (([.A298]*0.0254)^4))" office:value-type="float" office:value="0.0731083122263095" calcext:value-type="float">
            <text:p>0.0731083122</text:p>
          </table:table-cell>
          <table:table-cell table:formula="of:=([.G298]*[.F298]) / (1.225*(([.C298]/60)^3)*(([.A298]*0.0254)^5))" office:value-type="float" office:value="0.0283284907984708" calcext:value-type="float">
            <text:p>0.0283284908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5619.4" calcext:value-type="float">
            <text:p>5619.4</text:p>
          </table:table-cell>
          <table:table-cell office:value-type="float" office:value="1.58" calcext:value-type="float">
            <text:p>1.58</text:p>
          </table:table-cell>
          <table:table-cell office:value-type="float" office:value="44.4" calcext:value-type="float">
            <text:p>44.4</text:p>
          </table:table-cell>
          <table:table-cell office:value-type="float" office:value="19.58" calcext:value-type="float">
            <text:p>19.58</text:p>
          </table:table-cell>
          <table:table-cell table:formula="of:=[.D299]/1000*9.81 /(1.225 * (([.C299]/60)^2) * (([.A299]*0.0254)^4))" office:value-type="float" office:value="0.0733205224002992" calcext:value-type="float">
            <text:p>0.0733205224</text:p>
          </table:table-cell>
          <table:table-cell table:formula="of:=([.G299]*[.F299]) / (1.225*(([.C299]/60)^3)*(([.A299]*0.0254)^5))" office:value-type="float" office:value="0.0284517218564126" calcext:value-type="float">
            <text:p>0.0284517219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140" calcext:value-type="float">
            <text:p>4140</text:p>
          </table:table-cell>
          <table:table-cell office:value-type="float" office:value="6167.3" calcext:value-type="float">
            <text:p>6167.3</text:p>
          </table:table-cell>
          <table:table-cell office:value-type="float" office:value="1.71" calcext:value-type="float">
            <text:p>1.71</text:p>
          </table:table-cell>
          <table:table-cell office:value-type="float" office:value="44.4" calcext:value-type="float">
            <text:p>44.4</text:p>
          </table:table-cell>
          <table:table-cell office:value-type="float" office:value="22.4" calcext:value-type="float">
            <text:p>22.4</text:p>
          </table:table-cell>
          <table:table-cell table:formula="of:=[.D300]/1000*9.81 /(1.225 * (([.C300]/60)^2) * (([.A300]*0.0254)^4))" office:value-type="float" office:value="0.0751190312401198" calcext:value-type="float">
            <text:p>0.0751190312</text:p>
          </table:table-cell>
          <table:table-cell table:formula="of:=([.G300]*[.F300]) / (1.225*(([.C300]/60)^3)*(([.A300]*0.0254)^5))" office:value-type="float" office:value="0.0293577545976887" calcext:value-type="float">
            <text:p>0.0293577546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22:07:32.357624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3:03:44.837320971</meta:creation-date>
    <dc:date>2018-09-26T21:26:43.451664168</dc:date>
    <meta:editing-duration>PT17M18S</meta:editing-duration>
    <meta:editing-cycles>3</meta:editing-cycles>
    <meta:generator>LibreOffice/5.1.6.2$Linux_X86_64 LibreOffice_project/10m0$Build-2</meta:generator>
    <meta:document-statistic meta:table-count="1" meta:cell-count="2583" meta:object-count="0"/>
  </office:meta>
</office:document-meta>
</file>